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ySQL Questions and Answers – Performing Multiple – Table Retrievals with Joins </text:h>
      <text:p text:style-name="Text_20_body">This set of MySQL Database Multiple Choice Questions &amp; Answers (MCQs) focuses on “Performing Multiple – Table Retrievals with Joins”.</text:p>
      <text:p text:style-name="Text_20_body">1. SELECT select_list FROM table_list WHERE row_constraint GROUP BY grouping_columns; Which of these is not optional?<text:line-break/>a) select_list<text:line-break/>b) table_list<text:line-break/>c) row_constraint<text:line-break/>d) grouping_columns<text:line-break/><text:bookmark text:name="id8743"/>View Answer</text:p>
      <text:section text:style-name="Sect1" text:name="target-id8743">
        <text:p text:style-name="Text_20_body">Answer: a<text:line-break/>Explanation: Given above was a basic syntax of the SELECT statement. Everything in the syntax is optional except the ‘select_list’ option. All the others are free to be omitted, and will work fine.</text:p>
      </text:section>
      <text:p text:style-name="Text_20_body">2. In inner join, result is produced by matching rows in one table with rows in another table.<text:line-break/>a) True<text:line-break/>b) False<text:line-break/><text:bookmark text:name="id4665"/>View Answer</text:p>
      <text:section text:style-name="Sect1" text:name="target-id4665">
        <text:p text:style-name="Text_20_body">Answer: a<text:line-break/>Explanation: The inner join is a form of join in MySQL that is used to combine the result of concatenating the contents of two tables into a new table. In inner join, result is produced by matching rows in one table with rows in another table.</text:p>
      </text:section>
      <text:p text:style-name="Text_20_body">3. The join where all possible row combinations are produced is called _________<text:line-break/>a) INNER JOIN<text:line-break/>b) OUTER<text:line-break/>c) NATURAL<text:line-break/>d) CARTESIAN<text:line-break/><text:bookmark text:name="id4051"/>View Answer</text:p>
      <text:section text:style-name="Sect1" text:name="target-id4051">
        <text:p text:style-name="Text_20_body">Answer: d<text:line-break/>Explanation: In ‘cartesian product’, each row of each table is combined with each row in every other table to produce all possible combination. This produces a very large number of rows since the number is the product of rows.</text:p>
      </text:section>
      <text:p text:style-name="Text_20_body">4. The clause that filters JOIN results is called _________<text:line-break/>a) WHERE<text:line-break/>b) SORT<text:line-break/>c) GROUP<text:line-break/>d) GROUP BY<text:line-break/><text:bookmark text:name="id4133"/>View Answer</text:p>
      <text:section text:style-name="Sect1" text:name="target-id4133">
        <text:p text:style-name="Text_20_body"><text:soft-page-break/>Answer: a<text:line-break/>Explanation: Sometimes the result of a join is very large and is not desirable. In these cases, the results can be filtered with the help of the ‘WHERE’ clause which is followed by a set of condition(s).</text:p>
      </text:section>
      <text:p text:style-name="Text_20_body">5. CROSS JOIN and JOIN are similar to __________<text:line-break/>a) INNER JOIN<text:line-break/>b) NATURAL JOIN<text:line-break/>c) OUTER JOIN<text:line-break/>d) CARTESIAN JOIN<text:line-break/><text:bookmark text:name="id7449"/>View Answer</text:p>
      <text:section text:style-name="Sect1" text:name="target-id7449">
        <text:p text:style-name="Text_20_body">Answer: a<text:line-break/>Explanation: The joins ‘CROSS JOIN’ and ‘JOIN’ types are exactly similar to the ‘INNER JOIN’. The statements containing ‘INNER JOIN’ can replace it with ‘CROSS JOIN’ or ‘JOIN’ to get exactly the same result.</text:p>
      </text:section>
      <text:p text:style-name="Text_20_body">6. The comma operator can also be used to join tables.<text:line-break/>a) True<text:line-break/>b) False<text:line-break/><text:bookmark text:name="id8904"/>View Answer</text:p>
      <text:section text:style-name="Sect1" text:name="target-id8904">
        <text:p text:style-name="Text_20_body">Answer: a<text:line-break/>Explanation: The comma (,) operator can be used to join the tables as well. It joins them in the ‘INNER JOIN’ type. It is not desirable to use the comma operator since it has different precedence rules.</text:p>
      </text:section>
      <text:p text:style-name="Text_20_body">7. The left and right joins are also known as __________<text:line-break/>a) INNER JOIN<text:line-break/>b) NATURAL JOIN<text:line-break/>c) OUTER JOIN<text:line-break/>d) CARTESIAN JOIN<text:line-break/><text:bookmark text:name="id2850"/>View Answer</text:p>
      <text:section text:style-name="Sect1" text:name="target-id2850">
        <text:p text:style-name="Text_20_body">Answer: c<text:line-break/>Explanation: The ‘inner join’ only deals with rows where a match can be found in both tables. The ‘LEFT JOIN’ and ‘RIGHT JOIN’ types are ‘OUTER JOIN’ types which differ from inner joins in this sense.</text:p>
      </text:section>
      <text:p text:style-name="Text_20_body">8. What is joining a table to itself called?<text:line-break/>a) COMPLETE<text:line-break/>b) SELF<text:line-break/>c) OBSOLETE<text:line-break/>d) CROSS<text:line-break/><text:bookmark text:name="id6561"/>View Answer</text:p>
      <text:section text:style-name="Sect1" text:name="target-id6561">
        <text:p text:style-name="Text_20_body">Answer: b<text:line-break/>Explanation: Joining a table to itself in a database is called ‘self-join’. When a self-join is being <text:soft-page-break/>performed, the table is being used multiple times within the query and a table name qualifier is unnecessary.</text:p>
      </text:section>
      <text:p text:style-name="Text_20_body">9. In which join all the rows from the left table appear in the output irrespective of the content of the other table?<text:line-break/>a) RIGHT JOIN<text:line-break/>b) LEFT JOIN<text:line-break/>c) INNER JOIN<text:line-break/>d) OUTER JOIN<text:line-break/><text:bookmark text:name="id9075"/>View Answer</text:p>
      <text:section text:style-name="Sect1" text:name="target-id9075">
        <text:p text:style-name="Text_20_body">Answer: b<text:line-break/>Explanation: In a ‘LEFT JOIN’, the output is produced for every row of the left table, even if it does not exist in the right table. This is the reason it is called a ‘LEFT JOIN’. ‘LEFT JOIN’ is a kind of OUTER JOIN.</text:p>
      </text:section>
      <text:p text:style-name="Text_20_body">10. The join in which all the rows from the right table appear in the output irrespective of the content of the other table is ___________<text:line-break/>a) CARTESIAN JOIN<text:line-break/>b) CROSS JOIN<text:line-break/>c) INNER JOIN<text:line-break/>d) RIGHT JOIN<text:line-break/><text:bookmark text:name="id1666"/>View Answer</text:p>
      <text:section text:style-name="Sect1" text:name="target-id1666">
        <text:p text:style-name="Text_20_body">Answer: d<text:line-break/>Explanation: In a ‘RIGHT JOIN’, the output is produced for every row of the right table, even if it does not exist in the other table. This is the reason why it is called a ‘RIGHT JOIN’. ‘RIGHT JOIN’ and ‘LEFT JOIN’ are a kind of OUTER JOIN.</text:p>
      </text:section>
      <text:h text:style-name="Heading_20_1" text:outline-level="1"/>
      <text:h text:style-name="Heading_20_1" text:outline-level="1">MySQL Questions and Answers – Server SQL Mode </text:h>
      <text:p text:style-name="Text_20_body">This set of MySQL Database Multiple Choice Questions &amp; Answers (MCQs) focuses on “Server SQL Mode”.</text:p>
      <text:p text:style-name="Text_20_body">1. The system variable in MySQL server that enables to configure the SQL mode is __________<text:line-break/>a) sql_config<text:line-break/>b) sql_mode<text:line-break/>c) sql_server<text:line-break/>d) sql_enable<text:line-break/><text:bookmark text:name="id69801"/>View Answer</text:p>
      <text:section text:style-name="Sect1" text:name="Section1">
        <text:p text:style-name="Text_20_body"><text:bookmark text:name="target-id6980"/>Answer: b<text:line-break/>Explanation: The system variable ‘sql_mode’ is used by the MySQL server to configure the SQL <text:soft-page-break/>mode. It has an impact on various aspects of the SQL statement executions. The other variables do not exist in the server.</text:p>
      </text:section>
      <text:p text:style-name="Text_20_body">2. Any client in the client/server architecture of MySQL can change how the server behaves in relation to itself without impact on other clients.<text:line-break/>a) True<text:line-break/>b) False<text:line-break/><text:bookmark text:name="id38801"/>View Answer</text:p>
      <text:section text:style-name="Sect1" text:name="Section2">
        <text:p text:style-name="Text_20_body"><text:bookmark text:name="target-id3880"/>Answer: a<text:line-break/>Explanation: The MySQL server system variable ‘sql_mode’ can be set up globally. In this way, individual clients would have the ability to change their connection to the server. This variable can affect several aspects of statement executions.</text:p>
      </text:section>
      <text:p text:style-name="Text_20_body">3. How do the STRICT_ALL_TABLES and STRICT_TRANS_TABLES mode values deal with bad data?<text:line-break/>a) reject them<text:line-break/>b) accept them<text:line-break/>c) change them to the closest legal value and accept<text:line-break/>d) change them to the closest legal value and reject<text:line-break/><text:bookmark text:name="id5581"/>View Answer</text:p>
      <text:section text:style-name="Sect1" text:name="Section3">
        <text:p text:style-name="Text_20_body"><text:bookmark text:name="target-id558"/>Answer: a<text:line-break/>Explanation: ‘STRICT_ALL_TABLES’ and ‘STRICT_TRANS_TABLES’ are the MySQL server mode values that deal with bad data in a ‘strict’ manner. They do not make any change to the data. It is simply rejected.</text:p>
      </text:section>
      <text:p text:style-name="Text_20_body">4. Which mode tells the server to recognize double quote as an identifier quoting character?<text:line-break/>a) ANSI_DQ<text:line-break/>b) ANSI_QUOTES<text:line-break/>c) ANSI_RECG_QUOTES<text:line-break/>d) ANSI_RECG_DQUOTES<text:line-break/><text:bookmark text:name="id59711"/>View Answer</text:p>
      <text:section text:style-name="Sect1" text:name="Section4">
        <text:p text:style-name="Text_20_body"><text:bookmark text:name="target-id5971"/>Answer: b<text:line-break/>Explanation: ‘ANSI_QUOTES’ is the MySQL server mode value stored in the system variable which directs the MySQL server to treat the double quote character as a quoting character for identifiers. The others are not valid mode values.</text:p>
      </text:section>
      <text:p text:style-name="Text_20_body">5. Which mode tells the server to recognize || as the string concatenation operator?<text:line-break/>a) PIPES_AS_CONCAT<text:line-break/>b) ORS_AS_CONCAT<text:line-break/>c) DOUBLE_PIPE_AS_CONCAT<text:line-break/>d) LOGIC_OR_AS_CONCAT<text:line-break/><text:bookmark text:name="id22791"/>View Answer</text:p>
      <text:section text:style-name="Sect1" text:name="Section5">
        <text:p text:style-name="Text_20_body"><text:bookmark text:name="target-id2279"/>Answer: a<text:line-break/>Explanation: ‘PIPES_AS_CONCAT’, one of the many MySQL server mode values stored in the <text:soft-page-break/>system variable would direct the server to treat the pipe characters as the standard SQL string concatenation operator rather than the logical or. The rest mode values are invalid.</text:p>
      </text:section>
      <text:p text:style-name="Text_20_body">6. Which of these modes is a composite server mode?<text:line-break/>a) COMPOSITE<text:line-break/>b) COMPOSITE_MODE<text:line-break/>c) COMPOSITE_SERVER<text:line-break/>d) ANSI<text:line-break/><text:bookmark text:name="id15611"/>View Answer</text:p>
      <text:section text:style-name="Sect1" text:name="Section6">
        <text:p text:style-name="Text_20_body"><text:bookmark text:name="target-id1561"/>Answer: d<text:line-break/>Explanation: The ‘ANSI’ mode value is a composite mode. It turns on several other mode values like ANSI_QUOTES, PIPES_AS_CONCAT. This makes the server behave much like standard SQL than the default mode.</text:p>
      </text:section>
      <text:p text:style-name="Text_20_body">7. MySQL server mode values are case sensitive.<text:line-break/>a) True<text:line-break/>b) False<text:line-break/><text:bookmark text:name="id74581"/>View Answer</text:p>
      <text:section text:style-name="Sect1" text:name="Section7">
        <text:p text:style-name="Text_20_body"><text:bookmark text:name="target-id7458"/>Answer: b<text:line-break/>Explanation: The MySQL server mode values stored in the system variable are not case sensitive. So it does not make a difference if you accidentally store the mode values in lowercase or uppercase.</text:p>
      </text:section>
      <text:p text:style-name="Text_20_body">8. Which of the following commands sets the SQL mode as TRADITIONAL?<text:line-break/>a) –sqlmode=’TRADITIONAL’<text:line-break/>b) –sql_mode=’TRADITIONAL’<text:line-break/>c) –sql-mode=’TRADITIONAL’<text:line-break/>d) –sql.mode=’TRADITIONAL’<text:line-break/><text:bookmark text:name="id22871"/>View Answer</text:p>
      <text:section text:style-name="Sect1" text:name="Section8">
        <text:p text:style-name="Text_20_body"><text:bookmark text:name="target-id2287"/>Answer: c<text:line-break/>Explanation: When the server starts, the command –sql-mode=’TRADITIONAL’ can be used to set the SQL mode as ‘TRADITIONAL’. This can be stored in an option file or can be directly executed on the command line.</text:p>
      </text:section>
      <text:p text:style-name="Text_20_body">9. Which statement can be used to specify the sql_mode system variable at runtime?<text:line-break/>a) SPECIFY<text:line-break/>b) SET<text:line-break/>c) ASSIGN<text:line-break/>d) CHANGE<text:line-break/><text:bookmark text:name="id30031"/>View Answer</text:p>
      <text:section text:style-name="Sect1" text:name="Section9">
        <text:p text:style-name="Text_20_body"><text:bookmark text:name="target-id3003"/>Answer: b<text:line-break/>Explanation: The ‘SET’ statement can change the SQL mode at runtime. For example, the statement SET sql_mode = ‘ANSI_QUOTES’ can be used by a client in its own session specific SQL mode.</text:p>
      </text:section>
      <text:p text:style-name="Text_20_body"><text:soft-page-break/>9. Which statement can be used to specify the sql_mode system variable at runtime?<text:line-break/>a) SPECIFY<text:line-break/>b) SET<text:line-break/>c) ASSIGN<text:line-break/>d) CHANGE<text:line-break/><text:bookmark text:name="id11161"/>View Answer</text:p>
      <text:section text:style-name="Sect1" text:name="Section10">
        <text:p text:style-name="Text_20_body"><text:bookmark text:name="target-id1116"/>Answer: b<text:line-break/>Explanation: The ‘SET’ statement can change the SQL mode at runtime. For example, the statement SET sql_mode = ‘ANSI_QUOTES’ can be used by a client in its own session specific SQL mode.</text:p>
      </text:section>
      <text:p text:style-name="Text_20_body">10. When no modes are enabled, what does this statement return?</text:p>
      <text:p text:style-name="P1">SELECT @@SESSION.sql_mode;</text:p>
      <text:p text:style-name="Text_20_body">a) empty value<text:line-break/>b) zero<text:line-break/>c) a negative value<text:line-break/>d) a garbage value<text:line-break/><text:bookmark text:name="id49831"/>View Answer</text:p>
      <text:h text:style-name="Heading_20_1" text:outline-level="1">MySQL Questions and Answers – Creating, Dropping, Indexing and Altering Tables </text:h>
      <text:p text:style-name="Text_20_body">This set of MySQL Database Multiple Choice Questions &amp; Answers (MCQs) focuses on “Creating, Dropping, Indexing and Altering Tables”.</text:p>
      <text:p text:style-name="Text_20_body">1. Which statement is used to remove indexes on tables?<text:line-break/>a) DROP INDEX<text:line-break/>b) DELETE INDEX<text:line-break/>c) REMOVE INDEX<text:line-break/>d) FLUSH INDEX<text:line-break/><text:bookmark text:name="id2940"/>View Answer</text:p>
      <text:section text:style-name="Sect1" text:name="target-id2940">
        <text:p text:style-name="Text_20_body">Answer: a<text:line-break/>Explanation: MySQL provides statements to change the structure of tables. To add or remove the indexes on the existing database tables, the ‘CREATE INDEX’ and ‘DROP INDEX’ tables are used.</text:p>
      </text:section>
      <text:p text:style-name="Text_20_body">2. Which storage engine is not available in MySQL 5.0?<text:line-break/>a) InnoDB<text:line-break/>b) ARCHIVE<text:line-break/>c) Falcon<text:line-break/>d) NDB<text:line-break/><text:bookmark text:name="id5724"/>View Answer</text:p>
      <text:section text:style-name="Sect1" text:name="target-id5724">
        <text:p text:style-name="Text_20_body">Answer: c<text:line-break/>Explanation: All of the storage engines given are available in MySQL versions 5.0 and above, <text:soft-page-break/>except ‘Falcon’. MySQL supports many storage engines or table handlers that have a specific set of properties.</text:p>
      </text:section>
      <text:p text:style-name="Text_20_body">3. The default storage engine used is ____________<text:line-break/>a) EXAMPLE<text:line-break/>b) ARCHIVE<text:line-break/>c) MyISAM<text:line-break/>d) NDB<text:line-break/><text:bookmark text:name="id5448"/>View Answer</text:p>
      <text:section text:style-name="Sect1" text:name="target-id5448">
        <text:p text:style-name="Text_20_body">Answer: c<text:line-break/>Explanation: MySQL comes with multiple storage engines. The default storage engine used is ‘MyISAM’. ‘EXAMPLE’ is the stub storage engine, NDB is the storage engine for MySQL Cluster.</text:p>
      </text:section>
      <text:p text:style-name="Text_20_body">4. What is the name of the format file for a table named my_tbl?<text:line-break/>a) my_tbl.fmt<text:line-break/>b) my_tbl.frm<text:line-break/>c) my_tbl.fmr<text:line-break/>d) my_tbl.ftm<text:line-break/><text:bookmark text:name="id3164"/>View Answer</text:p>
      <text:section text:style-name="Sect1" text:name="target-id3164">
        <text:p text:style-name="Text_20_body">Answer: b<text:line-break/>Explanation: Every time a table is created in MySQL, it creates a disk file containing the format of the table. It has two components, namely, base name (here, ‘my_tbl’) and an extension (here, ‘frm’).</text:p>
      </text:section>
      <text:p text:style-name="Text_20_body">5. In the CREATE TABLE statement, the engine name specified is case sensitive.<text:line-break/>a) True<text:line-break/>b) False<text:line-break/><text:bookmark text:name="id2479"/>View Answer</text:p>
      <text:section text:style-name="Sect1" text:name="target-id2479">
        <text:p text:style-name="Text_20_body">Answer: b<text:line-break/>Explanation: Suppose a table is created using the following statement: ‘CREATE TABLE my_tbl (…..) ENGINE = InnoDB;’. The engine name ‘InnoDB’ used is always case insensitive.</text:p>
      </text:section>
      <text:p text:style-name="Text_20_body">6. Which keyword is used to create a table as a temporary copy of itself?<text:line-break/>a) TEMP<text:line-break/>b) TEMPO<text:line-break/>c) TEMPR<text:line-break/>d) TEMPORARY<text:line-break/><text:bookmark text:name="id5464"/>View Answer</text:p>
      <text:section text:style-name="Sect1" text:name="target-id5464">
        <text:p text:style-name="Text_20_body">Answer: d<text:line-break/>Explanation: The ‘CREATE TABLE’ clause has a very vast formal format, although its usage is extremely simple and intuitive. One of the many ways is to create a table as a temporary copy of itself.</text:p>
      </text:section>
      <text:p text:style-name="Text_20_body">7. Which storage engine enables to access tables from a MySQL server managed by another server?<text:line-break/>a) InnoDB<text:line-break/>b) EXAMPLE<text:line-break/><text:soft-page-break/>c) MyISAM<text:line-break/>d) FEDERATED<text:line-break/><text:bookmark text:name="id1255"/>View Answer</text:p>
      <text:section text:style-name="Sect1" text:name="target-id1255">
        <text:p text:style-name="Text_20_body">Answer: d<text:line-break/>Explanation: There are many storage engines that are used in MySQL. By default, MyISAM is used as the storage engine unless specified otherwise. FEDERATED enables access to a foreign MySQL server.</text:p>
      </text:section>
      <text:p text:style-name="Text_20_body">8. It is possible to drop multiple tables in the same statement.<text:line-break/>a) True<text:line-break/>b) False<text:line-break/><text:bookmark text:name="id4406"/>View Answer</text:p>
      <text:section text:style-name="Sect1" text:name="target-id4406">
        <text:p text:style-name="Text_20_body">Answer: a<text:line-break/>Explanation: To drop a table, all that is required is the table name. No additional information like table format or type is necessary. Multiple tables are dropped in the same DROP TABLE statement.</text:p>
      </text:section>
      <text:p text:style-name="Text_20_body">9. The default index type for MEMORY tables is __________<text:line-break/>a) HASH<text:line-break/>b) SPATIAL<text:line-break/>c) FULLTEXT<text:line-break/>d) UNIQUE<text:line-break/><text:bookmark text:name="id8149"/>View Answer</text:p>
      <text:section text:style-name="Sect1" text:name="target-id8149">
        <text:p text:style-name="Text_20_body">Answer: a<text:line-break/>Explanation: The ‘HASH’ index is the default index type for ‘MEMORY’ tables. ‘SPATIAL’ can only be used with ‘MyISAM’ tables for the spatial data types. ‘FULLTEXT’ is used for performing full-text searches.</text:p>
      </text:section>
      <text:p text:style-name="Text_20_body">10. The statement to change the table name is __________<text:line-break/>a) CHANGE<text:line-break/>b) CHANGENAME<text:line-break/>c) CHANGENM<text:line-break/>d) RENAME<text:line-break/><text:bookmark text:name="id3203"/>View Answer</text:p>
      <text:section text:style-name="Sect1" text:name="target-id3203">
        <text:p text:style-name="Text_20_body">Answer: d<text:line-break/>Explanation: To change the name of a table, the keyword ‘RENAME’ can be used. It can be used with the ‘ALTER TABLE’ clause. It can also be used as a statement in itself like ‘RENAME TABLE old_tbl new_tbl’.</text:p>
      </text:section>
      <text:h text:style-name="Heading_20_1" text:outline-level="1">MySQL Questions and Answers – Selecting, Creating, Dropping and Altering Databases </text:h>
      <text:p text:style-name="Text_20_body">This set of MySQL Database Multiple Choice Questions &amp; Answers (MCQs) focuses on “Selecting, Creating, Dropping and Altering Databases”.</text:p>
      <text:p text:style-name="Text_20_body"><text:soft-page-break/>1. Which statement is used to select a default database?<text:line-break/>a) USE<text:line-break/>b) CREATE<text:line-break/>c) DROP<text:line-break/>d) SCHEMA<text:line-break/><text:bookmark text:name="id5127"/>View Answer</text:p>
      <text:section text:style-name="Sect1" text:name="target-id5127">
        <text:p text:style-name="Text_20_body">Answer: a<text:line-break/>Explanation: MySQL has the facility to use various statements specifically at the database level. For selecting a default database, the keyword or clause used is the ‘USE’ statement.</text:p>
      </text:section>
      <text:p text:style-name="Text_20_body">2. Which keyword is the synonym for DATABASE?<text:line-break/>a) TABLE<text:line-break/>b) OBJECT<text:line-break/>c) DB<text:line-break/>d) SCHEMA<text:line-break/><text:bookmark text:name="id4948"/>View Answer</text:p>
      <text:section text:style-name="Sect1" text:name="target-id4948">
        <text:p text:style-name="Text_20_body">Answer: d<text:line-break/>Explanation: In any statement where the word ‘DATABASE’ occurs, the keyword ‘SCHEMA’ can be used as a synonym in place of it. In the literal sense, SCHEMA refers to the structure of the database.</text:p>
      </text:section>
      <text:p text:style-name="Text_20_body">3. It is not required to have an access privilege for a database before selecting it with ‘USE’.<text:line-break/>a) True<text:line-break/>b) False<text:line-break/><text:bookmark text:name="id1143"/>View Answer</text:p>
      <text:section text:style-name="Sect1" text:name="target-id1143">
        <text:p text:style-name="Text_20_body">Answer: b<text:line-break/>Explanation: In order to select a database as the default database for the MySQL server using the ‘USE’ statement, some access privilege for the database needs to be granted or attained.</text:p>
      </text:section>
      <text:p text:style-name="Text_20_body">4. Which keyword is used to create a database?<text:line-break/>a) CREATE<text:line-break/>b) SET<text:line-break/>c) SETUP<text:line-break/>d) LINK<text:line-break/><text:bookmark text:name="id3389"/>View Answer</text:p>
      <text:section text:style-name="Sect1" text:name="target-id3389">
        <text:p text:style-name="Text_20_body">Answer: a<text:line-break/>Explanation: The statement ‘CREATE DATABASE database_name;’ is used to create a database with the name ‘database_name’. A database qualifier should be used to specify the full name of the database.</text:p>
      </text:section>
      <text:p text:style-name="Text_20_body">5. The file created by the server to store the database attributes is __________<text:line-break/>a) db.otp<text:line-break/>b) dp.zip<text:line-break/>c) db.opt<text:line-break/><text:soft-page-break/>d) db.cls<text:line-break/><text:bookmark text:name="id1959"/>View Answer</text:p>
      <text:section text:style-name="Sect1" text:name="target-id1959">
        <text:p text:style-name="Text_20_body">Answer: c<text:line-break/>Explanation: Whenever a database is created in MySQL, the MySQL server creates a directory with the same name as the database. It creates the file db.opt to store the attributes.</text:p>
      </text:section>
      <text:p text:style-name="Text_20_body">6. To create a database only if it doesn’t already exist, which clause is used?<text:line-break/>a) IF EXISTS<text:line-break/>b) IF NOT EXISTS<text:line-break/>c) CREATE EXISTS<text:line-break/>d) EXISTS IF<text:line-break/><text:bookmark text:name="id4030"/>View Answer</text:p>
      <text:section text:style-name="Sect1" text:name="target-id4030">
        <text:p text:style-name="Text_20_body">Answer: b<text:line-break/>Explanation: The ‘CREATE DATABASE’ statement supports many optional values. To create a database named ‘my_db’ only if it doesn’t already exist, we write ‘CREATE DATABASE IF NOT EXISTS my_db’.</text:p>
      </text:section>
      <text:p text:style-name="Text_20_body">7. If COLLATE is given without CHARACTER SET, the first part of the collation name gives the character set.<text:line-break/>a) True<text:line-break/>b) False<text:line-break/><text:bookmark text:name="id4433"/>View Answer</text:p>
      <text:section text:style-name="Sect1" text:name="target-id4433">
        <text:p text:style-name="Text_20_body">Answer: a<text:line-break/>Explanation: When a database is created, the ‘CHARACTER SET’ and ‘COLLATE’ values are specified. When ‘CHARACTER SET’ is given without ‘COLLATE’, the default collation is used.</text:p>
      </text:section>
      <text:p text:style-name="Text_20_body">8. MySQL stores the database character set and collation attributes in the file _________<text:line-break/>a) dp.opt<text:line-break/>b) db.opt<text:line-break/>c) db.sv<text:line-break/>d) db.zip<text:line-break/><text:bookmark text:name="id932"/>View Answer</text:p>
      <text:section text:style-name="Sect1" text:name="target-id932">
        <text:p text:style-name="Text_20_body">Answer: b<text:line-break/>Explanation: The file named ‘db.opt’ is of a great significance to MySQL, espectially the MySQL server. It stores the database attributes along with the db charset and collation attributes.</text:p>
      </text:section>
      <text:p text:style-name="Text_20_body">9. Which statement is used to see the definition for an existing database?<text:line-break/>a) SHOW CREATE DATABASE<text:line-break/>b) SHOW DATABASE<text:line-break/>c) SHOW CREATE<text:line-break/>d) SHOW CREATE DATABASE TABLE<text:line-break/><text:bookmark text:name="id2204"/>View Answer</text:p>
      <text:section text:style-name="Sect1" text:name="target-id2204">
        <text:p text:style-name="Text_20_body"><text:soft-page-break/>Answer: a<text:line-break/>Explanation: The statement ‘SHOW CREATE DATABASE’ is invoked to see the definition of an existing database in the MySQL server. It is followed by the qualified name of the database.</text:p>
      </text:section>
      <text:p text:style-name="Text_20_body">10. Which statement makes changes to the database’s global attributes?<text:line-break/>a) CHANGE<text:line-break/>b) ALTER<text:line-break/>c) ALTERNATE<text:line-break/>d) UPDATE<text:line-break/><text:bookmark text:name="id4191"/>View Answer</text:p>
      <text:section text:style-name="Sect1" text:name="target-id4191">
        <text:p text:style-name="Text_20_body">Answer: b<text:line-break/>Explanation: The ‘ALTER TABLE’ statement is used to make changes to a database’s global attributes. This statement is followed by the name of the database, character set and collation.</text:p>
      </text:section>
      <text:h text:style-name="Heading_20_1" text:outline-level="1">MySQL Questions and Answers – Obtaining Database Metadata </text:h>
      <text:p text:style-name="Text_20_body">This set of MySQL Database Multiple Choice Questions &amp; Answers (MCQs) focuses on “Obtaining Database Metadata”.</text:p>
      <text:p text:style-name="Text_20_body">1. The general term for information about databases and the objects in MySQL is _________<text:line-break/>a) datum<text:line-break/>b) info<text:line-break/>c) record<text:line-break/>d) metadata<text:line-break/><text:bookmark text:name="id7808"/>View Answer</text:p>
      <text:section text:style-name="Sect1" text:name="target-id7808">
        <text:p text:style-name="Text_20_body">Answer: d<text:line-break/>Explanation: There are various ways in which MySQL facilitates the methods to obtain information about databases and the objects in them. For example, ‘SHOW’ statements and ‘INFORMATION_SCHEMA’.</text:p>
      </text:section>
      <text:p text:style-name="Text_20_body">2. Which statement is used to determine the storage engine for individual tables?<text:line-break/>a) SHOW STATUS OF TABLE<text:line-break/>b) SHOW STATUS TABLE<text:line-break/>c) SHOW TABLE STATUS<text:line-break/>d) SHOW DEFAULT STATUS<text:line-break/><text:bookmark text:name="id8765"/>View Answer</text:p>
      <text:section text:style-name="Sect1" text:name="target-id8765">
        <text:p text:style-name="Text_20_body">Answer: c<text:line-break/>Explanation: MySQL provides a method to determine the storage engine for each table with the ‘SHOW TABLE STATUS’ statement. The output of this statement is the name of the storage engine indicator.</text:p>
      </text:section>
      <text:p text:style-name="Text_20_body">3. INFORMATION_SCHEMA is based on the SQL standard.<text:line-break/>a) True<text:line-break/><text:soft-page-break/>b) False<text:line-break/><text:bookmark text:name="id2278"/>View Answer</text:p>
      <text:section text:style-name="Sect1" text:name="target-id2278">
        <text:p text:style-name="Text_20_body">Answer: a<text:line-break/>Explanation: ‘INFORMATION_SCHEMA’ is another way to access information about the databases and its objects (metadata). It is based on the ‘SQL standard’, although some content is MySQL-specific.</text:p>
      </text:section>
      <text:p text:style-name="Text_20_body">4. Which disk data does FILES table in INFORMATION_SCHEMA store?<text:line-break/>a) NDB<text:line-break/>b) NBD<text:line-break/>c) NBK<text:line-break/>d) NCD<text:line-break/><text:bookmark text:name="id9354"/>View Answer</text:p>
      <text:section text:style-name="Sect1" text:name="target-id9354">
        <text:p text:style-name="Text_20_body">Answer: a<text:line-break/>Explanation: The ‘INFORMATION_SCHEMA’ is a method to access information about the databases and its objects known as metadata. It has various tables that can be viewed with ‘SHOW’ statement.</text:p>
      </text:section>
      <text:p text:style-name="Text_20_body">5. The information about table index characteristics is stored in which table of INFORMATION_SCHEMA?<text:line-break/>a) FILES<text:line-break/>b) STATISTICS<text:line-break/>c) SCHEMATA<text:line-break/>d) VIEWS<text:line-break/><text:bookmark text:name="id4631"/>View Answer</text:p>
      <text:section text:style-name="Sect1" text:name="target-id4631">
        <text:p text:style-name="Text_20_body">Answer: b<text:line-break/>Explanation: The ‘STATISTICS’ table in the ‘INFORMATION_SCHEMA’ stores information about the table index characteristics. ‘INFORMATION_SCHEMA’ is responsible for storing database metadata.</text:p>
      </text:section>
      <text:p text:style-name="Text_20_body">6. Which table in INFORMATION_SCHEMA stores information about storage engines and server plugins?<text:line-break/>a) ENGINES, PLUGINS<text:line-break/>b) FILES, PLUGINS<text:line-break/>c) ENGINES, FILES<text:line-break/>d) PLUGINS, STATISTICS<text:line-break/><text:bookmark text:name="id2049"/>View Answer</text:p>
      <text:section text:style-name="Sect1" text:name="target-id2049">
        <text:p text:style-name="Text_20_body">Answer: a<text:line-break/>Explanation: The ‘INFORMATION_SCHEMA’ is a very useful in MySQL. It has many tables each serving its individual purpose. The storage engine information is stored in ENGINES and plugin information in PLUGINS.</text:p>
      </text:section>
      <text:p text:style-name="Text_20_body">7. INFORMATION_SCHEMA is more portable than SHOW statements.<text:line-break/>a) True<text:line-break/><text:soft-page-break/>b) False<text:line-break/><text:bookmark text:name="id6772"/>View Answer</text:p>
      <text:section text:style-name="Sect1" text:name="target-id6772">
        <text:p text:style-name="Text_20_body">Answer: a<text:line-break/>Explanation: The ‘INFORMATION_SCHEMA’ is a method to access information about the databases and its objects known as metadata. Its content is MySQL-specific which makes it more portable.</text:p>
      </text:section>
      <text:p text:style-name="Text_20_body">8. Which table stores information about the threads executing within the server?<text:line-break/>a) PROCESS<text:line-break/>b) PROCESSLIST<text:line-break/>c) LIST<text:line-break/>d) THREADSLIST<text:line-break/><text:bookmark text:name="id5834"/>View Answer</text:p>
      <text:section text:style-name="Sect1" text:name="target-id5834">
        <text:p text:style-name="Text_20_body">Answer: b<text:line-break/>Explanation: The table ‘PROCESSLIST’ is responsible for storing all the information about the threads executing within the server. The other tables are not valid tables in the INFORMATION_SCHEMA.</text:p>
      </text:section>
      <text:p text:style-name="Text_20_body">9. The command which lists databases managed by the server is _____________<text:line-break/>a) mysqld<text:line-break/>b) mysqlshow<text:line-break/>c) mysqllist<text:line-break/>d) mysqldb<text:line-break/><text:bookmark text:name="id8878"/>View Answer</text:p>
      <text:section text:style-name="Sect1" text:name="target-id8878">
        <text:p text:style-name="Text_20_body">Answer: b<text:line-break/>Explanation: The ‘mysqlshow’ command provides almost the similar information as some ‘SHOW’ statements. It also enables to extract database and table information at the command prompt.</text:p>
      </text:section>
      <text:p text:style-name="Text_20_body">10. The option in mysqlshow to show information about indexes in a table is _________<text:line-break/>a) –no-data<text:line-break/>b) –indexes<text:line-break/>c) –keys<text:line-break/>d) –flag<text:line-break/><text:bookmark text:name="id3702"/>View Answer</text:p>
      <text:section text:style-name="Sect1" text:name="target-id3702">
        <text:p text:style-name="Text_20_body">Answer: c<text:line-break/>Explanation: The ‘mysqlshow’ command has various flags to provide a lot of options on displaying tables. The ‘–keys’ flag is specifically used to show information about indexes in a table.</text:p>
      </text:section>
      <text:h text:style-name="Heading_20_1" text:outline-level="1">MySQL Questions and Answers – Performing Multiple – Table Retrievals with Subqueries </text:h>
      <text:p text:style-name="Text_20_body">This set of MySQL Interview Questions and Answers for freshers focuses on “Performing Multiple – Table Retrievals with Subqueries”.</text:p>
      <text:p text:style-name="Text_20_body"><text:soft-page-break/>1. The facility that allows nesting one select statement into another is called __________<text:line-break/>a) nesting<text:line-break/>b) binding<text:line-break/>c) subquerying<text:line-break/>d) encapsulating<text:line-break/><text:bookmark text:name="id7499"/>View Answer</text:p>
      <text:section text:style-name="Sect1" text:name="target-id7499">
        <text:p text:style-name="Text_20_body">Answer: c<text:line-break/>Explanation: The ‘subquerying’ support provided by MySQL is a capability that allows writing one ‘SELECT’ statement within parentheses and nesting within another. This allows logically selecting content from tables.</text:p>
      </text:section>
      <text:p text:style-name="Text_20_body">2. Which subquery returns a single value?<text:line-break/>a) scalar<text:line-break/>b) column<text:line-break/>c) row<text:line-break/>d) table<text:line-break/><text:bookmark text:name="id715"/>View Answer</text:p>
      <text:section text:style-name="Sect1" text:name="target-id715">
        <text:p text:style-name="Text_20_body">Answer: a<text:line-break/>Explanation: The subqueries in MySQL can return different types of information. A scalar query returns a single value. Column subquery return a single column and row subquery returns a single row.</text:p>
      </text:section>
      <text:p text:style-name="Text_20_body">3. Usage of aggregates in WHERE clause is allowed.<text:line-break/>a) True<text:line-break/>b) False<text:line-break/><text:bookmark text:name="id4766"/>View Answer</text:p>
      <text:section text:style-name="Sect1" text:name="target-id4766">
        <text:p text:style-name="Text_20_body">Answer: b<text:line-break/>Explanation: The usage of aggregates inside ‘WHERE’ clauses is not allowed. For example, the following statement will not work : ‘SELECT * FROM my_table WHERE attribute_name = MAX(attribute_name)’, because the MAX value is not known yet. </text:p>
      </text:section>
      <text:p text:style-name="Text_20_body">4. Which operators are used when a subquery returns multiple rows to be evaluated in comparison to the outer query?<text:line-break/>a) IN and NOT IN<text:line-break/>b) EXISTS and NOT EXISTS<text:line-break/>c) OUTER JOIN and INNER JOIN<text:line-break/>d) LEFT JOIN and RIGHT JOIN<text:line-break/><text:bookmark text:name="id8913"/>View Answer</text:p>
      <text:section text:style-name="Sect1" text:name="target-id8913">
        <text:p text:style-name="Text_20_body">Answer: a<text:line-break/>Explanation: When there is a need to evaluate multiple rows in comparison to the outer query, the ‘IN’ and ‘NOT IN’ operators are used. They are used for testing whether a comparison value is present in a set of values.</text:p>
      </text:section>
      <text:p text:style-name="Text_20_body"><text:soft-page-break/>5. The ALL subquery performs which operation?<text:line-break/>a) row<text:line-break/>b) column<text:line-break/>c) table<text:line-break/>d) database<text:line-break/><text:bookmark text:name="id3822"/>View Answer</text:p>
      <text:section text:style-name="Sect1" text:name="target-id3822">
        <text:p text:style-name="Text_20_body">Answer: b<text:line-break/>Explanation: The operators ‘ALL’ and ‘ANY’ are used to perform operations on columns. They are used in conjunction with a comparison operator in order to test the result of a column subquery.</text:p>
      </text:section>
      <text:p text:style-name="Text_20_body">6. Which of these operators perform similar operations like ALL and ANY?<text:line-break/>a) SOME<text:line-break/>b) MANY<text:line-break/>c) SELECT<text:line-break/>d) GROUP<text:line-break/><text:bookmark text:name="id5819"/>View Answer</text:p>
      <text:section text:style-name="Sect1" text:name="target-id5819">
        <text:p text:style-name="Text_20_body">Answer: a<text:line-break/>Explanation: The operators ‘SOME’, ‘ALL’ and ‘ANY’ perform operations on columns. They can filter column results. They are used in conjunction with a comparison operator in order to test the result of a column subquery.</text:p>
      </text:section>
      <text:p text:style-name="Text_20_body">7. Which operators test whether a subquery returns any rows?<text:line-break/>a) IN and NOT IN<text:line-break/>b) EXISTS and NOT EXISTS<text:line-break/>c) PRESENT<text:line-break/>d) ABSENT<text:line-break/><text:bookmark text:name="id6298"/>View Answer</text:p>
      <text:section text:style-name="Sect1" text:name="target-id6298">
        <text:p text:style-name="Text_20_body">Answer: b<text:line-break/>Explanation: The operators ‘EXISTS’ and ‘NOT EXISTS’ operators only test whether a subquery returns any rows. If it returns a row, ‘EXISTS’ results into true and ‘NOT EXISTS’ results into false.</text:p>
      </text:section>
      <text:p text:style-name="Text_20_body">8. An uncorrelated subquery does not contain any reference to the values from the outer query.<text:line-break/>a) True<text:line-break/>b) False<text:line-break/><text:bookmark text:name="id9208"/>View Answer</text:p>
      <text:section text:style-name="Sect1" text:name="target-id9208">
        <text:p text:style-name="Text_20_body">Answer: a<text:line-break/>Explanation: MySQL has two kinds of subqueries, namely, uncorrelated subquery and correlated subquery. An uncorrelated subquery does not contain any reference to the values from the outer query.</text:p>
      </text:section>
      <text:p text:style-name="Text_20_body">9. Which subquery cannot be executed by itself as a separate statement?<text:line-break/>a) Correlated<text:line-break/>b) Uncorrelated<text:line-break/><text:soft-page-break/>c) EXISTS<text:line-break/>d) NOT EXISTS<text:line-break/><text:bookmark text:name="id8433"/>View Answer</text:p>
      <text:section text:style-name="Sect1" text:name="target-id8433">
        <text:p text:style-name="Text_20_body">Answer: a<text:line-break/>Explanation: An uncorrelated subquery contains references to the values from the outer query. So, it is dependent on it. Therefore, a correlated subquery cannot be executed by itself as a separate statement.</text:p>
      </text:section>
      <text:p text:style-name="Text_20_body">10. Which of these operators does not perform relative-value comparisons?<text:line-break/>a) =<text:line-break/>b) ==<text:line-break/>c) &lt;=<text:line-break/>d) &gt;=<text:line-break/><text:bookmark text:name="id1141"/>View Answer</text:p>
      <text:section text:style-name="Sect1" text:name="target-id1141">
        <text:p text:style-name="Text_20_body">Answer: b<text:line-break/>Explanation: The operators =, &lt; &gt;, &gt;, &gt;=, &lt;, and &lt;= perform relative value comparisons in MySQL. ‘==’ is not a valid comparison operator in MySQL. Such operators are useful in filtering information from a table.</text:p>
      </text:section>
      <text:h text:style-name="Heading_20_1" text:outline-level="1">MySQL Questions and Answers – Performing Multiple – Table Retrievals with Union </text:h>
      <text:p text:style-name="Text_20_body">This set of MySQL Database Multiple Choice Questions &amp; Answers (MCQs) focuses on “Table Retrievals with Union”.</text:p>
      <text:p text:style-name="Text_20_body">1. To combine multiple retrievals, we write several SELECT statements and put the keyword between them. What is the keyword?<text:line-break/>a) COMBINE<text:line-break/>b) CONCAT<text:line-break/>c) JOIN<text:line-break/>d) UNION<text:line-break/><text:bookmark text:name="id8202"/>View Answer</text:p>
      <text:section text:style-name="Sect1" text:name="target-id8202">
        <text:p text:style-name="Text_20_body">Answer: d<text:line-break/>Explanation: The ‘UNION’ operator is used for combining the results of various ‘SELECT’ queries into one. For example, ‘SELECT a FROM table1 UNION SELECT a FROM table2;’ produces the results from tables table1 concatenated with that of table2.</text:p>
      </text:section>
      <text:p text:style-name="Text_20_body">2. What is ‘xyz’ in the following statement?</text:p>
      <text:p text:style-name="P1">SELECT xyz FROM table1 UNION xyz FROM table2;</text:p>
      <text:p text:style-name="Text_20_body">a) row name<text:line-break/>b) column name<text:line-break/>c) table name<text:line-break/><text:soft-page-break/>d) database name<text:line-break/><text:bookmark text:name="id9507"/>View Answer</text:p>
      <text:section text:style-name="Sect1" text:name="target-id9507">
        <text:p text:style-name="Text_20_body">Answer: b<text:line-break/>Explanation: The ‘SELECT’ queries can be combined together using the ‘UNION’ operator to produce the concatenated results from two or more tables. The data type of the columns is not taken into account.</text:p>
      </text:section>
      <text:p text:style-name="Text_20_body">3. The following statement is invalid.</text:p>
      <text:p text:style-name="P1">SELECT abc, xyz FROM table1 UNION abc, def FROM table2;</text:p>
      <text:p text:style-name="Text_20_body">a) True<text:line-break/>b) False<text:line-break/><text:bookmark text:name="id713"/>View Answer</text:p>
      <text:section text:style-name="Sect1" text:name="target-id713">
        <text:p text:style-name="Text_20_body">Answer: b<text:line-break/>Explanation: Even if the columns ‘xyz’ and ‘def’ have different data types, the results from these columns are placed into the column ‘xyz’. The data types can be determined from the values in the columns.</text:p>
      </text:section>
      <text:p text:style-name="Text_20_body">4. Which keyword used with UNION does not retain duplicate rows?<text:line-break/>a) ALL<text:line-break/>b) NARROW<text:line-break/>c) STRICT<text:line-break/>d) DISTINCT<text:line-break/><text:bookmark text:name="id3150"/>View Answer</text:p>
      <text:section text:style-name="Sect1" text:name="target-id3150">
        <text:p text:style-name="Text_20_body">Answer: d<text:line-break/>Explanation: The keyword ‘DISTINCT’ used along with ‘UNION’ is synonymous with just the ‘UNION’ statement. It produces only the distinct rows from the combination of the two tables in the SELECT query.</text:p>
      </text:section>
      <text:p text:style-name="Text_20_body">5. Which keyword used with UNION retains duplicate rows?<text:line-break/>a) ALL<text:line-break/>b) NARROW<text:line-break/>c) STRICT<text:line-break/>d) DISTINCT<text:line-break/><text:bookmark text:name="id650"/>View Answer</text:p>
      <text:section text:style-name="Sect1" text:name="target-id650">
        <text:p text:style-name="Text_20_body">Answer: a<text:line-break/>Explanation: The keyword ‘ALL’ used along with ‘UNION’ is not synonymous with just the ‘UNION’ statement. It produces the duplicate rows, if they exist, from the combination of the two tables in the SELECT query.</text:p>
      </text:section>
      <text:p text:style-name="Text_20_body">6. The UNION ALL has a higher precedence than UNION DISTINCT.<text:line-break/>a) True<text:line-break/>b) False<text:line-break/><text:bookmark text:name="id4101"/>View Answer</text:p>
      <text:section text:style-name="Sect1" text:name="target-id4101">
        <text:p text:style-name="Text_20_body"><text:soft-page-break/>Answer: b<text:line-break/>Explanation: When there is a mixture of ‘UNION’ or ‘UNION DISTINCT’ statements with the ‘UNION ALL’ statements, any distinct union operation takes precedence over any ‘UNION ALL’ operations to its left.</text:p>
      </text:section>
      <text:p text:style-name="Text_20_body">7. Which clause is used to sort a UNION result as a whole?<text:line-break/>a) LIMIT<text:line-break/>b) ORDER BY<text:line-break/>c) GROUP BY<text:line-break/>d) SORT<text:line-break/><text:bookmark text:name="id5108"/>View Answer</text:p>
      <text:section text:style-name="Sect1" text:name="target-id5108">
        <text:p text:style-name="Text_20_body">Answer: b<text:line-break/>Explanation: The ‘ORDER BY’ clause is used along with the ‘UNION’ statement to sort a ‘UNION’ result as a whole. It is placed after the last ‘SELECT’ statement which is kept in parentheses. </text:p>
      </text:section>
      <text:p text:style-name="Text_20_body">8. Suppose it is desired that UNION operation should return not more than 3 rows. Which keyword is used for this?<text:line-break/>a) LIMIT<text:line-break/>b) RESTRICT<text:line-break/>c) COUNT<text:line-break/>d) SORT<text:line-break/><text:bookmark text:name="id4679"/>View Answer</text:p>
      <text:section text:style-name="Sect1" text:name="target-id4679">
        <text:p text:style-name="Text_20_body">Answer: a<text:line-break/>Explanation: When there is a need to put a limit to the number of rows returned by the ‘UNION’ operation, the statement ‘LIMIT’ is appended to the ‘SELECT’ queries which are joined by the ‘UNION’ operations.</text:p>
      </text:section>
      <text:p text:style-name="Text_20_body">9. Which table is used to run a UNION-type query on MyISAM tables?<text:line-break/>a) TRADITIONAL<text:line-break/>b) MERGE<text:line-break/>c) SERVELET<text:line-break/>d) UNITE<text:line-break/><text:bookmark text:name="id8534"/>View Answer</text:p>
      <text:section text:style-name="Sect1" text:name="target-id8534">
        <text:p text:style-name="Text_20_body">Answer: b<text:line-break/>Explanation: When there is a need to run a ‘UNION type’ operation on a MyISAM table that has the same structures, a ‘MERGE’ table is set up for it. After this, the queries are performed on this table.</text:p>
      </text:section>
      <text:p text:style-name="Text_20_body">10. SELECT on a MERGE table is like _____________<text:line-break/>a) UNION ALL<text:line-break/>b) UNION<text:line-break/>c) UNION DISTINCT<text:line-break/>d) JOIN<text:line-break/><text:bookmark text:name="id6040"/>View Answer</text:p>
      <text:section text:style-name="Sect1" text:name="target-id6040">
        <text:p text:style-name="Text_20_body"><text:soft-page-break/>Answer: a<text:line-break/>Explanation: Performing a ‘SELECT’ operation on a ‘MERGE’ table is like performing ‘UNION ALL’. This means that duplicate row results are not removed. ‘SELECT DISTINCT’ is like ‘UNION’ or ‘UNION DISTINCT’.</text:p>
      </text:section>
      <text:h text:style-name="Heading_20_1" text:outline-level="1">MySQL Questions and Answers – Using Views </text:h>
      <text:p text:style-name="Text_20_body">This set of MySQL Database Multiple Choice Questions &amp; Answers (MCQs) focuses on “Using Views”.</text:p>
      <text:p text:style-name="Text_20_body">1. Which of these is also known as a virtual table?<text:line-break/>a) SCHEMA<text:line-break/>b) DATABASE<text:line-break/>c) JOIN<text:line-break/>d) VIEW<text:line-break/><text:bookmark text:name="id9905"/>View Answer</text:p>
      <text:section text:style-name="Sect1" text:name="target-id9905">
        <text:p text:style-name="Text_20_body">Answer: d<text:line-break/>Explanation: In MySQL, a ‘View’ is also called a virtual table. It does not contain any data but only appears as a table. It is an alternative way to show or describe a table similar to the original table.</text:p>
      </text:section>
      <text:p text:style-name="Text_20_body">2. A View can be used to select a subset of the table columns.<text:line-break/>a) True<text:line-break/>b) False<text:line-break/><text:bookmark text:name="id1707"/>View Answer</text:p>
      <text:section text:style-name="Sect1" text:name="target-id1707">
        <text:p text:style-name="Text_20_body">Answer: a<text:line-break/>Explanation: In MySQL, a ‘View’ is used to present a table in the database. It is a virtual table. It is also used to present a subset of the columns that are present in the original table of the database.</text:p>
      </text:section>
      <text:p text:style-name="Text_20_body">3. What is xyz in the following statement?</text:p>
      <text:p text:style-name="P1">CREATE VIEW xyz AS SELECT a, b FROM t;</text:p>
      <text:p text:style-name="Text_20_body">a) table<text:line-break/>b) column<text:line-break/>c) view<text:line-break/>d) database<text:line-break/><text:bookmark text:name="id7477"/>View Answer</text:p>
      <text:section text:style-name="Sect1" text:name="target-id7477">
        <text:p text:style-name="Text_20_body">Answer: c<text:line-break/>Explanation: A ‘View’ is created in MySQL by writing the clause ‘CREATE VIEW’ followed by the view name. Then follows the list of column names of the table that are to be presented as the view.</text:p>
      </text:section>
      <text:p text:style-name="Text_20_body">4. What is abc in the following statement?</text:p>
      <text:p text:style-name="P1">CREATE VIEW xyz (abc) AS SELECT a FROM t;</text:p>
      <text:p text:style-name="Text_20_body">a) row name<text:line-break/>b) column name<text:line-break/><text:soft-page-break/>c) view<text:line-break/>d) database<text:line-break/><text:bookmark text:name="id5629"/>View Answer</text:p>
      <text:section text:style-name="Sect1" text:name="target-id5629">
        <text:p text:style-name="Text_20_body">Answer: b<text:line-break/>Explanation: Column names for a view can be explicitly provided in the ‘CREATE VIEW’ clause itself. It presents the table view with the aliased column names instead of the original column names.</text:p>
      </text:section>
      <text:p text:style-name="Text_20_body">5. A view can refer to multiple tables via __________<text:line-break/>a) UNION<text:line-break/>b) JOIN<text:line-break/>c) GROUP<text:line-break/>d) SELECT<text:line-break/><text:bookmark text:name="id7154"/>View Answer</text:p>
      <text:section text:style-name="Sect1" text:name="target-id7154">
        <text:p text:style-name="Text_20_body">Answer: b<text:line-break/>Explanation: In MySQL, a ‘View’ can refer to multiple tables. This makes it a lot simpler to execute the queries involving joins. When a selection is made from the view, the join is executed producing the results.</text:p>
      </text:section>
      <text:p text:style-name="Text_20_body">6. Views are not updatable.<text:line-break/>a) True<text:line-break/>b) False<text:line-break/><text:bookmark text:name="id641"/>View Answer</text:p>
      <text:section text:style-name="Sect1" text:name="target-id641">
        <text:p text:style-name="Text_20_body">Answer: b<text:line-break/>Explanation: In MySQL, some ‘Views’ are updatable. The operators ‘INSERT’, ‘DELETE’ and ‘UPDATE’ can be used. They can be operated on the ‘Views’ to make changes to it. A table can be created and set as a view.</text:p>
      </text:section>
      <text:p text:style-name="Text_20_body">7. A view can be deleted using the command __________<text:line-break/>a) REMOVE<text:line-break/>b) DELETE<text:line-break/>c) CLEAR<text:line-break/>d) DROP<text:line-break/><text:bookmark text:name="id8108"/>View Answer</text:p>
      <text:section text:style-name="Sect1" text:name="target-id8108">
        <text:p text:style-name="Text_20_body">Answer: d<text:line-break/>Explanation: In MySQL, ‘Views’ act as virtual tables. Many operations can be performed on views like the operations on tables. A view can be created, displayed and dropped. They can also be used to perform calculations.</text:p>
      </text:section>
      <text:p text:style-name="Text_20_body">8. What cannot be done on a view?<text:line-break/>a) display<text:line-break/>b) filter<text:line-break/>c) index<text:line-break/><text:soft-page-break/>d) drop<text:line-break/><text:bookmark text:name="id2617"/>View Answer</text:p>
      <text:section text:style-name="Sect1" text:name="target-id2617">
        <text:p text:style-name="Text_20_body">Answer: c<text:line-break/>Explanation: In MySQL, ‘Views’ act as virtual tables. It is not possible to create indexes on a view. However, they can be used for the views that are processed using the merge algorithm.</text:p>
      </text:section>
      <text:p text:style-name="Text_20_body">9. What can be used to check for views that have been invalidated by DROP or ALTER operations?<text:line-break/>a) CREATE TABLE<text:line-break/>b) VERIFY TABLE<text:line-break/>c) DETAILS TABLE<text:line-break/>d) CHECK TABLE<text:line-break/><text:bookmark text:name="id1895"/>View Answer</text:p>
      <text:section text:style-name="Sect1" text:name="target-id1895">
        <text:p text:style-name="Text_20_body">Answer: d<text:line-break/>Explanation: A ‘View’ is created in MySQL by writing the clause ‘CREATE VIEW’ followed by the view name. Once a view is dropped or altered after being created, it can be checked by the ‘CHECK TABLE’ clause.</text:p>
      </text:section>
      <text:p text:style-name="Text_20_body">10. Which of the following does not support materialized view?<text:line-break/>a) MySQL<text:line-break/>b) Oracle<text:line-break/>c) PostgreSQL<text:line-break/>d) SybaseSQL<text:line-break/><text:bookmark text:name="id2513"/>View Answer</text:p>
      <text:section text:style-name="Sect1" text:name="target-id2513">
        <text:p text:style-name="Text_20_body">Answer: a<text:line-break/>Explanation: In MySQL, ‘Views’ are treated a little differently than Oracle, PostgreSQL and SybaseSQL since they support materialized views and MySQL does not use the materialized view.</text:p>
      </text:section>
      <text:h text:style-name="Heading_20_1" text:outline-level="1">MySQL Questions and Answers – Multiple – Table Deletes and Updates </text:h>
      <text:p text:style-name="Text_20_body">This set of MySQL Database Multiple Choice Questions &amp; Answers (MCQs) focuses on “Table Deletes and Updates”.</text:p>
      <text:p text:style-name="Text_20_body">1. To perform a delete on a single-table, how is the name of a column qualified?<text:line-break/>a) qualification not necessary<text:line-break/>b) column name<text:line-break/>c) table name<text:line-break/>d) database name<text:line-break/><text:bookmark text:name="id8395"/>View Answer</text:p>
      <text:section text:style-name="Sect1" text:name="target-id8395">
        <text:p text:style-name="Text_20_body">Answer: a<text:line-break/>Explanation: In MySQL, performing the operations ‘UPDATE’ and ‘DELETE’ on a single-table does not require qualifying the column name of the table in the database with the table name of the database.</text:p>
      </text:section>
      <text:p text:style-name="Text_20_body"><text:soft-page-break/>2. What is xyz in the following statement?</text:p>
      <text:p text:style-name="P1"><text:s text:c="8"/>DELETE FROM xyz WHERE abc = 5;</text:p>
      <text:p text:style-name="Text_20_body">a) column name<text:line-break/>b) table name<text:line-break/>c) row name<text:line-break/>d) database name<text:line-break/><text:bookmark text:name="id5226"/>View Answer</text:p>
      <text:section text:style-name="Sect1" text:name="target-id5226">
        <text:p text:style-name="Text_20_body">Answer: b<text:line-break/>Explanation: The operation being performed in the statement is the ‘DELETE’. The table name is ‘xyz’ and column name is ‘abc’. When this statement is executed, rows having abc value equal to 5 get deleted.</text:p>
      </text:section>
      <text:p text:style-name="Text_20_body">3. A multiple-table delete can apply any join.<text:line-break/>a) True<text:line-break/>b) False<text:line-break/><text:bookmark text:name="id2149"/>View Answer</text:p>
      <text:section text:style-name="Sect1" text:name="target-id2149">
        <text:p text:style-name="Text_20_body">Answer: a<text:line-break/>Explanation: In MySQL, a multiple table ‘DELETE’ operation can be performed on the tables combined using any kind of ‘JOIN’ operation. The syntax also allows for deleting rows from multiple tables at once.</text:p>
      </text:section>
      <text:p text:style-name="Text_20_body">4. What is abc in the following statement?</text:p>
      <text:p text:style-name="P1"><text:s text:c="8"/>DELETE FROM xyz WHERE abc = 5;</text:p>
      <text:p text:style-name="Text_20_body">a) column name<text:line-break/>b) table name<text:line-break/>c) row name<text:line-break/>d) database name<text:line-break/><text:bookmark text:name="id7160"/>View Answer</text:p>
      <text:section text:style-name="Sect1" text:name="target-id7160">
        <text:p text:style-name="Text_20_body">Answer: a<text:line-break/>Explanation: Here, the operation that is being performed in the statement is the ‘DELETE’ operation. The table name is ‘xyz’ and column name is ‘abc’. The rows having abc value equal to 5 get deleted.</text:p>
      </text:section>
      <text:p text:style-name="Text_20_body">5. What is x in the following statement?</text:p>
      <text:p text:style-name="P1"><text:s text:c="8"/>DELETE FROM x USING x LEFT JOIN y ON x.col = y.col;</text:p>
      <text:p text:style-name="Text_20_body">a) column name<text:line-break/>b) table name<text:line-break/>c) server name<text:line-break/>d) database name<text:line-break/><text:bookmark text:name="id7504"/>View Answer</text:p>
      <text:section text:style-name="Sect1" text:name="target-id7504">
        <text:p text:style-name="Text_20_body"><text:soft-page-break/>Answer: b<text:line-break/>Explanation: The ‘DELETE’ operation is being performed in the statement. The table names are ‘x’ and ‘y’. The column name is ‘col’. The rows from left join of x and y get deleted according to the condition given.</text:p>
      </text:section>
      <text:p text:style-name="Text_20_body">6. Qualifying the name of column with the table name is not necessary in single-table updates.<text:line-break/>a) True<text:line-break/>b) False<text:line-break/><text:bookmark text:name="id1503"/>View Answer</text:p>
      <text:section text:style-name="Sect1" text:name="target-id1503">
        <text:p text:style-name="Text_20_body">Answer: a<text:line-break/>Explanation: When it comes to single table ‘UPDATE’ and ‘DELETE’ operations, the qualification of a column name with the table name is not necessary. So the table name qualifier can be omitted.</text:p>
      </text:section>
      <text:p text:style-name="Text_20_body">7. What is the value of val2?</text:p>
      <text:p text:style-name="P1"><text:s text:c="8"/>UPDATE t SET val1 = val1 + 2, val2 = val1;</text:p>
      <text:p text:style-name="Text_20_body">a) previous val1<text:line-break/>b) updated val1<text:line-break/>c) unchanged<text:line-break/>d) val1 + 1<text:line-break/><text:bookmark text:name="id1790"/>View Answer</text:p>
      <text:section text:style-name="Sect1" text:name="target-id1790">
        <text:p text:style-name="Text_20_body">Answer: b<text:line-break/>Explanation: The second assignment here (val2 = val1) sets the value of val2 to the updated val1, that is, previous val1 incremented by two. ‘t’ is the name of the table here. ‘val1’ and ‘val2’ are columns. </text:p>
      </text:section>
      <text:p text:style-name="Text_20_body">8. UPDATE statement is a DML statement. What does DML stand for?<text:line-break/>a) Data Manipulation Language<text:line-break/>b) Data Manipulation Level<text:line-break/>c) Data Markup Language<text:line-break/>d) Data Markup Level<text:line-break/><text:bookmark text:name="id9553"/>View Answer</text:p>
      <text:section text:style-name="Sect1" text:name="target-id9553">
        <text:p text:style-name="Text_20_body">Answer: a<text:line-break/>Explanation: The ‘UPDATE’ statement in MySQL is a ‘Data Manipulation Language’ statement. It performs edits on real tables present or loaded directly from the stored database. It is used in similar lines with ‘DELETE’.</text:p>
      </text:section>
      <text:p text:style-name="Text_20_body">9. Which keyword in the UPDATE statement is used to assign values to columns?<text:line-break/>a) ASSIGN<text:line-break/>b) SET<text:line-break/>c) MARK<text:line-break/>d) GET<text:line-break/><text:bookmark text:name="id8274"/>View Answer</text:p>
      <text:section text:style-name="Sect1" text:name="target-id8274">
        <text:p text:style-name="Text_20_body"><text:soft-page-break/>Answer: b<text:line-break/>Explanation: The ‘UPDATE’ statement in MySQL has its own syntax. The ‘SET’ keyword is followed by an assignment list which indicates the set of columns whose value needs to be updated with a specified value.</text:p>
      </text:section>
      <text:p text:style-name="Text_20_body">10. Which keyword is used to delete all the rows from the table?<text:line-break/>a) TRUNCATE<text:line-break/>b) REMOVE<text:line-break/>c) DELETE ALL<text:line-break/>d) CLEAR<text:line-break/><text:bookmark text:name="id7624"/>View Answer</text:p>
      <text:section text:style-name="Sect1" text:name="target-id7624">
        <text:p text:style-name="Text_20_body">Answer: a<text:line-break/>Explanation: The ‘TRUNCATE’ keyword in MySQL is used to delete all the rows from the table and also free the space containing the table. Its syntax is: TRUNCATE TABLE my_table. This deletes all rows from my_table.</text:p>
      </text:section>
      <text:h text:style-name="Heading_20_1" text:outline-level="1">MySQL Questions and Answers – Performing Transactions </text:h>
      <text:p text:style-name="Text_20_body">This set of MySQL Database Multiple Choice Questions &amp; Answers (MCQs) focuses on “Performing Transactions”.</text:p>
      <text:p text:style-name="Text_20_body">1. What is known as the set of SQL statements that either execute successfully or none of them have an effect.<text:line-break/>a) joins<text:line-break/>b) transactions<text:line-break/>c) filters<text:line-break/>d) deletions<text:line-break/><text:bookmark text:name="id7641"/>View Answer</text:p>
      <text:section text:style-name="Sect1" text:name="target-id7641">
        <text:p text:style-name="Text_20_body">Answer: b<text:line-break/>Explanation: In MySQL, a transaction is a set of SQL statements that are run as a single unit. They can be canceled when required, but they can either execute successfully or neither of them execute.</text:p>
      </text:section>
      <text:p text:style-name="Text_20_body">2. What is generally done after the transactions are executed successfully?<text:line-break/>a) delete<text:line-break/>b) rollback<text:line-break/>c) commit<text:line-break/>d) update<text:line-break/><text:bookmark text:name="id1826"/>View Answer</text:p>
      <text:section text:style-name="Sect1" text:name="target-id1826">
        <text:p text:style-name="Text_20_body">Answer: c<text:line-break/>Explanation: In a transaction, either all the statements are executed successfully or neither of them are successful. This is facilitated by the commit and rollback capabilities. Commit is made after a transaction.</text:p>
      </text:section>
      <text:p text:style-name="Text_20_body"><text:soft-page-break/>3. What is generally done if an error occurs during the transaction?<text:line-break/>a) delete<text:line-break/>b) rollback<text:line-break/>c) commit<text:line-break/>d) update<text:line-break/><text:bookmark text:name="id3102"/>View Answer</text:p>
      <text:section text:style-name="Sect1" text:name="target-id3102">
        <text:p text:style-name="Text_20_body">Answer: b<text:line-break/>Explanation: Whenever an error occurs during a transaction, it is generally taken to the state prior to the beginning of transaction execution. This is know as rollback. It is a set of undo operations.</text:p>
      </text:section>
      <text:p text:style-name="Text_20_body">4. What does ‘A’ stand for in the ACID property of transactions?<text:line-break/>a) Availability<text:line-break/>b) Accuracy<text:line-break/>c) Adjustability<text:line-break/>d) Atomicity<text:line-break/><text:bookmark text:name="id7147"/>View Answer</text:p>
      <text:section text:style-name="Sect1" text:name="target-id7147">
        <text:p text:style-name="Text_20_body">Answer: d<text:line-break/>Explanation: All the transaction systems have an important set of characteristics in common. This is known as the ‘ACID’ property of the transaction. It refers to the four elementary characteristics of a transaction.</text:p>
      </text:section>
      <text:p text:style-name="Text_20_body">5. What does ‘C’ stand for in the ACID property of transactions?<text:line-break/>a) Compound<text:line-break/>b) Concrete<text:line-break/>c) Collision<text:line-break/>d) Consistency<text:line-break/><text:bookmark text:name="id2539"/>View Answer</text:p>
      <text:section text:style-name="Sect1" text:name="target-id2539">
        <text:p text:style-name="Text_20_body">Answer: d<text:line-break/>Explanation: The elementary characteristics of a transaction are known as the ‘ACID’ properties. ‘ACID’ is the acronym for the four basic characteristics that a transaction must have for smooth processing.</text:p>
      </text:section>
      <text:p text:style-name="Text_20_body">5. What is the isolation property of transactions?<text:line-break/>a) statements form a logic unit<text:line-break/>b) database remains consistent<text:line-break/>c) one transaction does not affect the other<text:line-break/>d) transaction effects are recorded permanently<text:line-break/><text:bookmark text:name="id6252"/>View Answer</text:p>
      <text:section text:style-name="Sect1" text:name="target-id6252">
        <text:p text:style-name="Text_20_body">Answer: c<text:line-break/>Explanation: The ‘isolation’ property of a transaction is one of the four elementary characteristics that are expected for a database transaction to maintain throughout. The others are Atomicity, Consistency and Durability.</text:p>
      </text:section>
      <text:p text:style-name="Text_20_body"><text:soft-page-break/>6. What is the command to disable autocommit and launch a transaction?<text:line-break/>a) INITIATE TRANSACTION<text:line-break/>b) START TRANSACTION<text:line-break/>c) DISABLE AUTOCOMMIT<text:line-break/>d) TRANSACTION<text:line-break/><text:bookmark text:name="id7796"/>View Answer</text:p>
      <text:section text:style-name="Sect1" text:name="target-id7796">
        <text:p text:style-name="Text_20_body">Answer: b<text:line-break/>Explanation: By default, MySQL runs in the autocommit mode. This means that the changes performed by individual statements or operations on tables are automatically committed to the database immediately.</text:p>
      </text:section>
      <text:p text:style-name="Text_20_body">7. Transactional processing provides strong guarantees about the outcome of operations.<text:line-break/>a) True<text:line-break/>b) False<text:line-break/><text:bookmark text:name="id6640"/>View Answer</text:p>
      <text:section text:style-name="Sect1" text:name="target-id6640">
        <text:p text:style-name="Text_20_body">Answer: a<text:line-break/>Explanation: A transaction can either execute successfully or it can be rolled back to the point of initiation. Once a transaction completes, changes are recorded with commit. If it fails, changes are rolled back.</text:p>
      </text:section>
      <text:p text:style-name="Text_20_body">8. Transactional processing requires lesser overhead due to CPU cycles and memory.<text:line-break/>a) True<text:line-break/>b) False<text:line-break/><text:bookmark text:name="id1359"/>View Answer</text:p>
      <text:section text:style-name="Sect1" text:name="target-id1359">
        <text:p text:style-name="Text_20_body">Answer: b<text:line-break/>Explanation: Transactional processing is a Compound process. The statements and the state of the database need to be kept track of during the execution of the transaction. This means CPU cycles need to be reserved.</text:p>
      </text:section>
      <text:p text:style-name="Text_20_body">9. What is the durability property of transactions?<text:line-break/>a) statements form a logic unit<text:line-break/>b) database remains consistent<text:line-break/>c) one transaction does not affect the other<text:line-break/>d) transaction effects are recorded permanently<text:line-break/><text:bookmark text:name="id2475"/>View Answer</text:p>
      <text:p text:style-name="Text_20_body">10. How many storage engines among the following are transaction-safe?<text:line-break/>InnoDB, Falcon, MyISAM, MEMORY<text:line-break/>a) 1<text:line-break/>b) 2<text:line-break/>c) 3<text:line-break/>d) 4<text:line-break/><text:bookmark text:name="id5174"/>View Answer</text:p>
      <text:section text:style-name="Sect1" text:name="target-id5174">
        <text:p text:style-name="Text_20_body"><text:soft-page-break/>Answer: b<text:line-break/>Explanation: For some applications, transactional properties are essential. For example, financial operations usually require transaction processing. InnoDB and Falcon are transaction-safe while the other two are not.</text:p>
      </text:section>
      <text:h text:style-name="Heading_20_1" text:outline-level="1">MySQL Questions and Answers – Foreign Keys and Referential Integrity </text:h>
      <text:p text:style-name="Text_20_body">This set of MySQL Database Multiple Choice Questions &amp; Answers (MCQs) focuses on “Foreign Keys and Referential Integrity”.</text:p>
      <text:p text:style-name="Text_20_body">1. Which key declares that an index in one table is related to that in another?<text:line-break/>a) primary<text:line-break/>b) secondary<text:line-break/>c) foreign<text:line-break/>d) cross<text:line-break/><text:bookmark text:name="id5920"/>View Answer</text:p>
      <text:section text:style-name="Sect1" text:name="target-id5920">
        <text:p text:style-name="Text_20_body">Answer: c<text:line-break/>Explanation: In MySQL, a foreign key is the one which facilitates index relations across tables. It declares that an index in one table is related to that in another and place constraints.</text:p>
      </text:section>
      <text:p text:style-name="Text_20_body">2. Foreign keys cannot handle deletes and updates.<text:line-break/>a) True<text:line-break/>b) False<text:line-break/><text:bookmark text:name="id6012"/>View Answer</text:p>
      <text:section text:style-name="Sect1" text:name="target-id6012">
        <text:p text:style-name="Text_20_body">Answer: b<text:line-break/>Explanation: A foreign key is the one which declares that an index in one table is related to that in another and place constraints. It is useful for handling deletes and updates along with row entries.</text:p>
      </text:section>
      <text:p text:style-name="Text_20_body">3. Deletion of an employee from table also deletes that employee from another table. This kind of delete is called ____________<text:line-break/>a) transparent<text:line-break/>b) concrete<text:line-break/>c) elaborate<text:line-break/>d) cascaded<text:line-break/><text:bookmark text:name="id1663"/>View Answer</text:p>
      <text:section text:style-name="Sect1" text:name="target-id1663">
        <text:p text:style-name="Text_20_body">Answer: d<text:line-break/>Explanation: In MySQL, a cascaded delete and update is possible where records can be deleted from multiple tables. These tables are related with the help of foreign keys. Foreign keys make table updates flexible.</text:p>
      </text:section>
      <text:p text:style-name="Text_20_body">4. Which storage engine in MySQL provides foreign key support?<text:line-break/>a) TRANSACTION<text:line-break/>b) InnoDB<text:line-break/><text:soft-page-break/>c) MyISAM<text:line-break/>d) MEMORY<text:line-break/><text:bookmark text:name="id21491"/>View Answer</text:p>
      <text:section text:style-name="Sect1" text:name="Section11">
        <text:p text:style-name="Text_20_body"><text:bookmark text:name="target-id2149"/>Answer: b<text:line-break/>Explanation: In MySQL, there are a list of storage engines to choose from. Each storage engine provides its own set of facilities. The foreign key facilities are provided by the InnoDB storage engine.</text:p>
      </text:section>
      <text:p text:style-name="Text_20_body">5. The property of InnoDB that enforces foreign key relationships stay intact is called _____________<text:line-break/>a) atomicity<text:line-break/>b) durability<text:line-break/>c) consistency<text:line-break/>d) referential integrity<text:line-break/><text:bookmark text:name="id3001"/>View Answer</text:p>
      <text:section text:style-name="Sect1" text:name="target-id3001">
        <text:p text:style-name="Text_20_body">Answer: d<text:line-break/>Explanation: The storage engine responsible for providing foreign key support is InnoDB. It enforces that the rules guarantee the foreign key relationship stays intact with no mismatching of data.</text:p>
      </text:section>
      <text:p text:style-name="Text_20_body">6. Which clause names the parent table and the index columns in the table?<text:line-break/>a) REFERENCES<text:line-break/>b) ON DELETE<text:line-break/>c) CONSTRAINT<text:line-break/>d) FOREIGN KEY<text:line-break/><text:bookmark text:name="id6648"/>View Answer</text:p>
      <text:section text:style-name="Sect1" text:name="target-id6648">
        <text:p text:style-name="Text_20_body">Answer: a<text:line-break/>Explanation: In MySQL foreign key definition syntax, there are various components, namely, FOREIGN KEY, CONSTRAINT, REFERENCES and ON DELETE. The REFERENCES clause names the parent table and the index columns in the table.</text:p>
      </text:section>
      <text:p text:style-name="Text_20_body">7. If the storage engine InnoDB is not used, foreign key cannot be used.<text:line-break/>a) True<text:line-break/>b) False<text:line-break/><text:bookmark text:name="id7199"/>View Answer</text:p>
      <text:section text:style-name="Sect1" text:name="target-id7199">
        <text:p text:style-name="Text_20_body">Answer: a<text:line-break/>Explanation: The foreign key support is exclusively provided by the storage engine named InnoDB. Without its inclusion, foreign keys cannot be used. However it is possible to implement with application logic.</text:p>
      </text:section>
      <text:p text:style-name="Text_20_body">8. Which clause is used to remove a foreign key constraint?<text:line-break/>a) REMOVE<text:line-break/>b) DELETE<text:line-break/>c) DROP<text:line-break/><text:soft-page-break/>d) EXCLUDE<text:line-break/><text:bookmark text:name="id7008"/>View Answer</text:p>
      <text:section text:style-name="Sect1" text:name="target-id7008">
        <text:p text:style-name="Text_20_body">Answer: c<text:line-break/>Explanation: In MySQL foreign key definition syntax, there are various components. A foreign key links one table to another table in the table. To remove a foreign key constraint, the ‘DROP’ clause is used.</text:p>
      </text:section>
      <text:p text:style-name="Text_20_body">9. Which keyword is used to specify the foreign key after the table is created?<text:line-break/>a) SETUP<text:line-break/>b) SET<text:line-break/>c) ALTER TABLE<text:line-break/>d) SPECIFY<text:line-break/><text:bookmark text:name="id5695"/>View Answer</text:p>
      <text:section text:style-name="Sect1" text:name="target-id5695">
        <text:p text:style-name="Text_20_body">Answer: c<text:line-break/>Explanation: When the table has already been created but the foreign key has not been set of foreign key constraints are not specified, the ‘ALTER TABLE – ADD FOREIGN KEY’ clause is used.</text:p>
      </text:section>
      <text:p text:style-name="Text_20_body">10. Which clause in the SQL standard controls how NULL values in a composite foreign key are handled when comparing to a primary key.<text:line-break/>a) SET<text:line-break/>b) MATCH<text:line-break/>c) ON DELETE<text:line-break/>d) ON CASCADE<text:line-break/><text:bookmark text:name="id5858"/>View Answer</text:p>
      <text:section text:style-name="Sect1" text:name="target-id5858">
        <text:p text:style-name="Text_20_body">Answer: b<text:line-break/>Explanation: The MATCH clause in the SQL standard controls how NULL values in a composite (multiple-column) foreign key are handled when comparing to a primary key. MySQL essentially implements the semantics defined by MATCH SIMPLE.</text:p>
      </text:section>
      <text:h text:style-name="Heading_20_1" text:outline-level="1">MySQL Questions and Answers – Using Full Text Searches </text:h>
      <text:p text:style-name="Text_20_body">This set of MySQL Database Multiple Choice Questions &amp; Answers (MCQs) focuses on “Using Full Text Searches”.</text:p>
      <text:p text:style-name="Text_20_body">1. In which mode of search is the search string parsed into words and the search looks for rows?<text:line-break/>a) Natural language<text:line-break/>b) Boolean mode<text:line-break/>c) Query expansion<text:line-break/>d) Cross mode<text:line-break/><text:bookmark text:name="id5387"/>View Answer</text:p>
      <text:section text:style-name="Sect1" text:name="target-id5387">
        <text:p text:style-name="Text_20_body"><text:soft-page-break/>Answer: a<text:line-break/>Explanation: In MySQL, a full text search capability is provided, which enables to look for words or phrases without using pattern-matching operations. There are three kinds of full text searches.</text:p>
      </text:section>
      <text:p text:style-name="Text_20_body">2. The indicator of presence or absence of a word in search is used in which mode?<text:line-break/>a) Natural language<text:line-break/>b) Boolean mode<text:line-break/>c) Query expansion<text:line-break/>d) Cross mode<text:line-break/><text:bookmark text:name="id4246"/>View Answer</text:p>
      <text:section text:style-name="Sect1" text:name="target-id4246">
        <text:p text:style-name="Text_20_body">Answer: b<text:line-break/>Explanation: A full text search capability is provided in MySQL. It facilitates to look for words or phrases without using pattern-matching operations. Boolean search is one of the three modes.</text:p>
      </text:section>
      <text:p text:style-name="Text_20_body">3. Which search mode uses natural language search as a subroutine?<text:line-break/>a) Natural language<text:line-break/>b) Boolean mode<text:line-break/>c) Query expansion<text:line-break/>d) Cross mode<text:line-break/><text:bookmark text:name="id389"/>View Answer</text:p>
      <text:section text:style-name="Sect1" text:name="target-id389">
        <text:p text:style-name="Text_20_body">Answer: c<text:line-break/>Explanation: The query expansion search occurs in two phases. The natural language search is applied in the first phase. Query expansion search is one of the three modes of fulltext searching.</text:p>
      </text:section>
      <text:p text:style-name="Text_20_body">4. FULLTEXT indexes can be created only for ____________<text:line-break/>a) MyISAM<text:line-break/>b) InnoDB<text:line-break/>c) MEMORY<text:line-break/>d) TRANSITION<text:line-break/><text:bookmark text:name="id8489"/>View Answer</text:p>
      <text:section text:style-name="Sect1" text:name="target-id8489">
        <text:p text:style-name="Text_20_body">Answer: a<text:line-break/>Explanation: Full-text searches are based on the FULLTEXT indexes. They can be created for MyISAM tables only. In MySQL, a full text search enables to look for words or phrases without using pattern-matching operations.</text:p>
      </text:section>
      <text:p text:style-name="Text_20_body">5. A FULLTEXT index cannot be created for multiple columns.<text:line-break/>a) True<text:line-break/>b) False<text:line-break/><text:bookmark text:name="id1393"/>View Answer</text:p>
      <text:section text:style-name="Sect1" text:name="target-id1393">
        <text:p text:style-name="Text_20_body">Answer: b<text:line-break/>Explanation: In MySQL, a full-text search is based on the FULLTEXT indexes. A FULLTEXT index can be created both for a single column and for multiple columns. Searching is possible across columns.</text:p>
      </text:section>
      <text:p text:style-name="Text_20_body"><text:soft-page-break/>6. Which keyword is used to search through natural language fulltext?<text:line-break/>a) MATCH<text:line-break/>b) AGAINST<text:line-break/>c) SEARCH<text:line-break/>d) FIND<text:line-break/><text:bookmark text:name="id2928"/>View Answer</text:p>
      <text:section text:style-name="Sect1" text:name="target-id2928">
        <text:p text:style-name="Text_20_body">Answer: a<text:line-break/>Explanation: In MySQL, fulltext searches are carried in three modes. Natural language fulltext search is carried out using the MATCH and AGAINST clause. MATCH keyword specifies the column to be searched.</text:p>
      </text:section>
      <text:p text:style-name="Text_20_body">7. What is xyz in the following statement?</text:p>
      <text:p text:style-name="P1"><text:s text:c="8"/>SELECT * FROM my_table WHERE MATCH(abc) AGAINST('xyz');</text:p>
      <text:p text:style-name="Text_20_body">a) column name<text:line-break/>b) table name<text:line-break/>c) search string<text:line-break/>d) database name<text:line-break/><text:bookmark text:name="id4740"/>View Answer</text:p>
      <text:section text:style-name="Sect1" text:name="target-id4740">
        <text:p text:style-name="Text_20_body">Answer: c<text:line-break/>Explanation: The natural language fulltext search in MySQL tables is carried out using the MATCH and AGAINST clause. The MATCH clause is used to specify the column and AGAINST specifies the search string.</text:p>
      </text:section>
      <text:p text:style-name="Text_20_body">8. What is abc in the following statement?</text:p>
      <text:p text:style-name="P1"><text:s text:c="8"/>SELECT * FROM my_table WHERE MATCH(abc) AGAINST('xyz');</text:p>
      <text:p text:style-name="Text_20_body">a) column name<text:line-break/>b) table name<text:line-break/>c) search string<text:line-break/>d) database name<text:line-break/><text:bookmark text:name="id9189"/>View Answer</text:p>
      <text:section text:style-name="Sect1" text:name="target-id9189">
        <text:p text:style-name="Text_20_body">Answer: a<text:line-break/>Explanation: The MATCH clause is used to specify the column and AGAINST specifies the search string in the natural language full text search syntax. It is one of the three modes of full-text search.</text:p>
      </text:section>
      <text:p text:style-name="Text_20_body">9. In Boolean search, results are sorted by relevance.<text:line-break/>a) True<text:line-break/>b) False<text:line-break/><text:bookmark text:name="id9568"/>View Answer</text:p>
      <text:section text:style-name="Sect1" text:name="target-id9568">
        <text:p text:style-name="Text_20_body">Answer: b<text:line-break/>Explanation: Boolean mode FULLTEXT search is one of the three modes of FULLTEXT searches in MySQL. Boolean searches deal with the presence or absence of a word in a particular row to carry out the searches.</text:p>
      </text:section>
      <text:p text:style-name="Text_20_body"><text:soft-page-break/>10. Which parameter determines the shortest words to index in FULLTEXT indexes?<text:line-break/>a) ft_min_word_len<text:line-break/>b) ft_min_len_word<text:line-break/>c) ft_word_min_len<text:line-break/>d) ft_word_len_word<text:line-break/><text:bookmark text:name="id6099"/>View Answer</text:p>
      <text:section text:style-name="Sect1" text:name="target-id6099">
        <text:p text:style-name="Text_20_body">Answer: a<text:line-break/>Explanation: There are many full-text parameters that are configurable. They can be modified by setting the system variables accordingly. The ‘ft_min_word_len’ parameter determine the shortest words to index in FULLTEXT indexes.</text:p>
      </text:section>
      <text:h text:style-name="Heading_20_1" text:outline-level="1">MySQL Questions and Answers – Using MySQL Command Line Tool </text:h>
      <text:p text:style-name="Text_20_body">This set of MySQL Multiple Choice Questions &amp; Answers (MCQs) focuses on “Using MySQL Command Line Tool”.</text:p>
      <text:p text:style-name="Text_20_body">1. Which statement is used to access an existing Database?<text:line-break/>a) Use<text:line-break/>b) use database.name<text:line-break/>c) USE databasename;<text:line-break/>d) None of the mentioned<text:line-break/><text:bookmark text:name="id1177"/>View Answer</text:p>
      <text:section text:style-name="Sect1" text:name="target-id1177">
        <text:p text:style-name="Text_20_body">Answer: c<text:line-break/>Explanation: None.<text:line-break/></text:p>
      </text:section>
      <text:p text:style-name="Text_20_body">2. The “Mysql command line tool” format the results in which of the following format:<text:line-break/>a) Rectangle<text:line-break/>b) Square<text:line-break/>c) Sphere<text:line-break/>d) None of the mentioned<text:line-break/><text:bookmark text:name="id313"/>View Answer</text:p>
      <text:section text:style-name="Sect1" text:name="target-id313">
        <text:p text:style-name="Text_20_body">Answer: a<text:line-break/>Explanation: None.<text:line-break/></text:p>
      </text:section>
      <text:p text:style-name="Text_20_body">3. The “Mysql command line tool” formats are bounded by<text:line-break/>a) +-|<text:line-break/>b) +-*<text:line-break/>c) +-/<text:line-break/>d) +-}<text:line-break/><text:bookmark text:name="id5382"/>View Answer</text:p>
      <text:section text:style-name="Sect1" text:name="target-id5382">
        <text:p text:style-name="Text_20_body"><text:soft-page-break/>Answer: a<text:line-break/>Explanation: None.<text:line-break/></text:p>
      </text:section>
      <text:p text:style-name="Text_20_body">4. Which command is used on Mysql command line tool to return to window command shell?<text:line-break/>a) exit<text:line-break/>b) exit;<text:line-break/>c) exit()<text:line-break/>d) exit();<text:line-break/><text:bookmark text:name="id5605"/>View Answer</text:p>
      <text:section text:style-name="Sect1" text:name="target-id5605">
        <text:p text:style-name="Text_20_body">Answer: a<text:line-break/>Explanation: None.<text:line-break/></text:p>
      </text:section>
      <text:p text:style-name="Text_20_body">5. Which command is used in Mysql command line tool to return to window command shell?<text:line-break/>a) exit;<text:line-break/>b) quit;<text:line-break/>c) both exit; and quit;<text:line-break/>d) only exit;<text:line-break/><text:bookmark text:name="id1532"/>View Answer</text:p>
      <text:section text:style-name="Sect1" text:name="target-id1532">
        <text:p text:style-name="Text_20_body">Answer: c<text:line-break/>Explanation: None.<text:line-break/></text:p>
      </text:section>
      <text:p text:style-name="Text_20_body">6. Which command is used for taking “server side help” in Mysql command line tool<text:line-break/>a) /h<text:line-break/>b) /c<text:line-break/>c) /e<text:line-break/>d) None of the mentioned<text:line-break/><text:bookmark text:name="id2352"/>View Answer</text:p>
      <text:section text:style-name="Sect1" text:name="target-id2352">
        <text:p text:style-name="Text_20_body">Answer: a<text:line-break/>Explanation: /h represents help contents for Mysql.<text:line-break/></text:p>
      </text:section>
      <text:p text:style-name="Text_20_body">7. Which authentications are required for login into Mysql command line tool?<text:line-break/>a) Username<text:line-break/>b) Password<text:line-break/>c) Only Username<text:line-break/>d) Both Username and Password<text:line-break/><text:bookmark text:name="id7642"/>View Answer</text:p>
      <text:section text:style-name="Sect1" text:name="target-id7642">
        <text:p text:style-name="Text_20_body">Answer: d<text:line-break/>Explanation: None.<text:line-break/></text:p>
      </text:section>
      <text:p text:style-name="Text_20_body"><text:soft-page-break/>8. Mysql command line tool is used to show “how many rows are returned and how long SQL command took to execute”<text:line-break/>a) True<text:line-break/>b) False<text:line-break/>c) Undetermined<text:line-break/>d) Depend<text:line-break/><text:bookmark text:name="id4259"/>View Answer</text:p>
      <text:section text:style-name="Sect1" text:name="target-id4259">
        <text:p text:style-name="Text_20_body">Answer: c<text:line-break/>Explanation: None.<text:line-break/></text:p>
      </text:section>
      <text:p text:style-name="Text_20_body">9. Which command is used for showing current date and time in Mysql command line tool?<text:line-break/>a) select now()<text:line-break/>b) SELECT now();<text:line-break/>c) SELECT now()<text:line-break/>d) None of the mentioned<text:line-break/><text:bookmark text:name="id2446"/>View Answer</text:p>
      <text:section text:style-name="Sect1" text:name="target-id2446">
        <text:p text:style-name="Text_20_body">Answer: b<text:line-break/>Explanation: None.</text:p>
      </text:section>
      <text:h text:style-name="Heading_20_1" text:outline-level="1">MySQL Questions and Answers – Table Creation </text:h>
      <text:p text:style-name="Text_20_body">This set of MySQL Multiple Choice Questions &amp; Answers (MCQs) focuses on “Table Creation”.</text:p>
      <text:p text:style-name="Text_20_body">1. Which among the following is the correct syntax for creating table?<text:line-break/>a) CREATE TABLE name;<text:line-break/>b) CREATE name;<text:line-break/>c) CREATE TABLE<text:line-break/>d) All of the mentioned<text:line-break/><text:bookmark text:name="id5838"/>View Answer</text:p>
      <text:section text:style-name="Sect1" text:name="target-id5838">
        <text:p text:style-name="Text_20_body">Answer: a<text:line-break/>Explanation: None.<text:line-break/></text:p>
      </text:section>
      <text:p text:style-name="Text_20_body">2. What is the role of “CONSTRAINS” in defining a table in Mysql?<text:line-break/>a) Declaring primary key<text:line-break/>b) Declaring Foreign Key<text:line-break/>c) Restrictions on columns<text:line-break/>d) All of the mentioned<text:line-break/><text:bookmark text:name="id3836"/>View Answer</text:p>
      <text:section text:style-name="Sect1" text:name="target-id3836">
        <text:p text:style-name="Text_20_body"><text:soft-page-break/>Answer: d<text:line-break/>Explanation: None.<text:line-break/></text:p>
      </text:section>
      <text:p text:style-name="Text_20_body">3. Which command is used for the table definition in Mysql?<text:line-break/>a) DESC table_name;<text:line-break/>b) DESC table_name<text:line-break/>c) DESC<text:line-break/>d) None of the mentioned<text:line-break/><text:bookmark text:name="id1929"/>View Answer</text:p>
      <text:section text:style-name="Sect1" text:name="target-id1929">
        <text:p text:style-name="Text_20_body">Answer: a<text:line-break/>Explanation: None.<text:line-break/></text:p>
      </text:section>
      <text:p text:style-name="Text_20_body">4. Which among the following is the correct syntax for defining “Constraint Check” in Mysql?<text:line-break/>a) gender char(1) check( gender IN (‘M’, ‘F’)),<text:line-break/>b) gender char (1) check,<text:line-break/>c) gender char (1) check ( gender ),<text:line-break/>d) none of the mentioned<text:line-break/><text:bookmark text:name="id4254"/>View Answer</text:p>
      <text:section text:style-name="Sect1" text:name="target-id4254">
        <text:p text:style-name="Text_20_body">Answer: a<text:line-break/>Explanation: Check constraint constrains the allowable values for a particular column.<text:line-break/></text:p>
      </text:section>
      <text:p text:style-name="Text_20_body">5. Which data type character merge the “Check Constraint” into a data type definition?<text:line-break/>a) ENUM<text:line-break/>b) ENUM1<text:line-break/>c) ENUM2<text:line-break/>d) None of the mentioned<text:line-break/><text:bookmark text:name="id8872"/>View Answer</text:p>
      <text:section text:style-name="Sect1" text:name="target-id8872">
        <text:p text:style-name="Text_20_body">Answer: a<text:line-break/>Explanation: None.<text:line-break/></text:p>
      </text:section>
      <text:p text:style-name="Text_20_body">6. Which among the following is the correct syntax for defining “ENUM” in Mysql?<text:line-break/>a) gender ENUM (‘M’, ‘F’),<text:line-break/>b) gender ENUM,<text:line-break/>c) gender ENUM ( ),<text:line-break/>d) none of the mentioned<text:line-break/><text:bookmark text:name="id4559"/>View Answer</text:p>
      <text:section text:style-name="Sect1" text:name="target-id4559">
        <text:p text:style-name="Text_20_body">Answer: a<text:line-break/>Explanation: None.<text:line-break/></text:p>
      </text:section>
      <text:p text:style-name="Text_20_body"><text:soft-page-break/>7. Which among the following are the correct definitions for “NULL” in Mysql?<text:line-break/>a) Absence of value<text:line-break/>b) Unknown<text:line-break/>c) Empty set<text:line-break/>d) All of the mentioned<text:line-break/><text:bookmark text:name="id9639"/>View Answer</text:p>
      <text:section text:style-name="Sect1" text:name="target-id9639">
        <text:p text:style-name="Text_20_body">Answer: d<text:line-break/>Explanation: None.<text:line-break/></text:p>
      </text:section>
      <text:p text:style-name="Text_20_body">8. Find out the logical error in the following query?</text:p>
      <text:p text:style-name="Preformatted_20_Text"><text:s text:c="3"/>CREATE TABLE person</text:p>
      <text:p text:style-name="Preformatted_20_Text"><text:s text:c="3"/>( person_id VARCHAR(20),</text:p>
      <text:p text:style-name="Preformatted_20_Text"><text:s text:c="4"/>Name VARCHAR (20),</text:p>
      <text:p text:style-name="Preformatted_20_Text"><text:s text:c="4"/>Address VARCHAR (20),</text:p>
      <text:p text:style-name="Preformatted_20_Text"><text:s text:c="4"/>Mobile_no <text:s/>SMALLINT </text:p>
      <text:p text:style-name="P1"><text:s text:c="4"/>);</text:p>
      <text:p text:style-name="Text_20_body">a) Lesser number of columns<text:line-break/>b) Incorrect definition<text:line-break/>c) Primary key is missing<text:line-break/>d) None of the mentioned<text:line-break/><text:bookmark text:name="id7299"/>View Answer</text:p>
      <text:section text:style-name="Sect1" text:name="target-id7299">
        <text:p text:style-name="Text_20_body">Answer: c<text:line-break/>Explanation: Primary key is an essential attribute for each table declared in Mysql.<text:line-break/></text:p>
      </text:section>
      <text:p text:style-name="Text_20_body">9. What is meaning of “REFERENCES” in table definition?<text:line-break/>a) Primary key<text:line-break/>b) NULL<text:line-break/>c) Foreign Key<text:line-break/>d) A ”foreign Key” belong to this particular table<text:line-break/><text:bookmark text:name="id5608"/>View Answer</text:p>
      <text:section text:style-name="Sect1" text:name="target-id5608">
        <text:p text:style-name="Text_20_body">Answer: d<text:line-break/>Explanation: When “Foreign Key” declared in a table then it necessary to define the name of the table to which it belong with help of constraint “REFERENCES”.<text:line-break/></text:p>
      </text:section>
      <text:p text:style-name="Text_20_body">10. What default value gets stored in columns of the table?<text:line-break/>a) NULL<text:line-break/>b) 0<text:line-break/>c) 1<text:line-break/>d) -1<text:line-break/><text:bookmark text:name="id8378"/>View Answer</text:p>
      <text:section text:style-name="Sect1" text:name="target-id8378">
        <text:p text:style-name="Text_20_body"><text:soft-page-break/>Answer: a<text:line-break/>Explanation: NULL is the default value as it stands for “Absence of value”.</text:p>
      </text:section>
      <text:h text:style-name="Heading_20_1" text:outline-level="1">MySQL Questions and Answers – Populating &amp; Modifying Tables – 1 </text:h>
      <text:p text:style-name="Text_20_body">This set of MySQL Multiple Choice Questions &amp; Answers (MCQs) focuses on “Populating &amp; Modifying Tables – 1”.</text:p>
      <text:p text:style-name="Text_20_body">1. Which Statement is used to insert the values in the table?<text:line-break/>a) INSERT INTO<text:line-break/>b) Insert<text:line-break/>c) INSERT<text:line-break/>d) None of the mentioned<text:line-break/><text:bookmark text:name="id8617"/>View Answer</text:p>
      <text:section text:style-name="Sect1" text:name="target-id8617">
        <text:p text:style-name="Text_20_body">Answer: a<text:line-break/>Explanation: None.<text:line-break/></text:p>
      </text:section>
      <text:p text:style-name="Text_20_body">2. Is it necessary to insert the value in each column of the table?<text:line-break/>a) Yes<text:line-break/>b) No<text:line-break/>c) Depends on the server<text:line-break/>d) Depends on the usage of the table<text:line-break/><text:bookmark text:name="id1358"/>View Answer</text:p>
      <text:section text:style-name="Sect1" text:name="target-id1358">
        <text:p text:style-name="Text_20_body">Answer: b<text:line-break/>Explanation: It is not necessary to insert the value in each column because there always a default value is inserted by the server “NULL”.<text:line-break/></text:p>
      </text:section>
      <text:p text:style-name="Text_20_body">3. In the following query, what does “person” stands for:</text:p>
      <text:p text:style-name="Preformatted_20_Text"><text:s text:c="4"/>INSERT INTO person</text:p>
      <text:p text:style-name="Preformatted_20_Text"><text:s text:c="4"/>(person_id, fname, lname) </text:p>
      <text:p text:style-name="P1"><text:s text:c="4"/>VALUES (1,’S’,’P’);</text:p>
      <text:p text:style-name="Text_20_body">a) Composite attributes<text:line-break/>b) Multivalued attributes<text:line-break/>c) Table name<text:line-break/>d) None of the mentioned<text:line-break/><text:bookmark text:name="id3816"/>View Answer</text:p>
      <text:section text:style-name="Sect1" text:name="target-id3816">
        <text:p text:style-name="Text_20_body">Answer: c<text:line-break/>Explanation: None.<text:line-break/></text:p>
      </text:section>
      <text:p text:style-name="Text_20_body">4. In the following query, what does “person_id” stands for?</text:p>
      <text:p text:style-name="Preformatted_20_Text"><text:soft-page-break/><text:s text:c="3"/>CREATE TABLE person</text:p>
      <text:p text:style-name="Preformatted_20_Text"><text:s text:c="3"/>(person_ id SMALLINT UNSIGNED,</text:p>
      <text:p text:style-name="Preformatted_20_Text"><text:s text:c="3"/>fname VARCHAR(20),</text:p>
      <text:p text:style-name="Preformatted_20_Text"><text:s text:c="3"/>lname VARCHAR(20) ,</text:p>
      <text:p text:style-name="P1"><text:s text:c="3"/>CONSTRAINT pk_person PRIMARY KEY (person_id));</text:p>
      <text:p text:style-name="Text_20_body">a) Normal attribute of the table<text:line-break/>b) Super key<text:line-break/>c) Composite key<text:line-break/>d) Primary key<text:line-break/><text:bookmark text:name="id7371"/>View Answer</text:p>
      <text:section text:style-name="Sect1" text:name="target-id7371">
        <text:p text:style-name="Text_20_body">Answer: b<text:line-break/>Explanation: Primary key is also termed as a super key.<text:line-break/></text:p>
      </text:section>
      <text:p text:style-name="Text_20_body">5. Which statement can be used for modifying the definition for an existing table?<text:line-break/>a) ALTER<text:line-break/>b) Modified<text:line-break/>c) SELECT<text:line-break/>d) FROM<text:line-break/><text:bookmark text:name="id6874"/>View Answer</text:p>
      <text:section text:style-name="Sect1" text:name="target-id6874">
        <text:p text:style-name="Text_20_body">Answer: a<text:line-break/>Explanation: None.<text:line-break/></text:p>
      </text:section>
      <text:p text:style-name="Text_20_body">6. Which feature is used for automatic increment of the column?<text:line-break/>a) AUTO_INCREMENT<text:line-break/>b) AUTO<text:line-break/>c) INCREMENT<text:line-break/>d) All of the mentioned<text:line-break/><text:bookmark text:name="id4358"/>View Answer</text:p>
      <text:section text:style-name="Sect1" text:name="target-id4358">
        <text:p text:style-name="Text_20_body">Answer: a<text:line-break/>Explanation: None.<text:line-break/></text:p>
      </text:section>
      <text:p text:style-name="Text_20_body">7. Which among the following is the correct syntax for modifying the definition of an existing table?<text:line-break/>a) ALTER TABLE person MODIFY person_id SMALLINT UNSIGNED AUTO_INCREMENT;<text:line-break/>b) ALTER TABLE person person_id SMALLINT UNSIGNED AUTO_INCREMENT;<text:line-break/>c) ALTER TABLE person MODIFY person_id ;<text:line-break/>d) ALTER TABLE person<text:line-break/><text:bookmark text:name="id8273"/>View Answer</text:p>
      <text:section text:style-name="Sect1" text:name="target-id8273">
        <text:p text:style-name="Text_20_body">Answer: a<text:line-break/>Explanation: None.<text:line-break/></text:p>
      </text:section>
      <text:p text:style-name="Text_20_body"><text:soft-page-break/>8. Will this query produce any error?</text:p>
      <text:p text:style-name="Preformatted_20_Text"><text:s text:c="2"/>INSERT INTO person</text:p>
      <text:p text:style-name="Preformatted_20_Text"><text:s text:c="2"/>(person_id, fname,lname)</text:p>
      <text:p text:style-name="Preformatted_20_Text"><text:s text:c="2"/>VALUES (1,’S’,’U’),</text:p>
      <text:p text:style-name="Preformatted_20_Text"><text:s text:c="2"/>VALUES (1,’T’,’U’);</text:p>
      <text:p text:style-name="P1"><text:s/>/* where person_id is a primary key */</text:p>
      <text:p text:style-name="Text_20_body">a) Error<text:line-break/>b) No Error<text:line-break/>c) Depends<text:line-break/>d) None of the mentioned<text:line-break/><text:bookmark text:name="id9550"/>View Answer</text:p>
      <text:section text:style-name="Sect1" text:name="target-id9550">
        <text:p text:style-name="Text_20_body">Answer: a<text:line-break/>Explanation: Person_id declared as a primary key therefore it never contain same value.<text:line-break/></text:p>
      </text:section>
      <text:p text:style-name="Text_20_body">9. Will this query produce any error?</text:p>
      <text:p text:style-name="Preformatted_20_Text">INSERT INTO person</text:p>
      <text:p text:style-name="Preformatted_20_Text">(person_id, fname,lname)</text:p>
      <text:p text:style-name="Preformatted_20_Text">VALUES (1,’S’,’U’),</text:p>
      <text:p text:style-name="Preformatted_20_Text">VALUES (2,’T’,’U’);</text:p>
      <text:p text:style-name="P1">/* where person_id is a primary key */</text:p>
      <text:p text:style-name="Text_20_body">a) Error<text:line-break/>b) No Error<text:line-break/>c) Depends<text:line-break/>d) None of the mentioned<text:line-break/><text:bookmark text:name="id2405"/>View Answer</text:p>
      <text:section text:style-name="Sect1" text:name="target-id2405">
        <text:p text:style-name="Text_20_body">Answer: b<text:line-break/>Explanation: None.<text:line-break/></text:p>
      </text:section>
      <text:p text:style-name="Text_20_body">10. What is the default value of column?<text:line-break/>a) NULL<text:line-break/>b) 0<text:line-break/>c) -1<text:line-break/>d) Undefined<text:line-break/><text:bookmark text:name="id678"/>View Answer</text:p>
      <text:section text:style-name="Sect1" text:name="target-id678">
        <text:p text:style-name="Text_20_body">Answer: a<text:line-break/>Explanation: When table is defined in Mysql then each column related to table will contain NULL Value as default.</text:p>
      </text:section>
      <text:h text:style-name="Heading_20_1" text:outline-level="1"><text:soft-page-break/>MySQL Questions and Answers – Populating &amp; Modifying Tables – 2 </text:h>
      <text:p text:style-name="Text_20_body">This set of MySQL Multiple Choice Questions &amp; Answers (MCQs) focuses on “Populating &amp; Modifying Tables – 2”.</text:p>
      <text:p text:style-name="Text_20_body">1. Which statement is used to select columns and rows from the table?<text:line-break/>a) SELECT<text:line-break/>b) ALTER<text:line-break/>c) MODIFY<text:line-break/>d) FROM<text:line-break/><text:bookmark text:name="id4287"/>View Answer</text:p>
      <text:section text:style-name="Sect1" text:name="target-id4287">
        <text:p text:style-name="Text_20_body">Answer: a<text:line-break/>Explanation: None.<text:line-break/></text:p>
      </text:section>
      <text:p text:style-name="Text_20_body">2. In the following query “person” stands for</text:p>
      <text:p text:style-name="Preformatted_20_Text"><text:s text:c="3"/>SELECT person_id, fname, lname, Birth_date</text:p>
      <text:p text:style-name="P1"><text:s text:c="3"/>FROM person;</text:p>
      <text:p text:style-name="Text_20_body">a) Table name<text:line-break/>b) Attribute<text:line-break/>c) Multivalued attribute<text:line-break/>d) None of the mentioned<text:line-break/><text:bookmark text:name="id6531"/>View Answer</text:p>
      <text:section text:style-name="Sect1" text:name="target-id6531">
        <text:p text:style-name="Text_20_body">Answer: a<text:line-break/>Explanation: None.<text:line-break/></text:p>
      </text:section>
      <text:p text:style-name="Text_20_body">3. In the following query “*” stands for</text:p>
      <text:p text:style-name="P1"><text:s text:c="3"/>SELECT * FROM person;</text:p>
      <text:p text:style-name="Text_20_body">a) Retrieve all data from the table<text:line-break/>b) Retrieve data of primary key only<text:line-break/>c) Retrieve NULL data<text:line-break/>d) None of the mentioned<text:line-break/><text:bookmark text:name="id674"/>View Answer</text:p>
      <text:section text:style-name="Sect1" text:name="target-id674">
        <text:p text:style-name="Text_20_body">Answer: a<text:line-break/>Explanation: None.<text:line-break/></text:p>
      </text:section>
      <text:p text:style-name="Text_20_body">4. Which Clause is used to select a particular row from the set of row in an existing table?<text:line-break/>a) WHERE<text:line-break/>b) FROM<text:line-break/><text:soft-page-break/>c) ALTER<text:line-break/>d) None of the mentioned<text:line-break/><text:bookmark text:name="id707"/>View Answer</text:p>
      <text:section text:style-name="Sect1" text:name="target-id707">
        <text:p text:style-name="Text_20_body">Answer: a<text:line-break/>Explanation: None.<text:line-break/></text:p>
      </text:section>
      <text:p text:style-name="Text_20_body">5. In the following query “person_id” can be</text:p>
      <text:p text:style-name="Preformatted_20_Text"><text:s text:c="3"/>SELECT person_id, fname,l name, Birth_data FROM person</text:p>
      <text:p text:style-name="P1"><text:s text:c="3"/>WHERE person_id=1;</text:p>
      <text:p text:style-name="Text_20_body">a) Only Primary Key<text:line-break/>b) Primary Key or any other Attribute<text:line-break/>c) Only Attribute but not a primary Key<text:line-break/>d) None of the mentioned<text:line-break/><text:bookmark text:name="id4626"/>View Answer</text:p>
      <text:section text:style-name="Sect1" text:name="target-id4626">
        <text:p text:style-name="Text_20_body">Answer: b<text:line-break/>Explanation: None.<text:line-break/></text:p>
      </text:section>
      <text:p text:style-name="Text_20_body">6. Which Clause is used to sort the stored data in alphabetical order?<text:line-break/>a) ORDER by CLAUSE<text:line-break/>b) MODIFY<text:line-break/>c) ALTER<text:line-break/>d) UPDATE<text:line-break/><text:bookmark text:name="id6434"/>View Answer</text:p>
      <text:section text:style-name="Sect1" text:name="target-id6434">
        <text:p text:style-name="Text_20_body">Answer: a<text:line-break/>Explanation: None.<text:line-break/></text:p>
      </text:section>
      <text:p text:style-name="Text_20_body">7. Which Clause is used to select a particular table in Mysql?<text:line-break/>a) WHERE<text:line-break/>b) SELECT<text:line-break/>c) FROM<text:line-break/>d) ALTER<text:line-break/><text:bookmark text:name="id3351"/>View Answer</text:p>
      <text:section text:style-name="Sect1" text:name="target-id3351">
        <text:p text:style-name="Text_20_body">Answer: c<text:line-break/>Explanation: None.<text:line-break/></text:p>
      </text:section>
      <text:p text:style-name="Text_20_body">8. Which command is used to show all tables that are stored in a database?<text:line-break/>a) SHOWS<text:line-break/>b) SHOW<text:line-break/>c) SHOWES<text:line-break/><text:soft-page-break/>d) None of the mentioned<text:line-break/><text:bookmark text:name="id9147"/>View Answer</text:p>
      <text:section text:style-name="Sect1" text:name="target-id9147">
        <text:p text:style-name="Text_20_body">Answer: d<text:line-break/>Explanation: None.<text:line-break/></text:p>
      </text:section>
      <text:p text:style-name="Text_20_body">9. Which among the following is the correct syntax for showing all tables in the database?<text:line-break/>a) SHOWS TABLES<text:line-break/>b) SHOW TABLE<text:line-break/>c) SHOW<text:line-break/>d) SHOWS TABLES;<text:line-break/><text:bookmark text:name="id154"/>View Answer</text:p>
      <text:section text:style-name="Sect1" text:name="target-id154">
        <text:p text:style-name="Text_20_body">Answer: d<text:line-break/>Explanation: None.<text:line-break/></text:p>
      </text:section>
      <text:p text:style-name="Text_20_body">10. If attribute “fruit” stores data as “apple, mango, banana” in table person then what will be the output of the following query?</text:p>
      <text:p text:style-name="Preformatted_20_Text"><text:s text:c="4"/>SELECT fruit FROM person</text:p>
      <text:p text:style-name="Preformatted_20_Text"><text:s text:c="4"/>WHERE person_id=1</text:p>
      <text:p text:style-name="P1"><text:s text:c="4"/>ORDER BY fruit;</text:p>
      <text:p text:style-name="Text_20_body">a) apple, mango, banana<text:line-break/>b) apple, banana, mango<text:line-break/>c) mango, apple, banana<text:line-break/>d) none of the mentioned<text:line-break/><text:bookmark text:name="id634"/>View Answer</text:p>
      <text:section text:style-name="Sect1" text:name="target-id634">
        <text:p text:style-name="Text_20_body">Answer: a<text:line-break/>Explanation: ORDER BY Clause always sort in alphabetical order which also known as lexicographical order.</text:p>
      </text:section>
      <text:h text:style-name="Heading_20_1" text:outline-level="1">MySQL Questions and Answers – Populating &amp; Modifying Tables – 3 </text:h>
      <text:p text:style-name="Text_20_body">This set of MySQL Multiple Choice Questions &amp; Answers (MCQs) focuses on “Populating &amp; Modifying Tables – 3”.</text:p>
      <text:p text:style-name="Text_20_body">1. Which statement is used for updating existing information in the table?<text:line-break/>a) UPDATE<text:line-break/>b) WHERE<text:line-break/>c) MODIFY<text:line-break/>d) ALTER<text:line-break/><text:bookmark text:name="id9708"/>View Answer</text:p>
      <text:section text:style-name="Sect1" text:name="target-id9708">
        <text:p text:style-name="Text_20_body"><text:soft-page-break/>Answer: a<text:line-break/>Explanation: None.<text:line-break/></text:p>
      </text:section>
      <text:p text:style-name="Text_20_body">2. Which statement is used to delete an existing row from the table?<text:line-break/>a) DELETE<text:line-break/>b) WHERE<text:line-break/>c) MODIFY<text:line-break/>d) None of the mentioned<text:line-break/><text:bookmark text:name="id4125"/>View Answer</text:p>
      <text:section text:style-name="Sect1" text:name="target-id4125">
        <text:p text:style-name="Text_20_body">Answer: a<text:line-break/>Explanation: None.<text:line-break/></text:p>
      </text:section>
      <text:p text:style-name="Text_20_body">3. In the following query how many rows will be updated?</text:p>
      <text:p text:style-name="Preformatted_20_Text"><text:s text:c="3"/>UPDATE person</text:p>
      <text:p text:style-name="Preformatted_20_Text"><text:s text:c="3"/>SET lname=’s’,</text:p>
      <text:p text:style-name="Preformatted_20_Text"><text:s text:c="3"/>Fname = ’p’,</text:p>
      <text:p text:style-name="Preformatted_20_Text"><text:s text:c="3"/>WHERE person_id = 1;</text:p>
      <text:p text:style-name="P1"><text:s text:c="3"/>/* person_id is a primary key */</text:p>
      <text:p text:style-name="Text_20_body">a) Single row<text:line-break/>b) Double row<text:line-break/>c) No row<text:line-break/>d) None of the mentioned<text:line-break/><text:bookmark text:name="id9776"/>View Answer</text:p>
      <text:section text:style-name="Sect1" text:name="target-id9776">
        <text:p text:style-name="Text_20_body">Answer: a<text:line-break/>Explanation: None.<text:line-break/></text:p>
      </text:section>
      <text:p text:style-name="Text_20_body">4. In the following query how many rows will be updated?</text:p>
      <text:p text:style-name="Preformatted_20_Text"><text:s text:c="3"/>UPDATE person</text:p>
      <text:p text:style-name="Preformatted_20_Text"><text:s text:c="3"/>SET lname=’s’,</text:p>
      <text:p text:style-name="Preformatted_20_Text"><text:s text:c="3"/>Fname=’p’,</text:p>
      <text:p text:style-name="Preformatted_20_Text"><text:s text:c="3"/>WHERE person_id&amp;lt;10;</text:p>
      <text:p text:style-name="P1"><text:s text:c="3"/>/* person_id is a primary key */</text:p>
      <text:p text:style-name="Text_20_body">a) 0-9<text:line-break/>b) 1-6<text:line-break/>c) No row<text:line-break/>d) None of the mentioned<text:line-break/><text:bookmark text:name="id3954"/>View Answer</text:p>
      <text:section text:style-name="Sect1" text:name="target-id3954">
        <text:p text:style-name="Text_20_body">Answer: a<text:line-break/>Explanation: None.<text:line-break/></text:p>
      </text:section>
      <text:p text:style-name="Text_20_body">5. In the following query how many rows will be deleted?</text:p>
      <text:p text:style-name="Preformatted_20_Text"><text:soft-page-break/>DELETE person</text:p>
      <text:p text:style-name="Preformatted_20_Text">WHERE person_id=1;</text:p>
      <text:p text:style-name="P1">/*person_id is a primary key */</text:p>
      <text:p text:style-name="Text_20_body">a) 1<text:line-break/>b) 0<text:line-break/>c) No row<text:line-break/>d) None of the mentioned<text:line-break/><text:bookmark text:name="id4514"/>View Answer</text:p>
      <text:section text:style-name="Sect1" text:name="target-id4514">
        <text:p text:style-name="Text_20_body">Answer: a<text:line-break/>Explanation: None.<text:line-break/></text:p>
      </text:section>
      <text:p text:style-name="Text_20_body">6. In the following query how many rows will be deleted?</text:p>
      <text:p text:style-name="Preformatted_20_Text">DELETE person</text:p>
      <text:p text:style-name="Preformatted_20_Text">WHERE person_id&amp;lt;10;</text:p>
      <text:p text:style-name="P1">/*person_id is a primary key */</text:p>
      <text:p text:style-name="Text_20_body">a) 0-9<text:line-break/>b) 1-7<text:line-break/>c) No row<text:line-break/>d) None of the mentioned<text:line-break/><text:bookmark text:name="id8265"/>View Answer</text:p>
      <text:section text:style-name="Sect1" text:name="target-id8265">
        <text:p text:style-name="Text_20_body">Answer: a<text:line-break/>Explanation: None.<text:line-break/></text:p>
      </text:section>
      <text:p text:style-name="Text_20_body">7. “INSERT” is same as “UPDATE” ?<text:line-break/>a) NO<text:line-break/>b) YES<text:line-break/>c) May be<text:line-break/>d) None of the mentioned<text:line-break/><text:bookmark text:name="id5346"/>View Answer</text:p>
      <text:section text:style-name="Sect1" text:name="target-id5346">
        <text:p text:style-name="Text_20_body">Answer: a<text:line-break/>Explanation: “INSERT “is used to entering the data in the newly created table while “UPDATE” is used to modify the data which is already inserted with help of statement “INSERT”.<text:line-break/></text:p>
      </text:section>
      <text:p text:style-name="Text_20_body">8. Which clause is used to rename the existing table?<text:line-break/>a) RENAME<text:line-break/>b) MODIFY<text:line-break/>c) ALTER<text:line-break/>d) None of the mentioned<text:line-break/><text:bookmark text:name="id7441"/>View Answer</text:p>
      <text:section text:style-name="Sect1" text:name="target-id7441">
        <text:p text:style-name="Text_20_body"><text:soft-page-break/>Answer: a<text:line-break/>Explanation: None.<text:line-break/></text:p>
      </text:section>
      <text:p text:style-name="Text_20_body">9. Which of the following functions are not performed by “ALTER” clause?<text:line-break/>a) Change the name of the table<text:line-break/>b) Change name of the column<text:line-break/>c) Drop a column<text:line-break/>d) All of the mentioned<text:line-break/><text:bookmark text:name="id3004"/>View Answer</text:p>
      <text:section text:style-name="Sect1" text:name="target-id3004">
        <text:p text:style-name="Text_20_body">Answer: d<text:line-break/>Explanation: None.</text:p>
      </text:section>
      <text:h text:style-name="Heading_20_1" text:outline-level="1">MySQL Questions and Answers – Data Value Categories – 1 </text:h>
      <text:p text:style-name="Text_20_body">This set of MySQL Database Multiple Choice Questions &amp; Answers (MCQs) focuses on “Data Value Categories – 1”.</text:p>
      <text:p text:style-name="Text_20_body">1. Numbers prefixed with ‘0x’ are in base __________<text:line-break/>a) 8<text:line-break/>b) 16<text:line-break/>c) 32<text:line-break/>d) 64<text:line-break/><text:bookmark text:name="id4275"/>View Answer</text:p>
      <text:section text:style-name="Sect1" text:name="target-id4275">
        <text:p text:style-name="Text_20_body">Answer: b<text:line-break/>Explanation: In MySQL, there are many numeric datatypes. They include integers and floating points. For example, 34, 12.3, -1.3E11. The numbers that are prefixed with ‘0x’ are in hexadecimal.</text:p>
      </text:section>
      <text:p text:style-name="Text_20_body">2. Hexadecimal numbers cannot be used in scientific notation.<text:line-break/>a) True<text:line-break/>b) False<text:line-break/><text:bookmark text:name="id9067"/>View Answer</text:p>
      <text:section text:style-name="Sect1" text:name="target-id9067">
        <text:p text:style-name="Text_20_body">Answer: a<text:line-break/>Explanation: The scientific notation for real numbers is possible in MySQL. Approximate values are represented as floating point numbers in scientific notation. It consists of a mantissa and exponent.</text:p>
      </text:section>
      <text:p text:style-name="Text_20_body">3. The mantissa in -1.58E5 is __________<text:line-break/>a) -1.58<text:line-break/>b) 1.58<text:line-break/>c) E<text:line-break/>d) 5<text:line-break/><text:bookmark text:name="id4220"/>View Answer</text:p>
      <text:section text:style-name="Sect1" text:name="target-id4220">
        <text:p text:style-name="Text_20_body"><text:soft-page-break/>Answer: a<text:line-break/>Explanation: In MySQL, the scientific notation for real numbers is possible. Some values are represented as floating point numbers in scientific notation consisting of a mantissa and exponent.</text:p>
      </text:section>
      <text:p text:style-name="Text_20_body">4. The BIGINT precision is of bit _________<text:line-break/>a) 32<text:line-break/>b) 64<text:line-break/>c) 128<text:line-break/>d) 16<text:line-break/><text:bookmark text:name="id2379"/>View Answer</text:p>
      <text:section text:style-name="Sect1" text:name="target-id2379">
        <text:p text:style-name="Text_20_body">Answer: b<text:line-break/>Explanation: In MySQL, for the expressions containing only exact values that are all integers, the evaluation uses BIGINT (64 – bit) precision. MySQL evaluates expressions using exact/approximate math.</text:p>
      </text:section>
      <text:p text:style-name="Text_20_body">5. The DECIMAL used for expressions containing only exact values with fractional part is of digit precision _________<text:line-break/>a) 32<text:line-break/>b) 64<text:line-break/>c) 65<text:line-break/>d) 16<text:line-break/><text:bookmark text:name="id8636"/>View Answer</text:p>
      <text:section text:style-name="Sect1" text:name="target-id8636">
        <text:p text:style-name="Text_20_body">Answer: c<text:line-break/>Explanation: In MySQL, for the expressions containing only exact values and where one or more values have a fractional part, the DECIMAL arithmetic is used with digits of precision equal to 65.</text:p>
      </text:section>
      <text:p text:style-name="Text_20_body">6. If a string is to be converted to a number, it is converted into a _____________<text:line-break/>a) double precision floating point<text:line-break/>b) single precision floating point<text:line-break/>c) decimal integer<text:line-break/>d) hexadecimal integer<text:line-break/><text:bookmark text:name="id6296"/>View Answer</text:p>
      <text:section text:style-name="Sect1" text:name="target-id6296">
        <text:p text:style-name="Text_20_body">Answer: a<text:line-break/>Explanation: When there is a need to convert a string to a number to evaluate an expression, it is first converted to a double precision floating point value. Then, it can be used to do arithmetic.</text:p>
      </text:section>
      <text:p text:style-name="Text_20_body">7. The bit-field values are prefixed with __________<text:line-break/>a) 0b<text:line-break/>b) 0bit<text:line-break/>c) bit-<text:line-break/>d) ‘bit’<text:line-break/><text:bookmark text:name="id5149"/>View Answer</text:p>
      <text:section text:style-name="Sect1" text:name="target-id5149">
        <text:p text:style-name="Text_20_body">Answer: a<text:line-break/>Explanation: In MySQL, the bit-field values can be either written as b’value’ or 0bvalue. Here, <text:soft-page-break/>value is a sequence of digits zero or/and one. For example, b’1010′ and 0b1010 are decimal value 10.</text:p>
      </text:section>
      <text:p text:style-name="Text_20_body">8. A BIT value in a result set is displayed as a binary string.<text:line-break/>a) True<text:line-break/>b) False<text:line-break/><text:bookmark text:name="id8509"/>View Answer</text:p>
      <text:section text:style-name="Sect1" text:name="target-id8509">
        <text:p text:style-name="Text_20_body">Answer: a<text:line-break/>Explanation: In MySQL, the BIT values in the result set are displayed as binary strings. In order to convert them to integers, either a zero is added or the ‘CAST()’ operator is used to cast them.</text:p>
      </text:section>
      <text:p text:style-name="Text_20_body">9. ‘2341’ is a ____________<text:line-break/>a) integer<text:line-break/>b) floating point<text:line-break/>c) hexadecimal<text:line-break/>d) string<text:line-break/><text:bookmark text:name="id9184"/>View Answer</text:p>
      <text:section text:style-name="Sect1" text:name="target-id9184">
        <text:p text:style-name="Text_20_body">Answer: d<text:line-break/>Explanation: In MySQL, the string values are written by enclosing them within quotes. Values like ‘Alexander’, ‘Kolkata, India’ and ‘2341’ are strings. ‘2341’ looks like an integer but is a string.</text:p>
      </text:section>
      <text:p text:style-name="Text_20_body">10. If ANSI_QUOTES is enabled, MySQL treats the double quotes as ________________<text:line-break/>a) identifier-quoting character<text:line-break/>b) string-quoting character<text:line-break/>c) hexadecimal<text:line-break/>d) string<text:line-break/><text:bookmark text:name="id3362"/>View Answer</text:p>
      <text:section text:style-name="Sect1" text:name="target-id3362">
        <text:p text:style-name="Text_20_body">Answer: a<text:line-break/>Explanation: The SQL standard specifies the single quotes so that statements are portable across database engines. If ANSI_QUOTES is enabled, MySQL treats the double quotes as identifier-quoting character.</text:p>
      </text:section>
      <text:h text:style-name="Heading_20_1" text:outline-level="1">MySQL Questions and Answers – Data Value Categories – 2 </text:h>
      <text:p text:style-name="Text_20_body">This set of MySQL Questions and Answers for Experienced people focuses on “Data Value Categories – 2”.</text:p>
      <text:p text:style-name="Text_20_body">1. The NUL (‘\0’) is same as the SQL NULL value.<text:line-break/>a) True<text:line-break/>b) False<text:line-break/><text:bookmark text:name="id3009"/>View Answer</text:p>
      <text:section text:style-name="Sect1" text:name="target-id3009">
        <text:p text:style-name="Text_20_body"><text:soft-page-break/>Answer: b<text:line-break/>Explanation: MySQL recognizes many escape sequences like other programming languages. An escape sequence begin with a backslash character. The ‘\0’ is different from NULL. It is a zero valued byte.</text:p>
      </text:section>
      <text:p text:style-name="Text_20_body">2. The escape sequence for carriage return is ___________<text:line-break/>a) ‘\c’<text:line-break/>b) ‘\r’<text:line-break/>c) ‘\b’<text:line-break/>d) ‘\z’<text:line-break/><text:bookmark text:name="id2202"/>View Answer</text:p>
      <text:section text:style-name="Sect1" text:name="target-id2202">
        <text:p text:style-name="Text_20_body">Answer: b<text:line-break/>Explanation: MySQL provides the facility to use a wide range of escape sequences. They are special characters. They begin with the backslash character. For example, ‘\r’ specifies carriage return.</text:p>
      </text:section>
      <text:p text:style-name="Text_20_body">3. Which mode is used to turn off the special meaning of backslash and treat it as an ordinary character?<text:line-break/>a) NO_ESCAPES_SLASH<text:line-break/>b) NO_ESCAPES_BACKSLASH<text:line-break/>c) NO_BACKSLASH_ESCAPES<text:line-break/>d) NO_BACKSLASH_ESCAPE<text:line-break/><text:bookmark text:name="id3709"/>View Answer</text:p>
      <text:section text:style-name="Sect1" text:name="target-id3709">
        <text:p text:style-name="Text_20_body">Answer: c<text:line-break/>Explanation: To turn off the special meaning of backslash in MySQL, and treat it as an ordinary character, the SQL mode named NO_BACKSLASH_ESCAPES is enabled. The escape sequence is treated as characters.</text:p>
      </text:section>
      <text:p text:style-name="Text_20_body">4. x’ffff’ in decimal is ___________<text:line-break/>a) 65534<text:line-break/>b) 66535<text:line-break/>c) 65536<text:line-break/>d) 65537<text:line-break/><text:bookmark text:name="id4367"/>View Answer</text:p>
      <text:section text:style-name="Sect1" text:name="target-id4367">
        <text:p text:style-name="Text_20_body">Answer: c<text:line-break/>Explanation: In MySQL, string values are specified using the standard SQL notation x’val’. Here, val is pairs of hexadecimal digits ( ‘0’ through ‘ 9 ’ and ‘ a ’ through ‘ f ’). x’ffff’ is 65536 in decimal.</text:p>
      </text:section>
      <text:p text:style-name="Text_20_body">5. X’61626364′ and X’61626364′ are respectively __________<text:line-break/>a) abcd and 1633837924<text:line-break/>b) abcd and 4297383361<text:line-break/>c) dcba and 1633837924<text:line-break/>d) dcba and 4297383361<text:line-break/><text:bookmark text:name="id6018"/>View Answer</text:p>
      <text:section text:style-name="Sect1" text:name="target-id6018">
        <text:p text:style-name="Text_20_body"><text:soft-page-break/>Answer: a<text:line-break/>Explanation: In the numeric contexts, each hexadecimal number constant is treated as a number. Without adding a zero to it, a hexadecimal literal is treated as a string. Hence it is displayed as abcd.</text:p>
      </text:section>
      <text:p text:style-name="Text_20_body">6. The number of legal hexadecimal values among 0x0a, 0x0A, 0X0a and 0X0A is ___________<text:line-break/>a) 1<text:line-break/>b) 2<text:line-break/>c) 3<text:line-break/>d) 4<text:line-break/><text:bookmark text:name="id1080"/>View Answer</text:p>
      <text:section text:style-name="Sect1" text:name="target-id1080">
        <text:p text:style-name="Text_20_body">Answer: b<text:line-break/>Explanation: In MySQL, the hexadecimal values are case sensitive. The leading 0x is what makes it case sensitive. Not the lowercase ‘x’ notation is used here. Numbers prefixed with ‘0X’ are illegal.</text:p>
      </text:section>
      <text:p text:style-name="Text_20_body">7. A binary string is not associated with a character set.<text:line-break/>a) True<text:line-break/>b) False<text:line-break/><text:bookmark text:name="id1241"/>View Answer</text:p>
      <text:p text:style-name="Text_20_body">8. What is used to produce a new string from an old string in a desired character set.<text:line-break/>a) Introducers<text:line-break/>b) CONVERT()<text:line-break/>c) CONVERTER()<text:line-break/>d) CONVERTS()<text:line-break/><text:bookmark text:name="id376"/>View Answer</text:p>
      <text:section text:style-name="Sect1" text:name="target-id376">
        <text:p text:style-name="Text_20_body">Answer: b<text:line-break/>Explanation: The introducers and CONVERT() clause are not the same in MySQL. An introducer modifies the way a string is interpreted and does not modify the string. CONVERT() produces a new string from the old one.</text:p>
      </text:section>
      <text:p text:style-name="Text_20_body">9. To measure the length of a string in bytes, the operator used is __________<text:line-break/>a) CHAR_LENGTH()<text:line-break/>b) LENGTH()<text:line-break/>c) LEN()<text:line-break/>d) SIZE()<text:line-break/><text:bookmark text:name="id9352"/>View Answer</text:p>
      <text:section text:style-name="Sect1" text:name="target-id9352">
        <text:p text:style-name="Text_20_body">Answer: b<text:line-break/>Explanation: The LENGTH() operator is used to measure the length of an MySQL string in terms of bytes. To measure the length of the string in terms of number of characters, CHAR_LENGTH() is used.</text:p>
      </text:section>
      <text:p text:style-name="Text_20_body">10. Which character set variable indicates the character set used for storing identifiers?<text:line-break/>a) character_set_system<text:line-break/>b) character_set_server<text:line-break/>c) collation_server<text:line-break/><text:soft-page-break/>d) character_set_database<text:line-break/><text:bookmark text:name="id790"/>View Answer</text:p>
      <text:section text:style-name="Sect1" text:name="target-id790">
        <text:p text:style-name="Text_20_body">Answer: a<text:line-break/>Explanation: The server is responsible for maintaining various system variables involved in the character set support. The system variable ‘character_set_system’ indicates the character set used for storing identifiers.</text:p>
      </text:section>
      <text:h text:style-name="Heading_20_1" text:outline-level="1">MySQL Questions and Answers – MySQL Datatypes – 1 </text:h>
      <text:p text:style-name="Text_20_body">This set of MySQL Multiple Choice Questions &amp; Answers (MCQs) focuses on “MySQL Datatypes – 1”.</text:p>
      <text:p text:style-name="Text_20_body">1. Character data can be stored as<text:line-break/>a) Fixed length string<text:line-break/>b) Variable length string<text:line-break/>c) Either Fixed or Variable length string<text:line-break/>d) None of the mentioned<text:line-break/><text:bookmark text:name="id9170"/>View Answer</text:p>
      <text:section text:style-name="Sect1" text:name="target-id9170">
        <text:p text:style-name="Text_20_body">Answer: c<text:line-break/>Explanation: To store character data we can use two definitions<text:line-break/>Char(20) /*fixed length */<text:line-break/>Varchar(20) /* variable length */<text:line-break/></text:p>
      </text:section>
      <text:p text:style-name="Text_20_body">2. Which declaration represents that “character data will consume the same number of bytes as declared and is right padded”?<text:line-break/>a) Char<text:line-break/>b) Varchar<text:line-break/>c) Both Char and Varchar<text:line-break/>d) None of the mentioned<text:line-break/><text:bookmark text:name="id3631"/>View Answer</text:p>
      <text:section text:style-name="Sect1" text:name="target-id3631">
        <text:p text:style-name="Text_20_body">Answer: a<text:line-break/>Explanation: None.<text:line-break/></text:p>
      </text:section>
      <text:p text:style-name="Text_20_body">3. Which declaration doesn’t use the same number of bytes and consumption of bytes depends on the input data?<text:line-break/>a) Varchar<text:line-break/>b) Char<text:line-break/>c) Both Varchar and Char<text:line-break/>d) None of the mentioned<text:line-break/><text:bookmark text:name="id6703"/>View Answer</text:p>
      <text:section text:style-name="Sect1" text:name="target-id6703">
        <text:p text:style-name="Text_20_body"><text:soft-page-break/>Answer: a<text:line-break/>Explanation: None.<text:line-break/></text:p>
      </text:section>
      <text:p text:style-name="Text_20_body">4. The maximum length of the char columns is<text:line-break/>a) 255 bytes<text:line-break/>b) 65, 535 bytes<text:line-break/>c) 256 bytes<text:line-break/>d) None of the mentioned<text:line-break/><text:bookmark text:name="id1372"/>View Answer</text:p>
      <text:section text:style-name="Sect1" text:name="target-id1372">
        <text:p text:style-name="Text_20_body">Answer: a<text:line-break/>Explanation: None.<text:line-break/></text:p>
      </text:section>
      <text:p text:style-name="Text_20_body">5. The maximum length of the varchar columns is<text:line-break/>a) Upto 65, 535 bytes<text:line-break/>b) Upto 256 bytes<text:line-break/>c) Upto 65, 567 bytes<text:line-break/>d) None of the mentioned<text:line-break/><text:bookmark text:name="id7340"/>View Answer</text:p>
      <text:section text:style-name="Sect1" text:name="target-id7340">
        <text:p text:style-name="Text_20_body">Answer: a<text:line-break/>Explanation: None.<text:line-break/></text:p>
      </text:section>
      <text:p text:style-name="Text_20_body">6. In oracle database variable length column is declared by<text:line-break/>a) Varchar<text:line-break/>b) Varchar 3<text:line-break/>c) Varchar2<text:line-break/>d) None of the mentioned<text:line-break/><text:bookmark text:name="id1069"/>View Answer</text:p>
      <text:section text:style-name="Sect1" text:name="target-id1069">
        <text:p text:style-name="Text_20_body">Answer: c<text:line-break/>Explanation: None.<text:line-break/></text:p>
      </text:section>
      <text:p text:style-name="Text_20_body">7. Mysql support different character sets, which command is used to display all character sets?<text:line-break/>a) SHOW CHARACTER SET;<text:line-break/>b) SHOW;<text:line-break/>c) CHARACTER SET;<text:line-break/>d) None of the mentioned<text:line-break/><text:bookmark text:name="id7389"/>View Answer</text:p>
      <text:section text:style-name="Sect1" text:name="target-id7389">
        <text:p text:style-name="Text_20_body">Answer: a<text:line-break/>Explanation: None.<text:line-break/></text:p>
      </text:section>
      <text:p text:style-name="Text_20_body"><text:soft-page-break/>8. Which one is the correct declaration for choosing the character set other than default?<text:line-break/>a) Varchar(20) character set utf8;<text:line-break/>b) Varchar(20);<text:line-break/>c) Varchar(20) character set;<text:line-break/>d) None of the mentioned<text:line-break/><text:bookmark text:name="id8419"/>View Answer</text:p>
      <text:section text:style-name="Sect1" text:name="target-id8419">
        <text:p text:style-name="Text_20_body">Answer: a<text:line-break/>Explanation: None.<text:line-break/></text:p>
      </text:section>
      <text:p text:style-name="Text_20_body">9. Which “text type” has the maximum number of bytes?<text:line-break/>a) Tiny text<text:line-break/>b) Text<text:line-break/>c) Medium text<text:line-break/>d) Long text<text:line-break/><text:bookmark text:name="id2309"/>View Answer</text:p>
      <text:section text:style-name="Sect1" text:name="target-id2309">
        <text:p text:style-name="Text_20_body">Answer: d<text:line-break/>Explanation: Long text store 4, 294, 967, 295.<text:line-break/></text:p>
      </text:section>
      <text:p text:style-name="Text_20_body">10. Which among the following have the maximum bytes?<text:line-break/>a) Varchar<text:line-break/>b) Char<text:line-break/>c) Text type<text:line-break/>d) Both Varchar and Char<text:line-break/><text:bookmark text:name="id7764"/>View Answer</text:p>
      <text:section text:style-name="Sect1" text:name="target-id7764">
        <text:p text:style-name="Text_20_body">Answer: c<text:line-break/>Explanation: None.</text:p>
      </text:section>
      <text:h text:style-name="Heading_20_1" text:outline-level="1">MySQL Questions and Answers – MySQL Datatypes – 2 </text:h>
      <text:p text:style-name="Text_20_body">This set of MySQL Multiple Choice Questions &amp; Answers (MCQs) focuses on “MySQL Datatypes – 2”.</text:p>
      <text:p text:style-name="Text_20_body">1. What will happen if the data being loaded into a text column exceeds the maximum size of that type?<text:line-break/>a) Extra memory will be allocated<text:line-break/>b) Process terminate<text:line-break/>c) Data will be truncated<text:line-break/>d) Depend on the system<text:line-break/><text:bookmark text:name="id8912"/>View Answer</text:p>
      <text:section text:style-name="Sect1" text:name="target-id8912">
        <text:p text:style-name="Text_20_body"><text:soft-page-break/>Answer: c<text:line-break/>Explanation: Mysql cannot allocate dynamic memory therefore if data exceeds the memory then extra data will be truncated.<text:line-break/></text:p>
      </text:section>
      <text:p text:style-name="Text_20_body">2. Which data type is more suitable for storing “small notes” in Mysql?<text:line-break/>a) Char<text:line-break/>b) Varchar<text:line-break/>c) Mediumtext<text:line-break/>d) Longtext<text:line-break/><text:bookmark text:name="id144"/>View Answer</text:p>
      <text:section text:style-name="Sect1" text:name="target-id144">
        <text:p text:style-name="Text_20_body">Answer: c<text:line-break/>Explanation: None.<text:line-break/></text:p>
      </text:section>
      <text:p text:style-name="Text_20_body">3. Which data type is more suitable for storing “documents” in Mysql?<text:line-break/>a) Varchar<text:line-break/>b) Longtext<text:line-break/>c) Mediumtext<text:line-break/>d) Either Varchar or Longtext<text:line-break/><text:bookmark text:name="id2769"/>View Answer</text:p>
      <text:section text:style-name="Sect1" text:name="target-id2769">
        <text:p text:style-name="Text_20_body">Answer: b<text:line-break/>Explanation: Longtext has largest range .<text:line-break/></text:p>
      </text:section>
      <text:p text:style-name="Text_20_body">4. “Numeric Data” is used to store<text:line-break/>a) Whole numbers<text:line-break/>b) Natural numbers<text:line-break/>c) Rational numbers<text:line-break/>d) Both Whole and Natural numbers<text:line-break/><text:bookmark text:name="id7189"/>View Answer</text:p>
      <text:section text:style-name="Sect1" text:name="target-id7189">
        <text:p text:style-name="Text_20_body">Answer: d<text:line-break/>Explanation: None.<text:line-break/></text:p>
      </text:section>
      <text:p text:style-name="Text_20_body">5. Which Numeric Data type has the largest range?<text:line-break/>a) Mediumint<text:line-break/>b) Smallint<text:line-break/>c) Int<text:line-break/>d) Tinyint<text:line-break/><text:bookmark text:name="id8340"/>View Answer</text:p>
      <text:section text:style-name="Sect1" text:name="target-id8340">
        <text:p text:style-name="Text_20_body">Answer: c<text:line-break/>Explanation: None.<text:line-break/></text:p>
      </text:section>
      <text:p text:style-name="Text_20_body"><text:soft-page-break/>6. What will be the storage pattern for “float(4,2)” in Mysql?<text:line-break/>a) Total of four digits, two to the left of decimal and two to the right of decimal<text:line-break/>b) Total of six digits<text:line-break/>c) Total of four digits, not distributed uniformly<text:line-break/>d) None of the mentioned<text:line-break/><text:bookmark text:name="id7821"/>View Answer</text:p>
      <text:section text:style-name="Sect1" text:name="target-id7821">
        <text:p text:style-name="Text_20_body">Answer: a<text:line-break/>Explanation: As per standards.<text:line-break/></text:p>
      </text:section>
      <text:p text:style-name="Text_20_body">7. Which among the following are the correct representation of “float(4,2)”?<text:line-break/>a) 24.33<text:line-break/>b) 124.4<text:line-break/>c) 12.123<text:line-break/>d) Both 24.33 and 124.4<text:line-break/><text:bookmark text:name="id2959"/>View Answer</text:p>
      <text:section text:style-name="Sect1" text:name="target-id2959">
        <text:p text:style-name="Text_20_body">Answer: d<text:line-break/>Explanation: Float(4,2) allowed at most 2 digit at right of the decimal and left of the decimal..<text:line-break/></text:p>
      </text:section>
      <text:p text:style-name="Text_20_body">8. Which among the following is the correct representation of “float(5,0)”?<text:line-break/>a) 12345.123<text:line-break/>b) 12345.1<text:line-break/>c) 12345<text:line-break/>d) 123.123<text:line-break/><text:bookmark text:name="id1927"/>View Answer</text:p>
      <text:section text:style-name="Sect1" text:name="target-id1927">
        <text:p text:style-name="Text_20_body">Answer: c<text:line-break/>Explanation: “float(5,0) says there should be total of five digit, in which no digit should be at the right of the decimal.<text:line-break/></text:p>
      </text:section>
      <text:p text:style-name="Text_20_body">9. Which among the following is the correct representation of “float(1,1)”?<text:line-break/>a) Total of 1 digit<text:line-break/>b) Total of 2 digit<text:line-break/>c) Total of 2 digit, one digit at right of the decimal, one digit at left of the decimal<text:line-break/>d) None of the mentioned<text:line-break/><text:bookmark text:name="id4119"/>View Answer</text:p>
      <text:section text:style-name="Sect1" text:name="target-id4119">
        <text:p text:style-name="Text_20_body">Answer: a<text:line-break/>Explanation: None.</text:p>
      </text:section>
      <text:h text:style-name="Heading_20_1" text:outline-level="1"><text:soft-page-break/>MySQL Questions and Answers – MySQL Datatypes – 3 </text:h>
      <text:p text:style-name="Text_20_body">This set of MySQL Multiple Choice Questions &amp; Answers (MCQs) focuses on “MySQL Datatypes – 3”.</text:p>
      <text:p text:style-name="Text_20_body">1. Which data type is used to store data and time in Mysql?<text:line-break/>a) Numeric data type<text:line-break/>b) Text data type<text:line-break/>c) Temporal data type<text:line-break/>d) Char/Varchar<text:line-break/><text:bookmark text:name="id7262"/>View Answer</text:p>
      <text:section text:style-name="Sect1" text:name="target-id7262">
        <text:p text:style-name="Text_20_body">Answer: c<text:line-break/>Explanation: Temporal data are used for storing Date, Time, TimeStamp or Datetime.<text:line-break/></text:p>
      </text:section>
      <text:p text:style-name="Text_20_body">2. What is the default format for “Date” data type?<text:line-break/>a) YYYY-MM-DD<text:line-break/>b) MM-YYYY-DD<text:line-break/>c) DD-MM-YYYY<text:line-break/>d) None of the mentioned<text:line-break/><text:bookmark text:name="id3273"/>View Answer</text:p>
      <text:section text:style-name="Sect1" text:name="target-id3273">
        <text:p text:style-name="Text_20_body">Answer: a<text:line-break/>Explanation: Default means values that are assumed by the server.<text:line-break/></text:p>
      </text:section>
      <text:p text:style-name="Text_20_body">3. What is the default format for “Datetime” data type?<text:line-break/>a) YYYY-MM-DD HH:MI:SS<text:line-break/>b) MM-YYYY-DD HH:MI:SS<text:line-break/>c) DD-YYYY-MM MI:HH:SS<text:line-break/>d) None of the mentioned<text:line-break/><text:bookmark text:name="id3181"/>View Answer</text:p>
      <text:section text:style-name="Sect1" text:name="target-id3181">
        <text:p text:style-name="Text_20_body">Answer: a<text:line-break/>Explanation: Default means values that are assumed by the server.<text:line-break/></text:p>
      </text:section>
      <text:p text:style-name="Text_20_body">4. What is the default format for “Timestamp” data type?<text:line-break/>a) YYYY-MM-DD HH:MI:SS<text:line-break/>b) MM-YYYY-DD HH:MI:SS<text:line-break/>c) DD-YYYY-MM MI:HH:SS<text:line-break/>d) None of the mentioned<text:line-break/><text:bookmark text:name="id1649"/>View Answer</text:p>
      <text:section text:style-name="Sect1" text:name="target-id1649">
        <text:p text:style-name="Text_20_body"><text:soft-page-break/>Answer: a<text:line-break/>Explanation: Default means values that are assumed by the server.<text:line-break/></text:p>
      </text:section>
      <text:p text:style-name="Text_20_body">5. What is the default format for “Year” data type?<text:line-break/>a) YYYY<text:line-break/>b) YYYY-DD-MM<text:line-break/>c) MM-YYYY-DD<text:line-break/>d) None of the mentioned<text:line-break/><text:bookmark text:name="id5024"/>View Answer</text:p>
      <text:section text:style-name="Sect1" text:name="target-id5024">
        <text:p text:style-name="Text_20_body">Answer: a<text:line-break/>Explanation: Default means values that are assumed by the server.<text:line-break/></text:p>
      </text:section>
      <text:p text:style-name="Text_20_body">6. What is the default format for “Time” data type?<text:line-break/>a) HHH:MI:SS<text:line-break/>b) SS:MI:HHH<text:line-break/>c) MI:SS:HHH<text:line-break/>d) None of the mentioned<text:line-break/><text:bookmark text:name="id7120"/>View Answer</text:p>
      <text:section text:style-name="Sect1" text:name="target-id7120">
        <text:p text:style-name="Text_20_body">Answer: a<text:line-break/>Explanation: Default means values that are assumed by the server.<text:line-break/></text:p>
      </text:section>
      <text:p text:style-name="Text_20_body">7. Is “Datetime” and “Timestamp” are same data type?<text:line-break/>a) Yes<text:line-break/>b) No<text:line-break/>c) Depends<text:line-break/>d) None of the mentioned<text:line-break/><text:bookmark text:name="id208"/>View Answer</text:p>
      <text:section text:style-name="Sect1" text:name="target-id208">
        <text:p text:style-name="Text_20_body">Answer: a<text:line-break/>Explanation: “Timestamp” column will automatically be populated with current Date/time by the Mysql server, when any row modified.</text:p>
      </text:section>
      <text:p text:style-name="Text_20_body">8. Which value will show an error when stored in float(4,2)?<text:line-break/>a) 12.11<text:line-break/>b) 13.1<text:line-break/>c) 1.12<text:line-break/>d) 123.44<text:line-break/><text:bookmark text:name="id2914"/>View Answer</text:p>
      <text:section text:style-name="Sect1" text:name="target-id2914">
        <text:p text:style-name="Text_20_body">Answer: d<text:line-break/>Explanation: “Float(4,2)” cannot store more than 4 digits.</text:p>
      </text:section>
      <text:h text:style-name="Heading_20_1" text:outline-level="1"><text:soft-page-break/>MySQL Questions and Answers – MySQL Data Types – 4 </text:h>
      <text:p text:style-name="Text_20_body">This set of Tough MySQL Interview Questions &amp; Answers focuses on “MySQL Data Types – 4”.</text:p>
      <text:p text:style-name="Text_20_body">1. The datatype for single precision floating point number is ____________<text:line-break/>a) FLOAT<text:line-break/>b) DOUBLE<text:line-break/>c) INT<text:line-break/>d) BIGINT<text:line-break/><text:bookmark text:name="id8482"/>View Answer</text:p>
      <text:section text:style-name="Sect1" text:name="target-id8482">
        <text:p text:style-name="Text_20_body">Answer: a<text:line-break/>Explanation: There are various numeric datatypes in MySQL. Some of them are TINYINT, SMALLINT, BIGINT, FLOAT, DOUBLE and BIT. ‘FLOAT’ is for single precision floating point numbers unlike DOUBLE.</text:p>
      </text:section>
      <text:p text:style-name="Text_20_body">2. Which datatype is used for a fixed length binary string?<text:line-break/>a) VARCHAR<text:line-break/>b) BINARY<text:line-break/>c) VARBINARY<text:line-break/>d) BLOB<text:line-break/><text:bookmark text:name="id8185"/>View Answer</text:p>
      <text:section text:style-name="Sect1" text:name="target-id8185">
        <text:p text:style-name="Text_20_body">Answer: b<text:line-break/>Explanation: MySQL has a variety of string datatypes for use. Strings can hold arbitrary binary data. All the four options are string type names. BINARY is used for a fixed length binary string.</text:p>
      </text:section>
      <text:p text:style-name="Text_20_body">3. Which datatype means a variable length non binary string?<text:line-break/>a) VARCHAR<text:line-break/>b) BINARY<text:line-break/>c) VARBINARY<text:line-break/>d) BLOB<text:line-break/><text:bookmark text:name="id7681"/>View Answer</text:p>
      <text:section text:style-name="Sect1" text:name="target-id7681">
        <text:p text:style-name="Text_20_body">Answer: a<text:line-break/>Explanation: In MySQL, there are a wide variety of string datatypes for use. Strings can even hold image and sound data. All the four options are string type names. VARCHAR represents a variable length non binary string.</text:p>
      </text:section>
      <text:p text:style-name="Text_20_body">4. Which data and time datatype stores time value in ‘hh:mm:ss’ format?<text:line-break/>a) DATE<text:line-break/>b) TIME<text:line-break/>c) DATETIME<text:line-break/>d) TIMESTAMP<text:line-break/><text:bookmark text:name="id8802"/>View Answer</text:p>
      <text:section text:style-name="Sect1" text:name="target-id8802">
        <text:p text:style-name="Text_20_body"><text:soft-page-break/>Answer: b<text:line-break/>Explanation: MySQL has some variety of date and time datatypes. These datatypes are crucial for representing records in a table. The ‘TIME’ type represents a time value, stored in the ‘hh:mm:ss’ format.</text:p>
      </text:section>
      <text:p text:style-name="Text_20_body">5. Which spatial datatype is used to store a curve?<text:line-break/>a) GEOMETRY<text:line-break/>b) POINT<text:line-break/>c) LINESTRING<text:line-break/>d) POLYGON<text:line-break/><text:bookmark text:name="id1724"/>View Answer</text:p>
      <text:section text:style-name="Sect1" text:name="target-id1724">
        <text:p text:style-name="Text_20_body">Answer: c<text:line-break/>Explanation: In MySQL, there are many spatial datatypes available for use. Some examples are GEOMETRY, POINT, LINESTRING and POLYGON. The LINESTRING type is used to represent a curve.</text:p>
      </text:section>
      <text:p text:style-name="Text_20_body">6. How many of the following attributes are allowed only for numeric types?<text:line-break/>UNSIGNED, ZEROFILL, CHARACTER SET, COLLATE<text:line-break/>a) 1<text:line-break/>b) 2<text:line-break/>c) 3<text:line-break/>d) 4<text:line-break/><text:bookmark text:name="id5871"/>View Answer</text:p>
      <text:section text:style-name="Sect1" text:name="target-id5871">
        <text:p text:style-name="Text_20_body">Answer: b<text:line-break/>Explanation: UNSIGNED and ZEROFILL are allowable only for numeric types, and CHARACTER SET and COLLATE are allowable only for non-binary string types. These are type specific attributes.</text:p>
      </text:section>
      <text:p text:style-name="Text_20_body">7. A DEFAULT value cannot be supplied to spatial types.<text:line-break/>a) True<text:line-break/>b) False<text:line-break/><text:bookmark text:name="id5104"/>View Answer</text:p>
      <text:section text:style-name="Sect1" text:name="target-id5104">
        <text:p text:style-name="Text_20_body">Answer: a<text:line-break/>Explanation: For every data type except the BLOB and TEXT types, spatial types, or columns with the AUTO_INCREMENT attribute, a DEFAULT def_value clause can be specified to keep a default value for a column.</text:p>
      </text:section>
      <text:p text:style-name="Text_20_body">8. A DEFAULT value cannot be supplied to TEXT types.<text:line-break/>a) True<text:line-break/>b) False<text:line-break/><text:bookmark text:name="id33621"/>View Answer</text:p>
      <text:section text:style-name="Sect1" text:name="Section12">
        <text:p text:style-name="Text_20_body"><text:bookmark text:name="target-id3362"/>Answer: a<text:line-break/>Explanation: The DEFAULT def_value clause can be specified for every data type except the <text:soft-page-break/>BLOB and TEXT types, spatial types, or columns with the AUTO_INCREMENT attribute. The def_value holds the default.</text:p>
      </text:section>
      <text:p text:style-name="Text_20_body">9. The datatype INT stores ___________<text:line-break/>a) 16 bit<text:line-break/>b) 32 bit<text:line-break/>c) 48 bit<text:line-break/>d) 64 bit<text:line-break/><text:bookmark text:name="id4045"/>View Answer</text:p>
      <text:section text:style-name="Sect1" text:name="target-id4045">
        <text:p text:style-name="Text_20_body">Answer: b<text:line-break/>Explanation: Numeric datatypes in MySQL are many. Each numeric datatype used in MySQL have their own ranges in terms of bits. The INT datatype stores signed and unsigned values of 32 bits.</text:p>
      </text:section>
      <text:p text:style-name="Text_20_body">10. The datatype SMALLINT stores ___________<text:line-break/>a) 16 bit<text:line-break/>b) 32 bit<text:line-break/>c) 48 bit<text:line-break/>d) 8 bit<text:line-break/><text:bookmark text:name="id4997"/>View Answer</text:p>
      <text:section text:style-name="Sect1" text:name="target-id4997">
        <text:p text:style-name="Text_20_body">Answer: a<text:line-break/>Explanation: In MySQL, the numeric datatypes are many. A numeric datatype used in MySQL has its own range in terms of bits. The SMALLINT datatype stores signed and unsigned values of 16 bits.</text:p>
      </text:section>
      <text:h text:style-name="Heading_20_1" text:outline-level="1">MySQL Questions and Answers – MySQL Data Types – 5 </text:h>
      <text:p text:style-name="Text_20_body">This set of MySQL Interview Questions and Answers for Experienced people focuses on “MySQL Data Types – 5”.</text:p>
      <text:p text:style-name="Text_20_body">1. The maximum non zero value for FLOAT is ___________<text:line-break/>a) 3.402823466E+38<text:line-break/>b) 3.402823466E+37<text:line-break/>c) 3.402823466E+39<text:line-break/>d) 3.402823466E+35<text:line-break/><text:bookmark text:name="id7880"/>View Answer</text:p>
      <text:section text:style-name="Sect1" text:name="target-id7880">
        <text:p text:style-name="Text_20_body">Answer: a<text:line-break/>Explanation: In MySQL, each datatype has its own range. Data types give an idea of the kind of values and the ranges that a variable is allowed to store. The maximum non zero value for FLOAT is 3.402823466E+38.</text:p>
      </text:section>
      <text:p text:style-name="Text_20_body">2. The maximum non zero values for DOUBLE is ___________<text:line-break/>a) ±1.7976931348623157E+307<text:line-break/>b) ±1.7976931348623157E+308<text:line-break/><text:soft-page-break/>c) ±1.7976931348623157E+306<text:line-break/>d) ±1.7976931348623157E+305<text:line-break/><text:bookmark text:name="id2758"/>View Answer</text:p>
      <text:section text:style-name="Sect1" text:name="target-id2758">
        <text:p text:style-name="Text_20_body">Answer: b<text:line-break/>Explanation: In MySQL, all the datatypes have their own ranges. Data types give an idea of the kind of values and the ranges that a variable is allowed to store. The maximum non zero value for DOUBLE is ±1.7976931348623157E+308.</text:p>
      </text:section>
      <text:p text:style-name="Text_20_body">3. The storage size in bytes required for the MEDIUMINT datatype is ___________<text:line-break/>a) 1<text:line-break/>b) 2<text:line-break/>c) 3<text:line-break/>d) 4<text:line-break/><text:bookmark text:name="id5677"/>View Answer</text:p>
      <text:section text:style-name="Sect1" text:name="target-id5677">
        <text:p text:style-name="Text_20_body">Answer: c<text:line-break/>Explanation: The numeric datatypes used in MySQL vary over ranges. There are a variety of INT types in the type specification. TINYINT requires 1, SMALLINT requires 2 bytes and MEDIUMINT requires 3.</text:p>
      </text:section>
      <text:p text:style-name="Text_20_body">4. The size of the BIT type is ___________<text:line-break/>a) 1<text:line-break/>b) 2<text:line-break/>c) 3<text:line-break/>d) variable<text:line-break/><text:bookmark text:name="id1081"/>View Answer</text:p>
      <text:section text:style-name="Sect1" text:name="target-id1081">
        <text:p text:style-name="Text_20_body">Answer: d<text:line-break/>Explanation: All the numeric datatypes used in MySQL vary over the fields. However the maximum size is fixed. Unlike the other numeric types the size of the BIT datatype depends on the length of the field.</text:p>
      </text:section>
      <text:p text:style-name="Text_20_body">5. The REAL type is synonym for ___________<text:line-break/>a) FLOAT<text:line-break/>b) INT<text:line-break/>c) DOUBLE<text:line-break/>d) BIT<text:line-break/><text:bookmark text:name="id2919"/>View Answer</text:p>
      <text:section text:style-name="Sect1" text:name="target-id2919">
        <text:p text:style-name="Text_20_body">Answer: c<text:line-break/>Explanation: The REAL datatype, by default, is for the DOUBLE type. Floating point types can be defined as UNSIGNED. This eliminates the negative end of the type ranges. MySQL has a variety of default types.</text:p>
      </text:section>
      <text:p text:style-name="Text_20_body">6. The maximum number of elements allowed in SET() is ___________<text:line-break/>a) 16<text:line-break/>b) 32<text:line-break/><text:soft-page-break/>c) 64<text:line-break/>d) 128<text:line-break/><text:bookmark text:name="id4325"/>View Answer</text:p>
      <text:section text:style-name="Sect1" text:name="target-id4325">
        <text:p text:style-name="Text_20_body">Answer: c<text:line-break/>Explanation: The SET type specification is very useful for storing a collection a ordered and distinct elements. The storage size required for this datatype is variable and dependent on the cardinality.</text:p>
      </text:section>
      <text:p text:style-name="Text_20_body">7. The number of binary string types among the following is ___________<text:line-break/>BINARY, VARBINARY, BLOB, CHAR<text:line-break/>a) 1<text:line-break/>b) 2<text:line-break/>c) 3<text:line-break/>d) 4<text:line-break/><text:bookmark text:name="id6265"/>View Answer</text:p>
      <text:section text:style-name="Sect1" text:name="target-id6265">
        <text:p text:style-name="Text_20_body">Answer: c<text:line-break/>Explanation: In MySQL, the string datatypes are broadly categorised into two, namely, binary string types and non binary string types. BINARY, VARBINARY and BLOB are the binary string datatypes.</text:p>
      </text:section>
      <text:p text:style-name="Text_20_body">8. The maximum size in bytes of a row in MySQL is __________<text:line-break/>a) 65534<text:line-break/>b) 65535<text:line-break/>c) 65536<text:line-break/>d) 65537<text:line-break/><text:bookmark text:name="id3891"/>View Answer</text:p>
      <text:section text:style-name="Sect1" text:name="target-id3891">
        <text:p text:style-name="Text_20_body">Answer: b<text:line-break/>Explanation: The allowable range of M for VARCHAR(M) syntactically is 1 to 65535, but the effective number of the maximum characters is less than 65535 since MySQL has a maximum row size of 65,535 bytes.</text:p>
      </text:section>
      <text:p text:style-name="Text_20_body">9. MEMORY tables do not support BLOB and TEXT indexes.<text:line-break/>a) True<text:line-break/>b) False<text:line-break/><text:bookmark text:name="id2419"/>View Answer</text:p>
      <text:section text:style-name="Sect1" text:name="target-id2419">
        <text:p text:style-name="Text_20_body">Answer: a<text:line-break/>Explanation: BLOB or TEXT columns sometimes can be indexed, depending on the storage engine. MEMORY tables do not support BLOB and TEXT indexes. The MEMORY engine does not support BLOB or TEXT.</text:p>
      </text:section>
      <text:p text:style-name="Text_20_body">10. MySQL works with spatial values in 3 formats<text:line-break/>a) True<text:line-break/>b) False<text:line-break/><text:bookmark text:name="id8529"/>View Answer</text:p>
      <text:section text:style-name="Sect1" text:name="target-id8529">
        <text:p text:style-name="Text_20_body"><text:soft-page-break/>Answer: a<text:line-break/>Explanation: MySQL works with the spatial values in three formats. They are the internal format, the Well-Known Text (WKT) and the Well-Known Binary(WKB) formats for the spatial datatypes.</text:p>
      </text:section>
      <text:h text:style-name="Heading_20_1" text:outline-level="1">MySQL Questions and Answers – How MySQL Handles Invalid Data Values </text:h>
      <text:p text:style-name="Text_20_body">This set of MySQL online quiz focuses on “How MySQL Handles Invalid Data Values”.</text:p>
      <text:p text:style-name="Text_20_body">1. By default, MySQL clips out of range numeric values to the nearest fit value.<text:line-break/>a) True<text:line-break/>b) False<text:line-break/><text:bookmark text:name="id2457"/>View Answer</text:p>
      <text:section text:style-name="Sect1" text:name="target-id2457">
        <text:p text:style-name="Text_20_body">Answer: a<text:line-break/>Explanation: For the numeric or TIME columns, the values that are outside the legal range are clipped to the nearest endpoint of the range. The resulting value is stored. This is the method to handle defaults for numerics.</text:p>
      </text:section>
      <text:p text:style-name="Text_20_body">2. For which type are illegal values converted to the appropriate ‘zero’ value?<text:line-break/>a) Numeric<text:line-break/>b) String<text:line-break/>c) ENUM<text:line-break/>d) TIME<text:line-break/><text:bookmark text:name="id6299"/>View Answer</text:p>
      <text:section text:style-name="Sect1" text:name="target-id6299">
        <text:p text:style-name="Text_20_body">Answer: d<text:line-break/>Explanation: In MySQL, there are different ways to handle the illegal values for different datatypes for default. For date or time columns, illegal values are converted to the appropriate “zero” value for the type.</text:p>
      </text:section>
      <text:p text:style-name="Text_20_body">3. What is the command to see the warning messages?<text:line-break/>a) DISPLAY WARNINGS<text:line-break/>b) DISP WARNINGS<text:line-break/>c) DISP WARNING<text:line-break/>d) SHOW WARNINGS<text:line-break/><text:bookmark text:name="id7168"/>View Answer</text:p>
      <text:section text:style-name="Sect1" text:name="target-id7168">
        <text:p text:style-name="Text_20_body">Answer: d<text:line-break/>Explanation: In MySQL, the default value conversions are reported as warnings for INSERT, REPLACE and UPDATE statements. The SHOW WARNINGS command is used after executing one of those statements to see the warning messages.</text:p>
      </text:section>
      <text:p text:style-name="Text_20_body">4. The SQL mode to check for divide by zero error is ________________<text:line-break/>a) STRICT_ALL_TABLES<text:line-break/>b) ERROR_FOR_DIVISION_BY_ZERO<text:line-break/>c) ERROR_DIVIDE_BY_ZERO<text:line-break/><text:soft-page-break/>d) ERROR_WHEN_DIVIDE_BY_ZERO<text:line-break/><text:bookmark text:name="id6088"/>View Answer</text:p>
      <text:section text:style-name="Sect1" text:name="target-id6088">
        <text:p text:style-name="Text_20_body">Answer: b<text:line-break/>Explanation: To enable the check for divide by zero errors int all the storage engines, the SQL mode named ‘ERROR_FOR_DIVISION_BY_ZERO’ can be enabled. This is done by using SET sql_mode = ‘mode_name’.</text:p>
      </text:section>
      <text:p text:style-name="Text_20_body">5. Which mode is used to turn on strict mode and all of the additional restrictions?<text:line-break/>a) STRICT_ALL_TABLES<text:line-break/>b) ERROR_FOR_DIVISION_BY_ZERO<text:line-break/>c) TRADITIONAL<text:line-break/>d) ERROR_WHEN_DIVIDE_BY_ZERO<text:line-break/><text:bookmark text:name="id30011"/>View Answer</text:p>
      <text:section text:style-name="Sect1" text:name="Section13">
        <text:p text:style-name="Text_20_body"><text:bookmark text:name="target-id3001"/>Answer: c<text:line-break/>Explanation: The ‘TRADITIONAL’ mode is used to enable the strict mode and all of the additional restrictions. It is done by the command SET sql_mod = ‘TRADITIONAL’; The other SQL modes have other functions.</text:p>
      </text:section>
      <text:p text:style-name="Text_20_body">6. Which mode is a shorthand for ‘both strict modes plus a bunch of other restrictions’?<text:line-break/>a) STRICT_ALL_TABLES<text:line-break/>b) STRICT_TRANS_TABLES<text:line-break/>c) TRADITIONAL<text:line-break/>d) ERROR_WHEN_DIVIDE_BY_ZERO<text:line-break/><text:bookmark text:name="id8540"/>View Answer</text:p>
      <text:section text:style-name="Sect1" text:name="target-id8540">
        <text:p text:style-name="Text_20_body">Answer: c<text:line-break/>Explanation: In MySQL, the ‘TRADITIONAL’ mode is used to enable the strict mode. It also enables all of the additional restrictions by the command ‘SET sql_mod = ‘TRADITIONAL” The other SQL modes have other functions.</text:p>
      </text:section>
      <text:p text:style-name="Text_20_body">7. Which mode prevents MySQL to perform full checking of date parts?<text:line-break/>a) ALLOW_DATES_INVALID<text:line-break/>b) ALLOW_INVALID_DATES<text:line-break/>c) PREVENT_DATE_CHECK<text:line-break/>d) STOP_DATES_CHECK<text:line-break/><text:bookmark text:name="id3427"/>View Answer</text:p>
      <text:section text:style-name="Sect1" text:name="target-id3427">
        <text:p text:style-name="Text_20_body">Answer: b<text:line-break/>Explanation: In MySQL, it is also possible to selectively weaken the strict mode at some places. If the ALLOW_INVALID_DATES SQL mode is enabled, MySQL doesn’t perform full checking of the date parts.</text:p>
      </text:section>
      <text:p text:style-name="Text_20_body">8. Which keyword suppresses errors?<text:line-break/>a) SUPPRESS<text:line-break/>b) STOP<text:line-break/>c) PREVENT<text:line-break/><text:soft-page-break/>d) IGNORE<text:line-break/><text:bookmark text:name="id4070"/>View Answer</text:p>
      <text:section text:style-name="Sect1" text:name="target-id4070">
        <text:p text:style-name="Text_20_body">Answer: d<text:line-break/>Explanation: In MySQL, to suppress errors, IGNORE keyword is used with INSERT or UPDATE statements. With the IGNORE clause, statements that would result in an error due to invalid values result only in a warning.</text:p>
      </text:section>
      <text:p text:style-name="Text_20_body">9. Which mode prevents entry of the ‘zero’ date value in strict mode?<text:line-break/>a) SUPPRESS<text:line-break/>b) NO_ZERO_DATE<text:line-break/>c) PREVENT<text:line-break/>d) NO_ZERO_IN_DATE<text:line-break/><text:bookmark text:name="id5928"/>View Answer</text:p>
      <text:section text:style-name="Sect1" text:name="target-id5928">
        <text:p text:style-name="Text_20_body">Answer: b<text:line-break/>Explanation: The ‘NO_ZERO_DATE’ prevents the entry of the ‘zero’ date value in strict mode. In MySQL, to suppress errors, the IGNORE keyword is used with INSERT or UPDATE statements.</text:p>
      </text:section>
      <text:p text:style-name="Text_20_body">10. STRICT_ALL_TABLES turns on stricter checking of data values.<text:line-break/>a) True<text:line-break/>b) False<text:line-break/><text:bookmark text:name="id1846"/>View Answer</text:p>
      <text:section text:style-name="Sect1" text:name="target-id1846">
        <text:p text:style-name="Text_20_body">Answer: a<text:line-break/>Explanation: The SQL mode ‘STRICT_ALL_TABLES’ turns on the stricter checking of inserted or the updated data values. This can also be done with the ‘STRICT_TRANS_TABLES’ mode for transactionals.</text:p>
      </text:section>
      <text:h text:style-name="Heading_20_1" text:outline-level="1">MySQL Questions and Answers – Working with Sequences </text:h>
      <text:p text:style-name="Text_20_body">This set of MySQL Database Multiple Choice Questions &amp; Answers (MCQs) focuses on “Working with Sequences”.</text:p>
      <text:p text:style-name="Text_20_body">1. Which column attribute provides unique numbers for identification?<text:line-break/>a) AUTO_INCREMENT<text:line-break/>b) UNSIGNED<text:line-break/>c) IDENTIFY<text:line-break/>d) DESCRIBE<text:line-break/><text:bookmark text:name="id6213"/>View Answer</text:p>
      <text:section text:style-name="Sect1" text:name="target-id6213">
        <text:p text:style-name="Text_20_body">Answer: a<text:line-break/>Explanation: In MySQL, the mechanism for providing unique numbers is through the AUTO_INCREMENT column attribute. It enables the generation of sequential numbers automatically. This facilitates identification.</text:p>
      </text:section>
      <text:p text:style-name="Text_20_body"><text:soft-page-break/>2. There can be only one column per table with the AUTO_INCREMENT attribute.<text:line-break/>a) True<text:line-break/>b) False<text:line-break/><text:bookmark text:name="id9695"/>View Answer</text:p>
      <text:section text:style-name="Sect1" text:name="target-id9695">
        <text:p text:style-name="Text_20_body">Answer: a<text:line-break/>Explanation: In MySQL, there can only be one column per table with the AUTO_INCREMENT attribute. It should also have an integer data type. The AUTO_INCREMENT is also allowed for floating point types.</text:p>
      </text:section>
      <text:p text:style-name="Text_20_body">3. The AUTO_INCREMENT sequences normally begin at __________<text:line-break/>a) 0<text:line-break/>b) 1<text:line-break/>c) -1<text:line-break/>d) 2<text:line-break/><text:bookmark text:name="id6389"/>View Answer</text:p>
      <text:section text:style-name="Sect1" text:name="target-id6389">
        <text:p text:style-name="Text_20_body">Answer: b<text:line-break/>Explanation: The AUTO_INCREMENT column attribute provides unique numbers for column identification. AUTO_INCREMENT sequences normally begin at 1 and increase monotonically like 1, 2, 3, and so on.</text:p>
      </text:section>
      <text:p text:style-name="Text_20_body">4. The value of recently generated sequence number can be obtained by ____________<text:line-break/>a) LAST_INSERT_ID()<text:line-break/>b) LATEST_INSERT_ID()<text:line-break/>c) INITIAL_INSERT_ID()<text:line-break/>d) INSERT_ID()<text:line-break/><text:bookmark text:name="id4398"/>View Answer</text:p>
      <text:section text:style-name="Sect1" text:name="target-id4398">
        <text:p text:style-name="Text_20_body">Answer: a<text:line-break/>Explanation: The value of most recently generated sequence number can be obtained by calling the LAST_INSERT_ID() function. This enables to reference the AUTO_INCREMENT value in the subsequent statement.</text:p>
      </text:section>
      <text:p text:style-name="Text_20_body">5. When no AUTO_INCREMENT value has been generated during the current connection, LAST_INSERT_ID() returns ____________<text:line-break/>a) -1<text:line-break/>b) 0<text:line-break/>c) 1<text:line-break/>d) 2<text:line-break/><text:bookmark text:name="id7375"/>View Answer</text:p>
      <text:section text:style-name="Sect1" text:name="target-id7375">
        <text:p text:style-name="Text_20_body">Answer: b<text:line-break/>Explanation: The ‘LAST_INSERT_ID()’ function returns zero when no ‘AUTO_INCREMENT’ value has been generated during the current connection with the server. It is tied to the current connection.</text:p>
      </text:section>
      <text:p text:style-name="Text_20_body"><text:soft-page-break/>6. The ‘LAST_INSERT_ID()’ is tied only to the ‘AUTO_INCREMENT’ values generated during the current connection to the server.<text:line-break/>a) True<text:line-break/>b) False<text:line-break/><text:bookmark text:name="id5190"/>View Answer</text:p>
      <text:section text:style-name="Sect1" text:name="target-id5190">
        <text:p text:style-name="Text_20_body">Answer: a<text:line-break/>Explanation: The ‘LAST_INSERT_ID()’ is tied only to AUTO_INCREMENT values that are generated during the current connection to the server. It is not affected by AUTO_INCREMENT tied with the other clients.</text:p>
      </text:section>
      <text:p text:style-name="Text_20_body">7. Suppose the last row has the AUTO_INCREMENT column value 32. Suppose a new row is added by setting AUTO_INCREMENT value equal to 100. The next row added will have value _____________<text:line-break/>a) 32<text:line-break/>b) 33<text:line-break/>c) 100<text:line-break/>d) 101<text:line-break/><text:bookmark text:name="id6122"/>View Answer</text:p>
      <text:section text:style-name="Sect1" text:name="target-id6122">
        <text:p text:style-name="Text_20_body">Answer: d<text:line-break/>Explanation: If the new value is larger than the current next sequence number, then the sequence is reset to continue with the next value after that for the following rows. In this way, “bumping up” the counter is done.</text:p>
      </text:section>
      <text:p text:style-name="Text_20_body">8. The number of rows in the table is 10. Suppose all rows are deleted. The new row starts with sequence number _____________<text:line-break/>a) 11<text:line-break/>b) 1<text:line-break/>c) 100<text:line-break/>d) 101<text:line-break/><text:bookmark text:name="id3246"/>View Answer</text:p>
      <text:section text:style-name="Sect1" text:name="target-id3246">
        <text:p text:style-name="Text_20_body">Answer: b<text:line-break/>Explanation: When the row containing the largest value in an AUTO_INCREMENT column is deleted, that value is reused the next time a new value is generated. In this case the sequence number is 1.</text:p>
      </text:section>
      <text:p text:style-name="Text_20_body">9. In a MyISAM table, if the maximum value of an AUTO_INCREMENT increment column is 12 and that row is deleted, the next value generated is _____________<text:line-break/>a) 12<text:line-break/>b) 13<text:line-break/>c) 1<text:line-break/>d) 14<text:line-break/><text:bookmark text:name="id294"/>View Answer</text:p>
      <text:section text:style-name="Sect1" text:name="target-id294">
        <text:p text:style-name="Text_20_body">Answer: b<text:line-break/>Explanation: In the MyISAM tables, AUTO_INCREMENT sequences normally are monotonic. The <text:soft-page-break/>values in an automatically generated series are strictly increasing. They are not reused when rows are deleted.</text:p>
      </text:section>
      <text:p text:style-name="Text_20_body">10. In MyISAM tables, when a table is emptied with the TRUNCATE TABLE, the counter begins at _____________<text:line-break/>a) 0<text:line-break/>b) 1<text:line-break/>c) -1<text:line-break/>d) arbitrary<text:line-break/><text:bookmark text:name="id9483"/>View Answer</text:p>
      <text:section text:style-name="Sect1" text:name="target-id9483">
        <text:p text:style-name="Text_20_body">Answer: b<text:line-break/>Explanation: In the MyISAM tables, whenever a table is truncated with the ‘TRUNCATE TABLE’ clause, the ‘AUTO_INCREMENT’ counter again gets reset. It begins with the value one and increases monotonically.</text:p>
      </text:section>
      <text:h text:style-name="Heading_20_1" text:outline-level="1">MySQL Questions and Answers – Expression Evaluation and Type Conversion </text:h>
      <text:p text:style-name="Text_20_body">This set of MySQL Database Multiple Choice Questions &amp; Answers (MCQs) focuses on “Expression Evaluation and Type Conversion”.</text:p>
      <text:p text:style-name="Text_20_body">1. The expression 12 DIV 5 evaluates to ____________<text:line-break/>a) 2.4<text:line-break/>b) 2<text:line-break/>c) error<text:line-break/>d) 0<text:line-break/><text:bookmark text:name="id9233"/>View Answer</text:p>
      <text:section text:style-name="Sect1" text:name="target-id9233">
        <text:p text:style-name="Text_20_body">Answer: b<text:line-break/>Explanation: The ‘DIV’ operator in MySQL is used to perform the integer divisions. The operator ‘/’ performs the quotient of the operands. If result exceeds the 64-bit range, unpredicted results are shown.</text:p>
      </text:section>
      <text:p text:style-name="Text_20_body">2. If the PIPES_AS_CONCAT is disabled, ‘abc’ || ‘xyz’ results in ____________<text:line-break/>a) 1<text:line-break/>b) 0<text:line-break/>c) error<text:line-break/>d) -1<text:line-break/><text:bookmark text:name="id3564"/>View Answer</text:p>
      <text:section text:style-name="Sect1" text:name="target-id3564">
        <text:p text:style-name="Text_20_body">Answer: b<text:line-break/>Explanation: When the SQL mode PIPES_AS_CONCAT is disabled, the SQL standard ‘||’ operation for string concatenation is not valid in MySQL. Both operands are converted to zero. So the result is zero.</text:p>
      </text:section>
      <text:p text:style-name="Text_20_body"><text:soft-page-break/>3. ‘abc’ || ‘xyz’, when PIPES_AS_CONCAT is enabled, results in ____________<text:line-break/>a) 0<text:line-break/>b) 1<text:line-break/>c) abcxyz<text:line-break/>d) xyzabc<text:line-break/><text:bookmark text:name="id2112"/>View Answer</text:p>
      <text:section text:style-name="Sect1" text:name="target-id2112">
        <text:p text:style-name="Text_20_body">Answer: c<text:line-break/>Explanation: If the SQL mode PIPES_AS_CONCAT has been enabled, the SQL standard ‘||’ operation for string concatenation becomes valid in MySQL. Both operands are concatenated to give ‘abcxyz’.</text:p>
      </text:section>
      <text:p text:style-name="Text_20_body">4. The expression ‘2 BETWEEN 2 AND 5’ results in ____________<text:line-break/>a) True<text:line-break/>b) False<text:line-break/>c) -1<text:line-break/>d) 2<text:line-break/><text:bookmark text:name="id1991"/>View Answer</text:p>
      <text:section text:style-name="Sect1" text:name="target-id1991">
        <text:p text:style-name="Text_20_body">Answer: a<text:line-break/>Explanation: The ‘BETWEEN ……. AND’ clause is used to return a boolean value, if the given operand value lies between the values specified by the ‘AND’ clause. The range endpoints are inclusive.</text:p>
      </text:section>
      <text:p text:style-name="Text_20_body">5. REGEXP takes collation into account.<text:line-break/>a) True<text:line-break/>b) False<text:line-break/><text:bookmark text:name="id9241"/>View Answer</text:p>
      <text:section text:style-name="Sect1" text:name="target-id9241">
        <text:p text:style-name="Text_20_body">Answer: b<text:line-break/>Explanation: MySQL provides pattern matching based on the ‘REGEXP’ operator and regular expressions that are similar to those used in Unix programs, namely, grep, sed and vi. REGEXP does not take collation into account.</text:p>
      </text:section>
      <text:p text:style-name="Text_20_body">6. The expression ‘HI’ LIKE NULL results in _____________<text:line-break/>a) True<text:line-break/>b) False<text:line-break/>c) NULL<text:line-break/>d) 0<text:line-break/><text:bookmark text:name="id3192"/>View Answer</text:p>
      <text:section text:style-name="Sect1" text:name="target-id3192">
        <text:p text:style-name="Text_20_body">Answer: c<text:line-break/>Explanation: In MySQL, any pattern matching that is performed with the ‘NULL’ operand, fails. Expressions like: ‘abcdef’ LIKE NULL, NULL LIKE ‘%’, all result into the value NULL. NULL is not used to perform comparisons.</text:p>
      </text:section>
      <text:p text:style-name="Text_20_body">7. If the operands are non binary strings, LIKE compares them according to their collation.<text:line-break/>a) True<text:line-break/><text:soft-page-break/>b) False<text:line-break/><text:bookmark text:name="id4910"/>View Answer</text:p>
      <text:section text:style-name="Sect1" text:name="target-id4910">
        <text:p text:style-name="Text_20_body">Answer: a<text:line-break/>Explanation: In MySQL, the LIKE operator compares its operands as binary strings if either operand is a binary string. If the operands are non binary strings, the LIKE operator compares them according to their collation. </text:p>
      </text:section>
      <text:p text:style-name="Text_20_body">8. The number of strings among the following matched with ‘%all%’ is _____________<text:line-break/>Ball, baller, tall, tallest<text:line-break/>a) 1<text:line-break/>b) 2<text:line-break/>c) 3<text:line-break/>d) 4<text:line-break/><text:bookmark text:name="id3565"/>View Answer</text:p>
      <text:section text:style-name="Sect1" text:name="target-id3565">
        <text:p text:style-name="Text_20_body">Answer: d<text:line-break/>Explanation: In MySQL, the wildcard characters may be specified anywhere in a pattern. The ‘%’ wildcard is used to match variable number of characters. Here, the wildcard matches all the four words.</text:p>
      </text:section>
      <text:p text:style-name="Text_20_body">9. Which of the following is the correct order of precedence (high to low)?<text:line-break/>a) !, ^, &lt;&lt;, XOR<text:line-break/>b) ^, !, &lt;&lt;, XOR<text:line-break/>c) !, &lt;&lt;, XOR, ^<text:line-break/>d) !, ^, XOR, &lt;&lt;<text:line-break/><text:bookmark text:name="id9457"/>View Answer</text:p>
      <text:section text:style-name="Sect1" text:name="target-id9457">
        <text:p text:style-name="Text_20_body">Answer: a<text:line-break/>Explanation: When MySQL evaluates an expression, it looks at the operators to determine the order in which it should group the terms of the expression. Some operators have higher precedence, and evaluated earlier than others.</text:p>
      </text:section>
      <text:p text:style-name="Text_20_body">10. 0x61 + 0 results in _____________<text:line-break/>a) 0<text:line-break/>b) ‘a’<text:line-break/>c) 97<text:line-break/>d) arbitrary<text:line-break/><text:bookmark text:name="id8801"/>View Answer</text:p>
      <text:section text:style-name="Sect1" text:name="target-id8801">
        <text:p text:style-name="Text_20_body">Answer: c<text:line-break/>Explanation: The hexadecimal constants are treated as binary strings, unless the context indicates a number. In the string contexts, each pair of hexadecimal digits is converted to a character, then the result is used as a string.</text:p>
      </text:section>
      <text:h text:style-name="Heading_20_1" text:outline-level="1"><text:soft-page-break/>MySQL Questions and Answers – Choosing Data Types </text:h>
      <text:p text:style-name="Text_20_body">This set of MySQL Database Multiple Choice Questions &amp; Answers (MCQs) focuses on “Choosing Data Types”.</text:p>
      <text:p text:style-name="Text_20_body">1. The AUTO_INCREMENT column attribute is best used with which type?<text:line-break/>a) FLOAT<text:line-break/>b) INT<text:line-break/>c) CHARACTER<text:line-break/>d) DOUBLE<text:line-break/><text:bookmark text:name="id4695"/>View Answer</text:p>
      <text:section text:style-name="Sect1" text:name="target-id4695">
        <text:p text:style-name="Text_20_body">Answer: b<text:line-break/>Explanation: The AUTO_INCREMENT is a column attribute and it is best used with the integer datatypes. It automatically assigns monotonically increasing values to the AUTO_INCREMENT columns.</text:p>
      </text:section>
      <text:p text:style-name="Text_20_body">2. Which datatype is best suited to store currency values?<text:line-break/>a) INT<text:line-break/>b) FLOAT<text:line-break/>c) DOUBLE<text:line-break/>d) DECIMAL<text:line-break/><text:bookmark text:name="id5491"/>View Answer</text:p>
      <text:section text:style-name="Sect1" text:name="target-id5491">
        <text:p text:style-name="Text_20_body">Answer: d<text:line-break/>Explanation: Currency is a numeric information. For monetary calculations, FLOAT and DOUBLE are subject to rounding error and may not be suitable. A DECIMAL(M, 2) type is best suited for it.</text:p>
      </text:section>
      <text:p text:style-name="Text_20_body">3. MySQL provides a date type that has an optional time part.<text:line-break/>a) True<text:line-break/>b) False<text:line-break/><text:bookmark text:name="id4409"/>View Answer</text:p>
      <text:section text:style-name="Sect1" text:name="target-id4409">
        <text:p text:style-name="Text_20_body">Answer: b<text:line-break/>Explanation: In MySQL, there is no data type provided which has an optional time part. The ‘DATE’ type values never have a time part. The ‘DATETIME’ type values must have a time part in them.</text:p>
      </text:section>
      <text:p text:style-name="Text_20_body">4. If a column is expected to store values up to 2 million, the best datatype for it is _____________<text:line-break/>a) SMALLINT<text:line-break/>b) TINYINT<text:line-break/>c) MEDIUMINT<text:line-break/>d) BIGINT<text:line-break/><text:bookmark text:name="id3198"/>View Answer</text:p>
      <text:section text:style-name="Sect1" text:name="target-id3198">
        <text:p text:style-name="Text_20_body"><text:soft-page-break/>Answer: d<text:line-break/>Explanation: The different numeric types used in MySQL are used to store different range of values. To store values of the order of a million, the MEDIUMINT or BIGINT datatype is sufficient.</text:p>
      </text:section>
      <text:p text:style-name="Text_20_body">5. Which of these types store the longest length of strings?<text:line-break/>a) CHAR<text:line-break/>b) VARCHAR<text:line-break/>c) TINYTEXT<text:line-break/>d) TEXT<text:line-break/><text:bookmark text:name="id1624"/>View Answer</text:p>
      <text:section text:style-name="Sect1" text:name="target-id1624">
        <text:p text:style-name="Text_20_body">Answer: d<text:line-break/>Explanation: in MySQL, the different string datatypes are used to store different lenghts of the string. Here, the length would refer to the number of characters in the string. TEXT stores longer strings.</text:p>
      </text:section>
      <text:p text:style-name="Text_20_body">6. AUTO_INCREMENT columns must be NOT NULL.<text:line-break/>a) True<text:line-break/>b) False<text:line-break/><text:bookmark text:name="id4279"/>View Answer</text:p>
      <text:section text:style-name="Sect1" text:name="target-id4279">
        <text:p text:style-name="Text_20_body">Answer: a<text:line-break/>Explanation: The ‘AUTO_INCREMENT’ columns must be NOT NULL. If the NOT NULL is omitted, MySQL adds it automatically. AUTO_INCREMENT column values begin with 1 and increase monotonically after it.</text:p>
      </text:section>
      <text:p text:style-name="Text_20_body">7. Which of these values is not valid as an AUTO_INCREMENT value?<text:line-break/>a) 0<text:line-break/>b) 1<text:line-break/>c) 2<text:line-break/>d) 3<text:line-break/><text:bookmark text:name="id9730"/>View Answer</text:p>
      <text:section text:style-name="Sect1" text:name="target-id9730">
        <text:p text:style-name="Text_20_body">Answer: a<text:line-break/>Explanation: In MySQL, the ‘AUTO_INCREMENT’ values are a sequence of unique values assigned to the columns such that they increase monotonically. They begin with the value 1 and increment by a unit.</text:p>
      </text:section>
      <text:p text:style-name="Text_20_body">8. If an integer column is used for the values in range 1 to 99999, the best suitable datatype is ____________<text:line-break/>a) MEDIUMINT SIGNED<text:line-break/>b) MEDIUMINT UNSIGNED<text:line-break/>c) SMALLINT SIGNED<text:line-break/>d) SMALLINT UNSIGNED<text:line-break/><text:bookmark text:name="id4505"/>View Answer</text:p>
      <text:section text:style-name="Sect1" text:name="target-id4505">
        <text:p text:style-name="Text_20_body">Answer: b<text:line-break/>Explanation: Since the range starts from the positive value 1, it is best to keep the datatype as <text:soft-page-break/>UNSIGNED. The maximum value is of the order of 10^5, so a MEDIUMINT datatype is well suited.</text:p>
      </text:section>
      <text:p text:style-name="Text_20_body">9. INT2 maps to MySQL type _____________<text:line-break/>a) TINYINT<text:line-break/>b) SMALLINT<text:line-break/>c) MEDIUMINT<text:line-break/>d) BIGINT<text:line-break/><text:bookmark text:name="id1945"/>View Answer</text:p>
      <text:section text:style-name="Sect1" text:name="target-id1945">
        <text:p text:style-name="Text_20_body">Answer: b<text:line-break/>Explanation: In order to facilitate the use of code written for SQL implementations from other vendors, MySQL maps the data types from the other vendor types to the appropriate MySQL type.</text:p>
      </text:section>
      <text:p text:style-name="Text_20_body">10. INT3 maps to MySQL type _____________<text:line-break/>a) TINYINT<text:line-break/>b) SMALLINT<text:line-break/>c) MEDIUMINT<text:line-break/>d) BIGINT<text:line-break/><text:bookmark text:name="id2355"/>View Answer</text:p>
      <text:section text:style-name="Sect1" text:name="target-id2355">
        <text:p text:style-name="Text_20_body">Answer: c<text:line-break/>Explanation: In order to facilitate the use of the code written for SQL implementations (reusability of code) from other vendors, MySQL maps the data types from the other vendor types to the appropriate MySQL type.</text:p>
      </text:section>
      <text:h text:style-name="Heading_20_1" text:outline-level="1">MySQL Questions and Answers – Compound Statements and Statement Delimiters </text:h>
      <text:p text:style-name="Text_20_body">This set of MySQL Database Multiple Choice Questions &amp; Answers (MCQs) focuses on “Compound Statements and Statement Delimiters”.</text:p>
      <text:p text:style-name="Text_20_body">1. Which of these return a result to the client?<text:line-break/>a) Stored functions<text:line-break/>b) Stored procedures<text:line-break/>c) Triggers<text:line-break/>d) Events<text:line-break/><text:bookmark text:name="id8926"/>View Answer</text:p>
      <text:section text:style-name="Sect1" text:name="target-id8926">
        <text:p text:style-name="Text_20_body">Answer: a<text:line-break/>Explanation: Stored functions return a result from a calculation and can be used in expressions. Stored procedures do not return a result directly but can be used to perform general computations.</text:p>
      </text:section>
      <text:p text:style-name="Text_20_body">2. Which of these is defined to execute when the table is modified only?<text:line-break/>a) Stored functions<text:line-break/>b) Stored procedures<text:line-break/>c) Triggers<text:line-break/><text:soft-page-break/>d) Events<text:line-break/><text:bookmark text:name="id1014"/>View Answer</text:p>
      <text:section text:style-name="Sect1" text:name="target-id1014">
        <text:p text:style-name="Text_20_body">Answer: c<text:line-break/>Explanation: In MySQL, triggers are associated with a table. They are defined to execute when the table is modified via INSERT, DELETE or UPDATE statements. MySQL supports objects to be stored on server side.</text:p>
      </text:section>
      <text:p text:style-name="Text_20_body">3. What executes on a time activated basis according to a schedule?<text:line-break/>a) Stored program<text:line-break/>b) Events<text:line-break/>c) Triggers<text:line-break/>d) Stored procedures<text:line-break/><text:bookmark text:name="id1204"/>View Answer</text:p>
      <text:section text:style-name="Sect1" text:name="target-id1204">
        <text:p text:style-name="Text_20_body">Answer: b<text:line-break/>Explanation: In MySQL, the events execute on a time activated basis according to a schedule. Triggers are defined to execute when the table is modified via INSERT, DELETE or UPDATE statements.</text:p>
      </text:section>
      <text:p text:style-name="Text_20_body">4. Stored programs improve database security.<text:line-break/>a) True<text:line-break/>b) False<text:line-break/><text:bookmark text:name="id2889"/>View Answer</text:p>
      <text:section text:style-name="Sect1" text:name="target-id2889">
        <text:p text:style-name="Text_20_body">Answer: a<text:line-break/>Explanation: Stored programs improve database security because controlled access can be enabled to sensitive data by appropriate selection of the privileges a program has when it executes.</text:p>
      </text:section>
      <text:p text:style-name="Text_20_body">5. Which character does the mysql client program recognize as a statement delimiter?<text:line-break/>a) :<text:line-break/>b) .<text:line-break/>c) ;<text:line-break/>d) ,<text:line-break/><text:bookmark text:name="id6845"/>View Answer</text:p>
      <text:section text:style-name="Sect1" text:name="target-id6845">
        <text:p text:style-name="Text_20_body">Answer: c<text:line-break/>Explanation: By default, mysql itself recognizes the semicolon as a statement delimiter, so the delimiter must be redefined temporarily to cause mysql to pass the entire stored program definition to the server.</text:p>
      </text:section>
      <text:p text:style-name="Text_20_body">6. Which command is used to redefined the mysql delimiter?<text:line-break/>a) redefine_delim<text:line-break/>b) delim_redefine<text:line-break/>c) delimiter<text:line-break/>d) redefine<text:line-break/><text:bookmark text:name="id9949"/>View Answer</text:p>
      <text:section text:style-name="Sect1" text:name="target-id9949">
        <text:p text:style-name="Text_20_body"><text:soft-page-break/>Answer: c<text:line-break/>Explanation: To redefine the mysql delimiter, the delimiter command is used. A delimiter is a sequence of characters. It specifies the boundary between the separate regions in data streams.</text:p>
      </text:section>
      <text:p text:style-name="Text_20_body">7. Which of the following characters cannot be used as a delimiter?<text:line-break/>a) ,<text:line-break/>b) .<text:line-break/>c) ;<text:line-break/>d) \<text:line-break/><text:bookmark text:name="id2789"/>View Answer</text:p>
      <text:section text:style-name="Sect1" text:name="target-id2789">
        <text:p text:style-name="Text_20_body">Answer: d<text:line-break/>Explanation: In MySQL, the character backslash character is reserved for specifying escape sequences. For example, the escape sequence ‘\t’ specifies a tab space character. It cannot be used as a delimiter.</text:p>
      </text:section>
      <text:p text:style-name="Text_20_body">8. Stored routines refers to stored functions and procedures.<text:line-break/>a) True<text:line-break/>b) False<text:line-break/><text:bookmark text:name="id9226"/>View Answer</text:p>
      <text:section text:style-name="Sect1" text:name="target-id9226">
        <text:p text:style-name="Text_20_body">Answer: a<text:line-break/>Explanation: In MySQL, the stored routines is a limited term. It refers only to the stored functions and procedures. Both types of objects are defined using the similar syntax and are discussed together.</text:p>
      </text:section>
      <text:p text:style-name="Text_20_body">9. Stored programs refer to stored objects of how many of the following types?<text:line-break/>functions, procedures, triggers, events<text:line-break/>a) 0<text:line-break/>b) 1<text:line-break/>c) 3<text:line-break/>d) 4<text:line-break/><text:bookmark text:name="id8998"/>View Answer</text:p>
      <text:section text:style-name="Sect1" text:name="target-id8998">
        <text:p text:style-name="Text_20_body">Answer: d<text:line-break/>Explanation: In MySQL, the “stored programs” refers collectively to the stored objects of all types, namely, the functions, procedures, triggers, and events. They improve database security.</text:p>
      </text:section>
      <text:p text:style-name="Text_20_body">10. Which of the following statements does not modify the table?<text:line-break/>a) INSERT<text:line-break/>b) UPDATE<text:line-break/>c) DELETE<text:line-break/>d) SELECT<text:line-break/><text:bookmark text:name="id2578"/>View Answer</text:p>
      <text:section text:style-name="Sect1" text:name="target-id2578">
        <text:p text:style-name="Text_20_body">Answer: d<text:line-break/>Explanation: In MySQL, the ‘SELECT’ statement is used to display the tables or their components according to some specified conditions and clauses. It does not modify the table unlike the others.</text:p>
      </text:section>
      <text:h text:style-name="Heading_20_1" text:outline-level="1"><text:soft-page-break/>MySQL Questions and Answers – Using Indexing </text:h>
      <text:p text:style-name="Text_20_body">This set of MySQL Database Multiple Choice Questions &amp; Answers (MCQs) focuses on “Using Indexing”.</text:p>
      <text:p text:style-name="Text_20_body">1. Using indexes optimizes query performance.<text:line-break/>a) True<text:line-break/>b) False<text:line-break/><text:bookmark text:name="id4600"/>View Answer</text:p>
      <text:section text:style-name="Sect1" text:name="target-id4600">
        <text:p text:style-name="Text_20_body">Answer: a<text:line-break/>Explanation: In MySQL, there are many techniques available for optimizing queries. Indexing is the most useful. Generally the one thing that makes the most difference is the proper use of indexes.</text:p>
      </text:section>
      <text:p text:style-name="Text_20_body">2. The maximum number of indexes on MyISAM table is __________<text:line-break/>a) 0<text:line-break/>b) 1<text:line-break/>c) 2<text:line-break/>d) more than 1<text:line-break/><text:bookmark text:name="id8138"/>View Answer</text:p>
      <text:section text:style-name="Sect1" text:name="target-id8138">
        <text:p text:style-name="Text_20_body">Answer: d<text:line-break/>Explanation: In MySQL, for a MyISAM table, there can be more than one indexes. The data rows of the MyISAM table are stored in a data file and the index values are stored in a separate index file.</text:p>
      </text:section>
      <text:p text:style-name="Text_20_body">3. The data rows of a MyISAM table are stored in __________<text:line-break/>a) data file<text:line-break/>b) index file<text:line-break/>c) log file<text:line-break/>d) error file<text:line-break/><text:bookmark text:name="id2086"/>View Answer</text:p>
      <text:section text:style-name="Sect1" text:name="target-id2086">
        <text:p text:style-name="Text_20_body">Answer: a<text:line-break/>Explanation: The data rows of the MyISAM table are stored in a data file and the index values are stored in a separate index file. In MySQL, for a MyISAM table, there can be more than one indexes. </text:p>
      </text:section>
      <text:p text:style-name="Text_20_body">4. In a single table (with 10 columns) join query the number of values needed to examine per column is __________<text:line-break/>a) 1<text:line-break/>b) 10<text:line-break/>c) 0<text:line-break/>d) 2<text:line-break/><text:bookmark text:name="id258"/>View Answer</text:p>
      <text:section text:style-name="Sect1" text:name="target-id258">
        <text:p text:style-name="Text_20_body"><text:soft-page-break/>Answer: b<text:line-break/>Explanation: For indexing in the context of performing joins, in a single table query, the number of values that are needed to be examined per column is the number of rows in the table.</text:p>
      </text:section>
      <text:p text:style-name="Text_20_body">5. Suppose tbl_1 is a table consisting of 8 rows and tbl_2 is a table consisting of 6 rows, the number of combinations through which the search is performed is __________</text:p>
      <text:p text:style-name="Preformatted_20_Text">SELECT tbl_1.i1, tbl_2.i2</text:p>
      <text:p text:style-name="Preformatted_20_Text"><text:s text:c="8"/>FROM tbl_1 INNER JOIN tbl_2</text:p>
      <text:p text:style-name="P1"><text:s text:c="8"/>WHERE tbl_1.i1 = tbl_2.i2;</text:p>
      <text:p text:style-name="Text_20_body">a) 14<text:line-break/>b) 2<text:line-break/>c) 1<text:line-break/>d) 48<text:line-break/><text:bookmark text:name="id1291"/>View Answer</text:p>
      <text:section text:style-name="Sect1" text:name="target-id1291">
        <text:p text:style-name="Text_20_body">Answer: d<text:line-break/>Explanation: In MySQL, when the tables are unindexed, the searches are run through all the possible combinations. In this case, the search space is 8 x 6 = 48, the product of the number of rows.</text:p>
      </text:section>
      <text:p text:style-name="Text_20_body">6. How many of the following shared tablespaces is bound by the OS file size limit?<text:line-break/>MyISAM, InnoDB, TRANSACTION<text:line-break/>a) 0<text:line-break/>b) 1<text:line-break/>c) 2<text:line-break/>c) 3<text:line-break/><text:bookmark text:name="id8900"/>View Answer</text:p>
      <text:section text:style-name="Sect1" text:name="target-id8900">
        <text:p text:style-name="Text_20_body">Answer: b<text:line-break/>Explanation: In MySQL, all the MyISAM tables shared tablespace files size if bound by the operating system file size limits. For InnoDB tables shared tablespaces, it is not bound by this factor.</text:p>
      </text:section>
      <text:p text:style-name="Text_20_body">7. If a column contains 7 values and 6 distinct values, the cardinality is __________<text:line-break/>a) 7<text:line-break/>b) 6<text:line-break/>c) 13<text:line-break/>d) 1<text:line-break/><text:bookmark text:name="id9046"/>View Answer</text:p>
      <text:section text:style-name="Sect1" text:name="target-id9046">
        <text:p text:style-name="Text_20_body">Answer: b<text:line-break/>Explanation: In MySQL, the cardinality of a column is the number of distinct values that it contains. A column that contains the values 1, 2, 3, 4, 4, 5, 6 has a cardinality of six and not seven.</text:p>
      </text:section>
      <text:p text:style-name="Text_20_body">8. For a table having 4 columns, the number of columns to which hash function is applied when using hash indexes is __________<text:line-break/>a) 1<text:line-break/><text:soft-page-break/>b) 2<text:line-break/>c) 3<text:line-break/>d) 4<text:line-break/><text:bookmark text:name="id8384"/>View Answer</text:p>
      <text:section text:style-name="Sect1" text:name="target-id8384">
        <text:p text:style-name="Text_20_body">Answer: d<text:line-break/>Explanation: In MySQL, for the hash indexes, a hash function is applied to each of the column values. The resulting hash values are stored in the index and used to perform lookups on it.</text:p>
      </text:section>
      <text:p text:style-name="Text_20_body">9. The slow query log can be used to identify queries that may be performing badly.<text:line-break/>a) True<text:line-break/>b) False<text:line-break/><text:bookmark text:name="id2089"/>View Answer</text:p>
      <text:section text:style-name="Sect1" text:name="target-id2089">
        <text:p text:style-name="Text_20_body">Answer: a<text:line-break/>Explanation: In MySQL, the slow query log is used to identify queries that may be performing badly. This log can help find the queries that might benefit from indexing. The slow query log is written as text.</text:p>
      </text:section>
      <text:p text:style-name="Text_20_body">10. The slow query log is written as __________<text:line-break/>a) numbers<text:line-break/>b) text<text:line-break/>c) image<text:line-break/>d) graph<text:line-break/><text:bookmark text:name="id5989"/>View Answer</text:p>
      <text:section text:style-name="Sect1" text:name="target-id5989">
        <text:p text:style-name="Text_20_body">Answer: b<text:line-break/>Explanation: In MySQL, the slow query log is written as text, so it is viewable with any file display program. The mysqldumpslow utility can also be used to summarize the contents of the same.</text:p>
      </text:section>
      <text:h text:style-name="Heading_20_1" text:outline-level="1">MySQL Questions and Answers – MySQL Query Optimizer </text:h>
      <text:p text:style-name="Text_20_body">This set of MySQL Database Multiple Choice Questions &amp; Answers (MCQs) focuses on “MySQL Query Optimizer”.</text:p>
      <text:p text:style-name="Text_20_body">1. To check how MySQL would execute a SELECT query, which statement is used?<text:line-break/>a) TELL<text:line-break/>b) SHOW<text:line-break/>c) DISPLAY<text:line-break/>d) EXPLAIN<text:line-break/><text:bookmark text:name="id4929"/>View Answer</text:p>
      <text:section text:style-name="Sect1" text:name="target-id4929">
        <text:p text:style-name="Text_20_body">Answer: d<text:line-break/>Explanation: In MySQL, by issuing an EXPLAIN statement MySQL displays some information about how it would execute a SELECT query without actually executing it. It is prefixed with the query.</text:p>
      </text:section>
      <text:p text:style-name="Text_20_body"><text:soft-page-break/>2. To perform analysis of key values by the server, the statement used is __________<text:line-break/>a) ANALYZE KEYS<text:line-break/>b) ANALYZE TABLE<text:line-break/>c) PERFORM ANALYSIS<text:line-break/>d) PERFORM TABLE ANALYSIS<text:line-break/><text:bookmark text:name="id7804"/>View Answer</text:p>
      <text:section text:style-name="Sect1" text:name="target-id7804">
        <text:p text:style-name="Text_20_body">Answer: b<text:line-break/>Explanation: In MySQL, for the MyISAM and InnoDB tables, the server can be told to perform an analysis of key values by issuing the ANALYZE TABLE statement. It helps in knowing about query optimization.</text:p>
      </text:section>
      <text:p text:style-name="Text_20_body">3. Which statement is used to verify optimizer operation?<text:line-break/>a) ANALYZE<text:line-break/>b) VERIFY<text:line-break/>c) EXPLAIN<text:line-break/>d) SHOW<text:line-break/><text:bookmark text:name="id9651"/>View Answer</text:p>
      <text:section text:style-name="Sect1" text:name="target-id9651">
        <text:p text:style-name="Text_20_body">Answer: c<text:line-break/>Explanation: The EXPLAIN statement in MySQL can tell whether the indexes are being used or not. This information is helpful when different ways of writing a statement need to be tested.</text:p>
      </text:section>
      <text:p text:style-name="Text_20_body">4. Which statement is used to force the optimizer to use tables in a particular order?<text:line-break/>a) FORCE INDEX<text:line-break/>b) USE INDEX<text:line-break/>c) IGNORE INDEX<text:line-break/>d) STRAIGHT_JOIN<text:line-break/><text:bookmark text:name="id3067"/>View Answer</text:p>
      <text:section text:style-name="Sect1" text:name="target-id3067">
        <text:p text:style-name="Text_20_body">Answer: d<text:line-break/>Explanation: STRAIGHT_JOIN is used to force the optimizer to use tables in a particular order. The MySQL optimizer by default considers itself free to determine the order in which to scan tables most quickly.</text:p>
      </text:section>
      <text:p text:style-name="Text_20_body">5. Which of these comparisons is slowest?<text:line-break/>a) INT/INT<text:line-break/>b) INT/BIGINT<text:line-break/>c) BIGINT/BIGINT<text:line-break/>d) All are of same speed<text:line-break/><text:bookmark text:name="id9890"/>View Answer</text:p>
      <text:section text:style-name="Sect1" text:name="target-id9890">
        <text:p text:style-name="Text_20_body">Answer: b<text:line-break/>Explanation: On comparing indexed columns, identical data types will give better performance than dissimilar types. So an INT/INT or BIGINT/BIGINT comparison is faster than an INT/BIGINT comparison.</text:p>
      </text:section>
      <text:p text:style-name="Text_20_body">6. Which of the following WHERE clauses is faster?</text:p>
      <text:p text:style-name="Preformatted_20_Text"><text:soft-page-break/><text:s text:c="4"/>1. WHERE col * 3 &amp;lt; 9</text:p>
      <text:p text:style-name="P1"><text:s text:c="4"/>2. WHERE col &amp;lt; 9 / 3</text:p>
      <text:p text:style-name="Text_20_body">a) 1<text:line-break/>b) 2<text:line-break/>c) same speed<text:line-break/>c) dependent on operating system<text:line-break/><text:bookmark text:name="id9908"/>View Answer</text:p>
      <text:section text:style-name="Sect1" text:name="target-id9908">
        <text:p text:style-name="Text_20_body">Answer: b<text:line-break/>Explanation: For the first variation, MySQL would retrieve the value of ‘col’ for each row, multiply by three, and then compare the result to nine. In this case, no index can be used and hence it is slower.</text:p>
      </text:section>
      <text:p text:style-name="Text_20_body">7. What are the results of the following queries if col is an integer column?</text:p>
      <text:p text:style-name="Preformatted_20_Text"><text:s text:c="8"/>1. SELECT * FROM mytbl WHERE num_col = '4';</text:p>
      <text:p text:style-name="P1"><text:s text:c="8"/>2. SELECT * FROM mytbl WHERE num_col = 4;</text:p>
      <text:p text:style-name="Text_20_body">a) same<text:line-break/>b) different<text:line-break/>c) 1 is an error<text:line-break/>d) 2 is an error<text:line-break/><text:bookmark text:name="id43581"/>View Answer</text:p>
      <text:section text:style-name="Sect1" text:name="Section14">
        <text:p text:style-name="Text_20_body"><text:bookmark text:name="target-id4358"/>Answer: a<text:line-break/>Explanation: The first query invokes a type conversion. The conversion operation involves some performance penalty for converting the integer and string to double to perform the comparison.</text:p>
      </text:section>
      <text:p text:style-name="Text_20_body">8. Which system variable tells the optimizer to skip certain plans based on estimates of the number of rows accessed for each table?<text:line-break/>a) optimizer_prune_level<text:line-break/>b) optimizer_search_depth<text:line-break/>c) optimizer_search<text:line-break/>d) optimizer_prune<text:line-break/><text:bookmark text:name="id8790"/>View Answer</text:p>
      <text:section text:style-name="Sect1" text:name="target-id8790">
        <text:p text:style-name="Text_20_body">Answer: a<text:line-break/>Explanation: The optimizer_prune_level variable tells the optimizer to skip certain plans based on estimates of the number of rows accessed for each table. This option is kept on by default.</text:p>
      </text:section>
      <text:p text:style-name="Text_20_body">9. Which system variable tells how far into the rest of each incomplete plan the optimizer should look to evaluate whether it should be expanded further?<text:line-break/>a) optimizer_prune_level<text:line-break/>b) optimizer_search_depth<text:line-break/>c) optimizer_search<text:line-break/>d) optimizer_prune<text:line-break/><text:bookmark text:name="id8954"/>View Answer</text:p>
      <text:section text:style-name="Sect1" text:name="target-id8954">
        <text:p text:style-name="Text_20_body"><text:soft-page-break/>Answer: b<text:line-break/>Explanation: In MySQL, the optimizer_search_depth system variable tells how far into the “future” of each incomplete plan the optimizer should look to evaluate whether it should be expanded further.</text:p>
      </text:section>
      <text:p text:style-name="Text_20_body">10. The optimizer_prune_level is set by default.<text:line-break/>a) True<text:line-break/>b) False<text:line-break/><text:bookmark text:name="id2741"/>View Answer</text:p>
      <text:section text:style-name="Sect1" text:name="target-id2741">
        <text:p text:style-name="Text_20_body">Answer: a<text:line-break/>Explanation: In MySQL, the optimizer_prune_level is on by default. This variable tells the optimizer to skip certain plans based on estimates of the number of rows accessed for each table.</text:p>
      </text:section>
      <text:h text:style-name="Heading_20_1" text:outline-level="1">MySQL Questions and Answers – Loading Data Efficiently </text:h>
      <text:p text:style-name="Text_20_body">This set of MySQL Database Multiple Choice Questions &amp; Answers (MCQs) focuses on “Loading Data Efficiently”.</text:p>
      <text:p text:style-name="Text_20_body">1. Bulk loading is less efficient than single row loading.<text:line-break/>a) True<text:line-break/>b) False<text:line-break/><text:bookmark text:name="id9018"/>View Answer</text:p>
      <text:section text:style-name="Sect1" text:name="target-id9018">
        <text:p text:style-name="Text_20_body">Answer: b<text:line-break/>Explanation: In MySQL, bulk loading is more efficient than the single row loading. The key cache does not need to be flushed after each input record is loaded. It can also be flushed at the end of the batch of records.</text:p>
      </text:section>
      <text:p text:style-name="Text_20_body">2. Loading is faster when a table has no indexes than when it is indexed.<text:line-break/>a) True<text:line-break/>b) False<text:line-break/><text:bookmark text:name="id4629"/>View Answer</text:p>
      <text:section text:style-name="Sect1" text:name="target-id4629">
        <text:p text:style-name="Text_20_body">Answer: a<text:line-break/>Explanation: Loading is faster when a table has no indexes. If there are indexes, the contents of the row should be added to the table and each index must also be modified to notify the addition of the new row.</text:p>
      </text:section>
      <text:p text:style-name="Text_20_body">3. Which is more efficient?<text:line-break/>LOAD DATA, INSERT<text:line-break/>a) LOAD DATA<text:line-break/>b) INSERT<text:line-break/>c) same<text:line-break/>d) indeterminate<text:line-break/><text:bookmark text:name="id2015"/>View Answer</text:p>
      <text:section text:style-name="Sect1" text:name="target-id2015">
        <text:p text:style-name="Text_20_body"><text:soft-page-break/>Answer: a<text:line-break/>Explanation: In MySQL, the ‘LOAD DATA’ in all forms is more efficient than the ‘INSERT’ because it loads rows in bulk. The server first parses then interprets only one statement instead of many.</text:p>
      </text:section>
      <text:p text:style-name="Text_20_body">4. Without LOCAL, LOAD DATA is _________________<text:line-break/>a) more efficient<text:line-break/>b) less efficient<text:line-break/>c) same speed<text:line-break/>d) arbitrary<text:line-break/><text:bookmark text:name="id6159"/>View Answer</text:p>
      <text:section text:style-name="Sect1" text:name="target-id6159">
        <text:p text:style-name="Text_20_body">Answer: a<text:line-break/>Explanation: LOAD DATA is more efficient without LOCAL. Without LOCAL, the file must be located on the server. The FILE privilege must be given. The server can read the file directly from disk.</text:p>
      </text:section>
      <text:p text:style-name="Text_20_body">5. Which option turns on the –extended-insert?<text:line-break/>a) –opt<text:line-break/>b) –opti<text:line-break/>c) –op<text:line-break/>d) –optimize<text:line-break/><text:bookmark text:name="id8607"/>View Answer</text:p>
      <text:section text:style-name="Sect1" text:name="target-id8607">
        <text:p text:style-name="Text_20_body">Answer: a<text:line-break/>Explanation: If the –opt option is enabled it turns on the –extended-insert option, which produces multiple row INSERT statements and some other options that allow the dump file to be processed more efficiently.</text:p>
      </text:section>
      <text:p text:style-name="Text_20_body">6. Which table option for MyISAM tables reduces index flushing?<text:line-break/>a) DELAY_KEY_WRITE<text:line-break/>b) DELAY_WRITE_KEY<text:line-break/>c) KEY_WRITE_DELAY<text:line-break/>d) WRITE_KEY_DELAY<text:line-break/><text:bookmark text:name="id7445"/>View Answer</text:p>
      <text:section text:style-name="Sect1" text:name="target-id7445">
        <text:p text:style-name="Text_20_body">Answer: a<text:line-break/>Explanation: For MyISAM tables a strategy for reducing index flushing is to use the DELAY_KEY_WRITE table option. With this option the data rows are written to the data file immediately.</text:p>
      </text:section>
      <text:p text:style-name="Text_20_body">7. Which option repairs MyISAM tables automatically after they open?<text:line-break/>a) –myisam-recover=FORCE<text:line-break/>b) –myisam-recover=STOP<text:line-break/>c) –recover-myisam=FORCE<text:line-break/>d) –recover-myisam=STOP<text:line-break/><text:bookmark text:name="id4195"/>View Answer</text:p>
      <text:section text:style-name="Sect1" text:name="target-id4195">
        <text:p text:style-name="Text_20_body"><text:soft-page-break/>Answer: a<text:line-break/>Explanation: In order to make sure that the repairs happen the server is started with the –myisam-recover=FORCE option. This enables the server to check MyISAM tables when it opens them and repair them automatically.</text:p>
      </text:section>
      <text:p text:style-name="Text_20_body">8. The option which delays index flushing for slave server is _________________<text:line-break/>a) –delay-write-key=ALL<text:line-break/>b) –delay-key-write=ALL<text:line-break/>c) –key-write-delay=NONE<text:line-break/>d) –key-delay-write=NONE<text:line-break/><text:bookmark text:name="id1079"/>View Answer</text:p>
      <text:section text:style-name="Sect1" text:name="target-id1079">
        <text:p text:style-name="Text_20_body">Answer: b<text:line-break/>Explanation: For the replication slave servers, the –delay-key-write=ALL option delays index flushing for all MyISAM tables, regardless of how they were created originally on the master server.</text:p>
      </text:section>
      <text:p text:style-name="Text_20_body">9. TO enable the compressed client/server protocol the option is _________________<text:line-break/>a) –enable<text:line-break/>b) –compress<text:line-break/>c) –reduce<text:line-break/>d) –restrict<text:line-break/><text:bookmark text:name="id56051"/>View Answer</text:p>
      <text:section text:style-name="Sect1" text:name="Section15">
        <text:p text:style-name="Text_20_body"><text:bookmark text:name="target-id5605"/>Answer: b<text:line-break/>Explanation: The compressed client/server protocol is used to reduce the amount of data going over the network. For most of the MySQL clients this is specified using the –compress command line option.</text:p>
      </text:section>
      <text:p text:style-name="Text_20_body">10. To reactivate indexes the command used is _________________<text:line-break/>a) DISABLE KEYS<text:line-break/>b) DISABLE INDEXES<text:line-break/>c) ENABLE KEYS<text:line-break/>d) ENABLE INDEXES<text:line-break/><text:bookmark text:name="id5651"/>View Answer</text:p>
      <text:section text:style-name="Sect1" text:name="target-id5651">
        <text:p text:style-name="Text_20_body">Answer: c<text:line-break/>Explanation: In MySQL, the clauses ‘DISABLE KEYS’ and ‘ENABLE KEYS’ are used to deactivate and reactivate indexes for the table. The server does the work in deactivations and reactivations.</text:p>
      </text:section>
      <text:h text:style-name="Heading_20_1" text:outline-level="1">MySQL Questions and Answers – Choosing Data Types for Efficient Queries </text:h>
      <text:p text:style-name="Text_20_body">This set of Basic MySQL Questions and Answers focuses on “Choosing Data Types for Efficient Queries”.</text:p>
      <text:p text:style-name="Text_20_body"><text:soft-page-break/>1. Calculations involving numbers are faster than those involving string.<text:line-break/>a) True<text:line-break/>b) False<text:line-break/><text:bookmark text:name="id7320"/>View Answer</text:p>
      <text:section text:style-name="Sect1" text:name="target-id7320">
        <text:p text:style-name="Text_20_body">Answer: a<text:line-break/>Explanation: Numbers can be compared in a single operation while string comparisons involve several byte by byte or character by character comparisons. As the strings become longer, the performance gets poor. </text:p>
      </text:section>
      <text:p text:style-name="Text_20_body">2. To convert an int to string, the function is _________________<text:line-break/>a) INET_ATON()<text:line-break/>b) INET_NTOA()<text:line-break/>c) INET_ITOS()<text:line-break/>d) INET_STOI()<text:line-break/><text:bookmark text:name="id2738"/>View Answer</text:p>
      <text:section text:style-name="Sect1" text:name="target-id2738">
        <text:p text:style-name="Text_20_body">Answer: b<text:line-break/>Explanation: In MySQL, the function used to convert an integer to a string is INET_NTOA(). On the other hand, the function INET_ATON() converts a string to the corresponding integer value. </text:p>
      </text:section>
      <text:p text:style-name="Text_20_body">3. To convert a string to an int, the function is _________________<text:line-break/>a) INET_ATON()<text:line-break/>b) INET_NTOA()<text:line-break/>c) INET_ITOS()<text:line-break/>d) INET_STOI()<text:line-break/><text:bookmark text:name="id6955"/>View Answer</text:p>
      <text:section text:style-name="Sect1" text:name="target-id6955">
        <text:p text:style-name="Text_20_body">Answer: a<text:line-break/>Explanation: In MySQL, the function used to convert a string to an integer is INET_ATON(). On the other hand, the function INET_NTOA() converts a string to the corresponding integer value. </text:p>
      </text:section>
      <text:p text:style-name="Text_20_body">4. To maintain performance of tables having variable length rows, which statement is used?<text:line-break/>a) MAINTAIN TABLE<text:line-break/>b) BALANCE TABLE<text:line-break/>c) ADJUST TABLE<text:line-break/>d) OPTIMIZE TABLE<text:line-break/><text:bookmark text:name="id7127"/>View Answer</text:p>
      <text:section text:style-name="Sect1" text:name="target-id7127">
        <text:p text:style-name="Text_20_body">Answer: d<text:line-break/>Explanation: In the variable length rows, there is more fragmentation of the table on which many deletes or updates are performed. OPTIMIZE TABLE is run periodically to maintain performance. </text:p>
      </text:section>
      <text:p text:style-name="Text_20_body">5. Which of these columns are faster?<text:line-break/>Variable length, Fixed length<text:line-break/>a) same<text:line-break/>b) variable length<text:line-break/>c) fixed length<text:line-break/><text:soft-page-break/>d) indeterminate<text:line-break/><text:bookmark text:name="id6858"/>View Answer</text:p>
      <text:section text:style-name="Sect1" text:name="target-id6858">
        <text:p text:style-name="Text_20_body">Answer: c<text:line-break/>Explanation: The fixed length columns are faster and take more space. CHAR(n) columns take n characters per value because the values are padded with trailing spaces when stored in the table. </text:p>
      </text:section>
      <text:p text:style-name="Text_20_body">6. Which of these take more space?<text:line-break/>Variable length columns, Fixed length columns<text:line-break/>a) variable length<text:line-break/>b) same<text:line-break/>c) fixed length<text:line-break/>d) indeterminate<text:line-break/><text:bookmark text:name="id4800"/>View Answer</text:p>
      <text:section text:style-name="Sect1" text:name="target-id4800">
        <text:p text:style-name="Text_20_body">Answer: c<text:line-break/>Explanation: In MySQL, the fixed length columns are faster and take more space. CHAR(n) columns take n characters per value because the values are padded with trailing spaces when stored in the table. </text:p>
      </text:section>
      <text:p text:style-name="Text_20_body">7. To minimize disk I/O, which of these should be chosen?<text:line-break/>CHAR, VARCHAR<text:line-break/>a) CHAR<text:line-break/>b) VARCHAR<text:line-break/>c) any one<text:line-break/>d) either CHAR or VARCHAR<text:line-break/><text:bookmark text:name="id6727"/>View Answer</text:p>
      <text:section text:style-name="Sect1" text:name="target-id6727">
        <text:p text:style-name="Text_20_body">Answer: b<text:line-break/>Explanation: In MySQL, because CHAR on average takes more space than VARCHAR, VARCHAR is preferred to be used to minimize the amount of the storage and disk I/O needed to process the rows. </text:p>
      </text:section>
      <text:p text:style-name="Text_20_body">8. Avoiding NULL in columns may make queries simpler.<text:line-break/>a) True<text:line-break/>b) False<text:line-break/><text:bookmark text:name="id5068"/>View Answer</text:p>
      <text:section text:style-name="Sect1" text:name="target-id5068">
        <text:p text:style-name="Text_20_body">Answer: a<text:line-break/>Explanation: In MySQL, avoiding the NULL in columns may make the queries simpler, since it is not required to check for NULL as a special case. Simpler queries generally can be processed more quickly. </text:p>
      </text:section>
      <text:p text:style-name="Text_20_body">9. Which of these can be used to generate hash values?<text:line-break/>a) MS5()<text:line-break/>b) MA5()<text:line-break/>c) MF5()<text:line-break/><text:soft-page-break/>d) MD5()<text:line-break/><text:bookmark text:name="id1453"/>View Answer</text:p>
      <text:section text:style-name="Sect1" text:name="target-id1453">
        <text:p text:style-name="Text_20_body">Answer: d<text:line-break/>Explanation: The hash values can be generated by using the function: MD5(). SHA1() or CRC32() can also be used to do the same. Custom hash values can also be created using logic within the application. </text:p>
      </text:section>
      <text:p text:style-name="Text_20_body">10. IP numbers can be represented as _________________<text:line-break/>a) both integers and a string<text:line-break/>b) a string but not integers<text:line-break/>c) integers but not a string<text:line-break/>d) neither a string nor integers<text:line-break/><text:bookmark text:name="id4647"/>View Answer</text:p>
      <text:section text:style-name="Sect1" text:name="target-id4647">
        <text:p text:style-name="Text_20_body">Answer: a<text:line-break/>Explanation: The IP addresses like 192.168.0.1 can be either stored as a string or a group of integers. Both of these forms would have their own benefits. For example, storing as a string would facilitate pattern matching. </text:p>
      </text:section>
      <text:h text:style-name="Heading_20_1" text:outline-level="1">MySQL Questions and Answers – Scheduling and Locking Issues </text:h>
      <text:p text:style-name="Text_20_body">This set of MySQL Database Multiple Choice Questions &amp; Answers (MCQs) focuses on “Scheduling and Locking Issues”.</text:p>
      <text:p text:style-name="Text_20_body">1. Which of these has higher priority?<text:line-break/>writes, reads<text:line-break/>a) writes<text:line-break/>b) reads<text:line-break/>c) same priority<text:line-break/>d) machine dependent<text:line-break/><text:bookmark text:name="id67"/>View Answer</text:p>
      <text:section text:style-name="Sect1" text:name="target-id67">
        <text:p text:style-name="Text_20_body">Answer: a<text:line-break/>Explanation: A client performing an operation that modifies a table is a writer and the client that performs a retrieval from the table is a reader. The writes have higher priority than reads.</text:p>
      </text:section>
      <text:p text:style-name="Text_20_body">2. How many of the following implement the default scheduling property of MySQL?<text:line-break/>MyISAM, MERGE, MEMORY<text:line-break/>a) 0<text:line-break/>b) 1<text:line-break/>c) 2<text:line-break/>d) 3<text:line-break/><text:bookmark text:name="id302"/>View Answer</text:p>
      <text:section text:style-name="Sect1" text:name="target-id302">
        <text:p text:style-name="Text_20_body"><text:soft-page-break/>Answer: d<text:line-break/>Explanation: The MyISAM, MERGE and the MEMORY storage engines implement the default scheduling policy of MySQL with the help of the table locks. Whenever a client accesses a table a lock for it must be acquired first.</text:p>
      </text:section>
      <text:p text:style-name="Text_20_body">3. Which statement issues a lock on tables?<text:line-break/>a) ISSUE LOCK<text:line-break/>b) LOCK ISSUE<text:line-break/>c) LOCK TABLES<text:line-break/>d) ISSUE LOCKS<text:line-break/><text:bookmark text:name="id5569"/>View Answer</text:p>
      <text:section text:style-name="Sect1" text:name="target-id5569">
        <text:p text:style-name="Text_20_body">Answer: c<text:line-break/>Explanation: Locks can be acquired and released explicitly by issuing LOCK TABLES and UNLOCK TABLES statements. Normally the server’s lock manager automatically acquires locks as necessary and releases them when they no longer are needed.</text:p>
      </text:section>
      <text:p text:style-name="Text_20_body">4. Reading from a table does not change it.<text:line-break/>a) True<text:line-break/>b) False<text:line-break/><text:bookmark text:name="id5572"/>View Answer</text:p>
      <text:section text:style-name="Sect1" text:name="target-id5572">
        <text:p text:style-name="Text_20_body">Answer: a<text:line-break/>Explanation: Reading does not change the table. There is no reason one reader should prevent another from accessing the table. So a read lock enables other clients to read the table at the same time.</text:p>
      </text:section>
      <text:p text:style-name="Text_20_body">5. To how many of these does the LOW_PRIORITY modifier apply to?<text:line-break/>DELETE, INSERT, LOAD DATA, REPLACE<text:line-break/>a) 1<text:line-break/>b) 2<text:line-break/>c) 3<text:line-break/>d) 4<text:line-break/><text:bookmark text:name="id5741"/>View Answer</text:p>
      <text:section text:style-name="Sect1" text:name="target-id5741">
        <text:p text:style-name="Text_20_body">Answer: d<text:line-break/>Explanation: The LOW_PRIORITY statement modifier influences the default scheduling policy of MySQL. This keyword applies to all the four: DELETE, INSERT, LOAD DATA, REPLACE. It also applies to UPDATE.</text:p>
      </text:section>
      <text:p text:style-name="Text_20_body">6. The number of tables among the following for which HIGH_PRIORITY have an effect are _________________<text:line-break/>MyISAM, MEMORY, MERGE<text:line-break/>a) 0<text:line-break/>b) 1<text:line-break/>c) 2<text:line-break/>d) 3<text:line-break/><text:bookmark text:name="id58711"/>View Answer</text:p>
      <text:section text:style-name="Sect1" text:name="Section16">
        <text:p text:style-name="Text_20_body"><text:bookmark text:name="target-id5871"/><text:soft-page-break/>Answer: d<text:line-break/>Explanation: In MySQL, the LOW_PRIORITY and HIGH_PRIORITY modifiers have an effect only for those storage engines that use table locks. The storage engines MyISAM, MERGE and MEMORY use table locks.</text:p>
      </text:section>
      <text:p text:style-name="Text_20_body">7. The number of tables for which DELAYED works is _________________<text:line-break/>MyISAM, MEMORY, ARCHIVE, BLACKHOLE<text:line-break/>a) 1<text:line-break/>b) 2<text:line-break/>c) 3<text:line-break/>d) 4<text:line-break/><text:bookmark text:name="id2109"/>View Answer</text:p>
      <text:section text:style-name="Sect1" text:name="target-id2109">
        <text:p text:style-name="Text_20_body">Answer: d<text:line-break/>Explanation: The ‘DELAYED’ statement modifier that influences the default scheduling policies of MySQL works for the following tables: MyISAM, MEMORY, ARCHIVE and as of MySQL 5.1.19, also for BLACKHOLE tables.</text:p>
      </text:section>
      <text:p text:style-name="Text_20_body">8. Find the odd one out in terms of scheduling policies.<text:line-break/>a) MyISAM<text:line-break/>b) InnoDB<text:line-break/>c) MEMORY<text:line-break/>d) MERGE<text:line-break/><text:bookmark text:name="id2425"/>View Answer</text:p>
      <text:section text:style-name="Sect1" text:name="target-id2425">
        <text:p text:style-name="Text_20_body">Answer: b<text:line-break/>Explanation: The InnoDB storage engine implements locking at a different level. It has differing performance characteristics in terms of contention management. It uses row-level locks.</text:p>
      </text:section>
      <text:p text:style-name="Text_20_body">9. The use of table level locks is always useful in MyISAM tables.<text:line-break/>a) True<text:line-break/>b) False<text:line-break/><text:bookmark text:name="id195"/>View Answer</text:p>
      <text:section text:style-name="Sect1" text:name="target-id195">
        <text:p text:style-name="Text_20_body">Answer: b<text:line-break/>Explanation: MyISAM is extremely fast for retrievals but the use of table level locks can be a problem in environments with mixed retrievals and updates if the retrievals are long running.</text:p>
      </text:section>
      <text:p text:style-name="Text_20_body">10. Which table is preferred when there are many updates?<text:line-break/>a) MyISAM<text:line-break/>b) InnoDB<text:line-break/>c) MEMORY<text:line-break/>d) MERGE<text:line-break/><text:bookmark text:name="id219"/>View Answer</text:p>
      <text:section text:style-name="Sect1" text:name="target-id219">
        <text:p text:style-name="Text_20_body">Answer: b<text:line-break/>Explanation: The InnoDB tables can provide better performance when there are many updates. <text:soft-page-break/>Locking is done at the row level rather than at the table level. So the extent of the table that is locked is smaller.</text:p>
      </text:section>
      <text:h text:style-name="Heading_20_1" text:outline-level="1">MySQL Questions and Answers – Administrative-Level Optimizations </text:h>
      <text:p text:style-name="Text_20_body">This set of MySQL Database Multiple Choice Questions &amp; Answers (MCQs) focuses on “Administrative-Level Optimizations”.</text:p>
      <text:p text:style-name="Text_20_body">1. Accessing data from which of these is faster?<text:line-break/>memory, disk<text:line-break/>a) memory<text:line-break/>b) disk<text:line-break/>c) same speed<text:line-break/>d) machine dependent<text:line-break/><text:bookmark text:name="id5971"/>View Answer</text:p>
      <text:section text:style-name="Sect1" text:name="target-id5971">
        <text:p text:style-name="Text_20_body">Answer: a<text:line-break/>Explanation: In MySQL, the administrators have more privileges since they have more control of the MySQL server or the machine on which it runs. Accessing data in memory is faster than from disk.</text:p>
      </text:section>
      <text:p text:style-name="Text_20_body">2. Which system variable controls the size of the table cache?<text:line-break/>a) table_cache<text:line-break/>b) cache_table<text:line-break/>c) open_cache<text:line-break/>d) cache_open<text:line-break/><text:bookmark text:name="id500"/>View Answer</text:p>
      <text:section text:style-name="Sect1" text:name="target-id500">
        <text:p text:style-name="Text_20_body">Answer: a<text:line-break/>Explanation: In MySQL, when the server opens table files it keeps them open to minimize the number of file-opening operations. It maintains information about open files in the table cache.</text:p>
      </text:section>
      <text:p text:style-name="Text_20_body">3. Which status indicator assesses how effective the table cache is?<text:line-break/>a) Open_tables<text:line-break/>b) Opened_tables<text:line-break/>c) Close_tables<text:line-break/>d) Closed_tables<text:line-break/><text:bookmark text:name="id9743"/>View Answer</text:p>
      <text:section text:style-name="Sect1" text:name="target-id9743">
        <text:p text:style-name="Text_20_body">Answer: b<text:line-break/>Explanation: When the server accesses various tables, the table cache fills up. The server closes the tables that have not been used recently in order to make room for opening the new tables.</text:p>
      </text:section>
      <text:p text:style-name="Text_20_body">4. In MySQL, the default size of the key buffer in MB is _________________<text:line-break/>a) 4<text:line-break/>b) 8<text:line-break/><text:soft-page-break/>c) 16<text:line-break/>d) 32<text:line-break/><text:bookmark text:name="id7507"/>View Answer</text:p>
      <text:section text:style-name="Sect1" text:name="target-id7507">
        <text:p text:style-name="Text_20_body">Answer: b<text:line-break/>Explanation: The larger values allow MySQL to hold more index blocks in memory at once. This increases the chances of finding key values in memory without having to read a new block from disk.</text:p>
      </text:section>
      <text:p text:style-name="Text_20_body">5. The system variable to maintain InnoDB log buffer size is _________________<text:line-break/>a) innodb_log_buffer_size<text:line-break/>b) innodb_buffer_log_size<text:line-break/>c) buffer_log_innodb_size<text:line-break/>d) log_buffer_innodb_size<text:line-break/><text:bookmark text:name="id1010"/>View Answer</text:p>
      <text:section text:style-name="Sect1" text:name="target-id1010">
        <text:p text:style-name="Text_20_body">Answer: a<text:line-break/>Explanation: The InnoDB storage engine has its own cache used for buffering the data and index values. It maintains a log buffer. The size for this is controlled by innodb_log_buffer_size.</text:p>
      </text:section>
      <text:p text:style-name="Text_20_body">6. All queries can be cached.<text:line-break/>a) True<text:line-break/>b) False<text:line-break/><text:bookmark text:name="id5848"/>View Answer</text:p>
      <text:section text:style-name="Sect1" text:name="target-id5848">
        <text:p text:style-name="Text_20_body">Answer: b<text:line-break/>Explanation: A query is not cached if the query returns non deterministic results. For example, a query that uses the NOW() function returns different results over time. Therefore, it cannot be cached.</text:p>
      </text:section>
      <text:p text:style-name="Text_20_body">7. To determine whether query cache is supported by the server the variable is _________________<text:line-break/>a) have_query_cache<text:line-break/>b) have_cache_query<text:line-break/>c) query_cache_have<text:line-break/>d) cache_query_have<text:line-break/><text:bookmark text:name="id4200"/>View Answer</text:p>
      <text:section text:style-name="Sect1" text:name="target-id4200">
        <text:p text:style-name="Text_20_body">Answer: a<text:line-break/>Explanation: In MySQL, in order to determine whether a server supports the query cache or not, the value of the ‘have_query_cache’ system variable is checked. It returns ‘YES’ if support is available.</text:p>
      </text:section>
      <text:p text:style-name="Text_20_body">8. Which mode tells not to cache query results?<text:line-break/>a) 0<text:line-break/>b) 1<text:line-break/>c) 2<text:line-break/>d) 3<text:line-break/><text:bookmark text:name="id3528"/>View Answer</text:p>
      <text:section text:style-name="Sect1" text:name="target-id3528">
        <text:p text:style-name="Text_20_body"><text:soft-page-break/>Answer: a<text:line-break/>Explanation: The have_query_cache system variable is used to check whether there is support for query cache. The mode ‘0’ tells not to cache the query results or to retrieve the cached results.</text:p>
      </text:section>
      <text:p text:style-name="Text_20_body">9. Which mode tells cache queries that begin with SELECT SQL_CACHE?<text:line-break/>a) 0<text:line-break/>b) 1<text:line-break/>c) 2<text:line-break/>d) 3<text:line-break/><text:bookmark text:name="id71891"/>View Answer</text:p>
      <text:section text:style-name="Sect1" text:name="Section17">
        <text:p text:style-name="Text_20_body"><text:bookmark text:name="target-id7189"/>Answer: c<text:line-break/>Explanation: The have_query_cache system variable is used to check whether there is support for query cache. The mode ‘2’ tells cache only those queries that begin with SELECT SQL_CACHE.</text:p>
      </text:section>
      <text:p text:style-name="Text_20_body">10. Installing more memory into the machine enables to configure larger values for cache server.<text:line-break/>a) True<text:line-break/>b) False<text:line-break/><text:bookmark text:name="id6172"/>View Answer</text:p>
      <text:section text:style-name="Sect1" text:name="target-id6172">
        <text:p text:style-name="Text_20_body">Answer: a<text:line-break/>Explanation: Installing more memory into the machine enables to configure larger values for the cache server and buffer sizes. This enables it to keep data in memory for longer duration.</text:p>
      </text:section>
      <text:h text:style-name="Heading_20_1" text:outline-level="1">MySQL Questions and Answers – When Good Statements Go Bad </text:h>
      <text:p text:style-name="Text_20_body">This set of MySQL Multiple Choice Questions &amp; Answers (MCQs) focuses on “When Good Statements Go Bad”</text:p>
      <text:p text:style-name="Text_20_body">1. Which command is used to remove existing tables or database?<text:line-break/>a) DROP TABLE<text:line-break/>b) DELETE<text:line-break/>c) Either DROP TABLE or DELETE<text:line-break/>d) None of the mentioned<text:line-break/><text:bookmark text:name="id8681"/>View Answer</text:p>
      <text:section text:style-name="Sect1" text:name="target-id8681">
        <text:p text:style-name="Text_20_body">Answer: a<text:line-break/>Explanation: None.<text:line-break/></text:p>
      </text:section>
      <text:p text:style-name="Text_20_body">2. Which command is used to display all the existing tables in a database?<text:line-break/>a) SHOW TABLES<text:line-break/>b) SHOW TABLE<text:line-break/>c) SHOW<text:line-break/>d) None of the mentioned<text:line-break/><text:bookmark text:name="id793"/>View Answer</text:p>
      <text:section text:style-name="Sect1" text:name="target-id793">
        <text:p text:style-name="Text_20_body"><text:soft-page-break/>Answer: a<text:line-break/>Explanation: None.<text:line-break/></text:p>
      </text:section>
      <text:p text:style-name="Text_20_body">3. Is duplicate entry of primary key is allowed in SQL?<text:line-break/>a) Yes<text:line-break/>b) No<text:line-break/>c) Depends<text:line-break/>d) None of the mentioned<text:line-break/><text:bookmark text:name="id7995"/>View Answer</text:p>
      <text:section text:style-name="Sect1" text:name="target-id7995">
        <text:p text:style-name="Text_20_body">Answer: b<text:line-break/>Explanation: Primary key are used to uniquely define attributed stored in the table.<text:line-break/></text:p>
      </text:section>
      <text:p text:style-name="Text_20_body">4. Is duplicate entry of other attributes are allowed in SQL?<text:line-break/>a) Yes<text:line-break/>b) No<text:line-break/>c) Depends<text:line-break/>d) None of the mentioned<text:line-break/><text:bookmark text:name="id1419"/>View Answer</text:p>
      <text:section text:style-name="Sect1" text:name="target-id1419">
        <text:p text:style-name="Text_20_body">Answer: a<text:line-break/>Explanation: Duplicate values are allowed but not for Primary Key attributes.<text:line-break/></text:p>
      </text:section>
      <text:p text:style-name="Text_20_body">5. Which is the correct format to store date in the SQL?<text:line-break/>a) DEC-01-1991<text:line-break/>b) 01-1991-11<text:line-break/>c) 01-DEC-12<text:line-break/>d) 1991-11-01<text:line-break/><text:bookmark text:name="id7747"/>View Answer</text:p>
      <text:section text:style-name="Sect1" text:name="target-id7747">
        <text:p text:style-name="Text_20_body">Answer: d<text:line-break/>Explanation: None.<text:line-break/></text:p>
      </text:section>
      <text:p text:style-name="Text_20_body">6. Which of the following are the valid “database datatypes” in Mysql?<text:line-break/>a) Numerical<text:line-break/>b) Temporal<text:line-break/>c) Text<text:line-break/>d) All of the mentioned<text:line-break/><text:bookmark text:name="id5121"/>View Answer</text:p>
      <text:section text:style-name="Sect1" text:name="target-id5121">
        <text:p text:style-name="Text_20_body">Answer: d<text:line-break/>Explanation: None.<text:line-break/></text:p>
      </text:section>
      <text:p text:style-name="Text_20_body">7. Find the error?</text:p>
      <text:p text:style-name="Preformatted_20_Text"><text:soft-page-break/>CREATE TABLE person</text:p>
      <text:p text:style-name="Preformatted_20_Text">( person_id SMALLINT, name VARCHAR, LAST VARCHAR</text:p>
      <text:p text:style-name="Preformatted_20_Text"><text:s text:c="2"/>CONSTRAINTS pk_person PRIMARY KEY (person_id));</text:p>
      <text:p text:style-name="Preformatted_20_Text"><text:s text:c="2"/>INSERT INTO person</text:p>
      <text:p text:style-name="Preformatted_20_Text"><text:s text:c="2"/>VALUES( person_id, name, LAST)</text:p>
      <text:p text:style-name="Preformatted_20_Text"><text:s text:c="2"/>(1, ’s’, ’p’);</text:p>
      <text:p text:style-name="Preformatted_20_Text"><text:s text:c="2"/>INSERT INTO person</text:p>
      <text:p text:style-name="Preformatted_20_Text"><text:s text:c="2"/>( person_id, name, LAST)</text:p>
      <text:p text:style-name="P1"><text:s text:c="2"/>VALUES(1,’s’,’p’);</text:p>
      <text:p text:style-name="Text_20_body">a) No error<text:line-break/>b) Error, Duplicate value<text:line-break/>c) Any other error<text:line-break/>d) None of the mentioned<text:line-break/><text:bookmark text:name="id8276"/>View Answer</text:p>
      <text:section text:style-name="Sect1" text:name="target-id8276">
        <text:p text:style-name="Text_20_body">Answer: b<text:line-break/>Explanation: Primary can never have same value.<text:line-break/></text:p>
      </text:section>
      <text:p text:style-name="Text_20_body">8. Find the error</text:p>
      <text:p text:style-name="Preformatted_20_Text"><text:s text:c="2"/>CREATE TABLE person</text:p>
      <text:p text:style-name="Preformatted_20_Text"><text:s text:c="2"/>( person_id SMALLINT, name VARCHAR, LAST VARCHAR, Bith_date DATE</text:p>
      <text:p text:style-name="Preformatted_20_Text"><text:s text:c="2"/>CONSTRAINTS pk_person PRIMARY KEY (person_id));</text:p>
      <text:p text:style-name="Preformatted_20_Text"><text:s text:c="2"/>INSERT INTO person</text:p>
      <text:p text:style-name="Preformatted_20_Text"><text:s text:c="2"/>VALUES( person_id, name, LAST, Birth_date)</text:p>
      <text:p text:style-name="P1"><text:s text:c="2"/>(1,’s’,’p’, 24-1991-01);</text:p>
      <text:p text:style-name="Text_20_body">a) In correct data value<text:line-break/>b) No error<text:line-break/>c) Any other error<text:line-break/>d) None of the mentioned<text:line-break/><text:bookmark text:name="id2547"/>View Answer</text:p>
      <text:section text:style-name="Sect1" text:name="target-id2547">
        <text:p text:style-name="Text_20_body">Answer: a<text:line-break/>Explanation: Format for DATE datatype is YYYY-MM-DD.<text:line-break/></text:p>
      </text:section>
      <text:p text:style-name="Text_20_body">9. Which Key is used to link two tables in Mysql?<text:line-break/>a) Primary Key<text:line-break/>b) Foreign Key<text:line-break/>c) Both Primary and Foreign Key<text:line-break/>d) None of the mentioned<text:line-break/><text:bookmark text:name="id1847"/>View Answer</text:p>
      <text:section text:style-name="Sect1" text:name="target-id1847">
        <text:p text:style-name="Text_20_body">Answer: b<text:line-break/>Explanation: Foreign Key is only the Key which can link two tables.<text:line-break/></text:p>
      </text:section>
      <text:p text:style-name="Text_20_body">10. Which line of the following statements will produce error?<text:line-break/>a) SELECT * FROM person WHERE person_id=1;<text:line-break/>b) SELECT pname FROM person;<text:line-break/><text:soft-page-break/>c) SELECT pname,lname, person_id FROM person;<text:line-break/>d) None of the mentioned<text:line-break/><text:bookmark text:name="id3343"/>View Answer</text:p>
      <text:section text:style-name="Sect1" text:name="target-id3343">
        <text:p text:style-name="Text_20_body">Answer: d<text:line-break/>Explanation: None.</text:p>
      </text:section>
      <text:h text:style-name="Heading_20_1" text:outline-level="1">MySQL Questions and Answers – Query Mechanics </text:h>
      <text:p text:style-name="Text_20_body">This set of MySQL Multiple Choice Questions &amp; Answers (MCQs) focuses on “Query Mechanics”.</text:p>
      <text:p text:style-name="Text_20_body">1. Which compiler is used to execute the structured query language?<text:line-break/>a) DCL<text:line-break/>b) DDL<text:line-break/>c) DML<text:line-break/>d) None of the mentioned<text:line-break/><text:bookmark text:name="id8730"/>View Answer</text:p>
      <text:section text:style-name="Sect1" text:name="target-id8730">
        <text:p text:style-name="Text_20_body">Answer: c<text:line-break/>Explanation: Structured query language consists of Data manipulation language as well as data definition language. Therefore DML compiler.<text:line-break/></text:p>
      </text:section>
      <text:p text:style-name="Text_20_body">2. Which among the following tags belong to Data definition language?<text:line-break/>a) SELECT<text:line-break/>b) FROM<text:line-break/>c) WHERE<text:line-break/>d) All of the mentioned<text:line-break/><text:bookmark text:name="id6076"/>View Answer</text:p>
      <text:section text:style-name="Sect1" text:name="target-id6076">
        <text:p text:style-name="Text_20_body">Answer: d<text:line-break/>Explanation: Data definition language contains all tags which are used for the definition of the structures in Mysql.<text:line-break/></text:p>
      </text:section>
      <text:p text:style-name="Text_20_body">3. Which among the following tags belong to Data Manipulation language?<text:line-break/>a) UPDATE<text:line-break/>b) ALTER<text:line-break/>c) MODIFY<text:line-break/>d) All of the mentioned<text:line-break/><text:bookmark text:name="id2527"/>View Answer</text:p>
      <text:section text:style-name="Sect1" text:name="target-id2527">
        <text:p text:style-name="Text_20_body">Answer: d<text:line-break/>Explanation: Data Manipulation language contains all tags which are used for manipulating the existing structure in Mysql.<text:line-break/></text:p>
      </text:section>
      <text:p text:style-name="Text_20_body"><text:soft-page-break/>4. Query Mechanism performs following functions?<text:line-break/>a) Syntax correction<text:line-break/>b) Checking permission for executing the query<text:line-break/>c) Checking permission for accessing the desired data<text:line-break/>d) All of the mentioned<text:line-break/><text:bookmark text:name="id9031"/>View Answer</text:p>
      <text:section text:style-name="Sect1" text:name="target-id9031">
        <text:p text:style-name="Text_20_body">Answer: d<text:line-break/>Explanation: None.<text:line-break/></text:p>
      </text:section>
      <text:p text:style-name="Text_20_body">5. What jobs “Query Optimizer” perform in Mysql?<text:line-break/>a) Determine the efficient way to execute a query<text:line-break/>b) Syntax errors<text:line-break/>c) Permissions<text:line-break/>d) All of the mentioned<text:line-break/><text:bookmark text:name="id1644"/>View Answer</text:p>
      <text:section text:style-name="Sect1" text:name="target-id1644">
        <text:p text:style-name="Text_20_body">Answer: a<text:line-break/>Explanation: Query optimizer is used to find the efficient way to execute a query in Mysql.<text:line-break/></text:p>
      </text:section>
      <text:p text:style-name="Text_20_body">6. What is the meaning of “EMPTY SET” in the following query?</text:p>
      <text:p text:style-name="Preformatted_20_Text">SELECT fname, lname, person_id</text:p>
      <text:p text:style-name="Preformatted_20_Text">FROM person</text:p>
      <text:p text:style-name="Preformatted_20_Text">WHERE lname=’s’;</text:p>
      <text:p text:style-name="P1">/* after Execution*/ Mysql tool RETURN EMPTY SET 0:00sec</text:p>
      <text:p text:style-name="Text_20_body">a) No values<text:line-break/>b) Error<text:line-break/>c) Access denied<text:line-break/>d) None of the mentioned<text:line-break/><text:bookmark text:name="id8099"/>View Answer</text:p>
      <text:section text:style-name="Sect1" text:name="target-id8099">
        <text:p text:style-name="Text_20_body">Answer: a<text:line-break/>Explanation: “EMPTY SET” means there were no values stored in the structure that belongs to lname.<text:line-break/></text:p>
      </text:section>
      <text:p text:style-name="Text_20_body">7. Which are the two languages used in Mysql?<text:line-break/>a) DML/DDL<text:line-break/>b) DDL/DCL<text:line-break/>c) DML/DDM<text:line-break/>d) None of the mentioned<text:line-break/><text:bookmark text:name="id4772"/>View Answer</text:p>
      <text:section text:style-name="Sect1" text:name="target-id4772">
        <text:p text:style-name="Text_20_body">Answer: a<text:line-break/>Explanation: DDL (Data Definition Language)<text:line-break/><text:soft-page-break/>DML (Data Manipulation Language).<text:line-break/></text:p>
      </text:section>
      <text:p text:style-name="Text_20_body">8. The users responsible for query processing in database system are<text:line-break/>a) Native users<text:line-break/>b) Application programmers<text:line-break/>c) Sophisticated users<text:line-break/>d) Specialized users<text:line-break/><text:bookmark text:name="id7515"/>View Answer</text:p>
      <text:section text:style-name="Sect1" text:name="target-id7515">
        <text:p text:style-name="Text_20_body">Answer: c<text:line-break/>Explanation: Sophisticated users interact with the system without writing any application programs; they form the request in a database query language.<text:line-break/></text:p>
      </text:section>
      <text:p text:style-name="Text_20_body">9. Select the sequence for how the query mechanism works?<text:line-break/>a) Authentication-&gt; DDL-&gt;DML-&gt;query optimizer-&gt;output<text:line-break/>b) DDL-&gt;DML-&gt;query optimizer-&gt; Authentication-&gt;output<text:line-break/>c) DML-&gt;query optimizer-&gt; Authentication-&gt; DDL-&gt; output<text:line-break/>d) All of the mentioned<text:line-break/><text:bookmark text:name="id207"/>View Answer</text:p>
      <text:section text:style-name="Sect1" text:name="target-id207">
        <text:p text:style-name="Text_20_body">Answers: a<text:line-break/>Explanation: When we execute any query, the first step is authentication (password). Second step for data definition mechanism, Third step is for Data Manipulation and the last is optimizer for efficient execution.</text:p>
      </text:section>
      <text:h text:style-name="Heading_20_1" text:outline-level="1">MySQL Questions and Answers – Query Clauses </text:h>
      <text:p text:style-name="Text_20_body">This set of MySQL Multiple Choice Questions &amp; Answers (MCQs) focuses on “Query Clauses”.</text:p>
      <text:p text:style-name="Text_20_body">1. Which clause is used to determine “which column to include in the query sets”?<text:line-break/>a) SELECT<text:line-break/>b) FROM<text:line-break/>c) WHERE<text:line-break/>d) ORDER BY<text:line-break/><text:bookmark text:name="id1122"/>View Answer</text:p>
      <text:section text:style-name="Sect1" text:name="target-id1122">
        <text:p text:style-name="Text_20_body">Answer : a<text:line-break/>Explanation: None.<text:line-break/></text:p>
      </text:section>
      <text:p text:style-name="Text_20_body">2. Which clause is used to “Identifies table from which to draw table and how the table should be joined”?<text:line-break/>a) FROM<text:line-break/>b) SELECT<text:line-break/><text:soft-page-break/>c) ORDER By<text:line-break/>d) WHERE<text:line-break/><text:bookmark text:name="id3207"/>View Answer</text:p>
      <text:section text:style-name="Sect1" text:name="target-id3207">
        <text:p text:style-name="Text_20_body">Answer: a<text:line-break/>Explanation: None.<text:line-break/></text:p>
      </text:section>
      <text:p text:style-name="Text_20_body">3. Which clause is used to “Filters out unwanted data”?<text:line-break/>a) FROM<text:line-break/>b) WHERE<text:line-break/>c) SELECT<text:line-break/>d) ORDER BY<text:line-break/><text:bookmark text:name="id432"/>View Answer</text:p>
      <text:section text:style-name="Sect1" text:name="target-id432">
        <text:p text:style-name="Text_20_body">Answer: b<text:line-break/>Explanation: None.<text:line-break/></text:p>
      </text:section>
      <text:p text:style-name="Text_20_body">4. Which clause is used to “group rows together by common columns values”?<text:line-break/>a) SELECT<text:line-break/>b) GROUP BY<text:line-break/>c) FROM<text:line-break/>d) WHERE<text:line-break/><text:bookmark text:name="id9683"/>View Answer</text:p>
      <text:section text:style-name="Sect1" text:name="target-id9683">
        <text:p text:style-name="Text_20_body">Answer: b<text:line-break/>Explanation: None.<text:line-break/></text:p>
      </text:section>
      <text:p text:style-name="Text_20_body">5. Which clause is used to “filter out unwanted Groups”?<text:line-break/>a) HAVING<text:line-break/>b) FROM<text:line-break/>c) WHERE<text:line-break/>d) SELECT<text:line-break/><text:bookmark text:name="id5700"/>View Answer</text:p>
      <text:section text:style-name="Sect1" text:name="target-id5700">
        <text:p text:style-name="Text_20_body">Answer: a<text:line-break/>Explanation: None.<text:line-break/></text:p>
      </text:section>
      <text:p text:style-name="Text_20_body">6. Which clause is used to “sort the rows of the final result set by one or more columns”?<text:line-break/>a) HAVING<text:line-break/>b) ORDER BY<text:line-break/>c) WHERE<text:line-break/>d) FROM<text:line-break/><text:bookmark text:name="id8694"/>View Answer</text:p>
      <text:section text:style-name="Sect1" text:name="target-id8694">
        <text:p text:style-name="Text_20_body"><text:soft-page-break/>Answer: b<text:line-break/>Explanation: None.<text:line-break/></text:p>
      </text:section>
      <text:p text:style-name="Text_20_body">7. Which clause is used to “Modify the existing field of the table”?<text:line-break/>a) ALTER<text:line-break/>b) FROM<text:line-break/>c) SELECT<text:line-break/>d) MODIFY<text:line-break/><text:bookmark text:name="id4495"/>View Answer</text:p>
      <text:section text:style-name="Sect1" text:name="target-id4495">
        <text:p text:style-name="Text_20_body">Answer: a<text:line-break/>Explanation: None.<text:line-break/></text:p>
      </text:section>
      <text:p text:style-name="Text_20_body">8. Which among the following is not a “query clause”?<text:line-break/>a) WHERE<text:line-break/>b) MODIFY<text:line-break/>c) ALTER<text:line-break/>d) FROM<text:line-break/><text:bookmark text:name="id9065"/>View Answer</text:p>
      <text:section text:style-name="Sect1" text:name="target-id9065">
        <text:p text:style-name="Text_20_body">Answer: a<text:line-break/>Explanation: Modify is not a clause, it just used with clause Alter.<text:line-break/></text:p>
      </text:section>
      <text:p text:style-name="Text_20_body">9. “MODIFY” is used with which “Query clause”?<text:line-break/>a) ALTER<text:line-break/>b) FROM<text:line-break/>c) WHERE<text:line-break/>d) ORDER BY<text:line-break/><text:bookmark text:name="id2437"/>View Answer</text:p>
      <text:section text:style-name="Sect1" text:name="target-id2437">
        <text:p text:style-name="Text_20_body">Answer: a<text:line-break/>Explanation: Modify is not a clause, it just used with clause Alter.</text:p>
      </text:section>
      <text:h text:style-name="Heading_20_1" text:outline-level="1">MySQL Questions and Answers – APIs Available for MySQL </text:h>
      <text:p text:style-name="Text_20_body">This set of MySQL Database Multiple Choice Questions &amp; Answers (MCQs) focuses on “APIs Available for MySQL”.</text:p>
      <text:p text:style-name="Text_20_body">1. How many of these languages have interfaces to bind to the C API of MySQL?<text:line-break/>Perl, PHP, Python<text:line-break/>a) 0<text:line-break/>b) 1<text:line-break/>c) 2<text:line-break/><text:soft-page-break/>d) 3<text:line-break/><text:bookmark text:name="id7623"/>View Answer</text:p>
      <text:section text:style-name="Sect1" text:name="target-id7623">
        <text:p text:style-name="Text_20_body">Answer: d<text:line-break/>Explanation: The client library provides the means through which the MySQL bindings for other languages can be built on top of the C API. This type of interface exists for Perl, PHP, Python and others.</text:p>
      </text:section>
      <text:p text:style-name="Text_20_body">2. Which language is the core for APIs and communication in MySQL?<text:line-break/>a) C<text:line-break/>b) C++<text:line-break/>c) Python<text:line-break/>d) Ruby<text:line-break/><text:bookmark text:name="id7040"/>View Answer</text:p>
      <text:section text:style-name="Sect1" text:name="target-id7040">
        <text:p text:style-name="Text_20_body">Answer: a<text:line-break/>Explanation: In order to provide application development, MySQL provides a client library written in the C programming language. It enables the access of MySQL databases from a C program.</text:p>
      </text:section>
      <text:p text:style-name="Text_20_body">3. For how many of the following do interfaces exist for implementing direct native client-server protocol?<text:line-break/>Java, PHP, Ruby<text:line-break/>a) 0<text:line-break/>b) 1<text:line-break/>c) 2<text:line-break/>d) 3<text:line-break/><text:bookmark text:name="id2523"/>View Answer</text:p>
      <text:section text:style-name="Sect1" text:name="target-id2523">
        <text:p text:style-name="Text_20_body">Answer: d<text:line-break/>Explanation: There are interfaces for languages like Java, PHP and Python that implement the native client-server protocol directly instead of using the C library to handle communications.</text:p>
      </text:section>
      <text:p text:style-name="Text_20_body">4. Each language binding defines its own interface for accessing MySQL.<text:line-break/>a) True<text:line-break/>b) False<text:line-break/><text:bookmark text:name="id8240"/>View Answer</text:p>
      <text:section text:style-name="Sect1" text:name="target-id8240">
        <text:p text:style-name="Text_20_body">Answer: a<text:line-break/>Explanation: Each language binding defines its own interface that dictates all the rules for accessing MySQL. Popular and useful programming languages like C++, Java, Python, PHP and others.</text:p>
      </text:section>
      <text:p text:style-name="Text_20_body">5. The primary programming interface to MySQL is _____________<text:line-break/>a) C API<text:line-break/>b) C++ API<text:line-break/>c) Java API<text:line-break/>d) Python API<text:line-break/><text:bookmark text:name="id8649"/>View Answer</text:p>
      <text:section text:style-name="Sect1" text:name="target-id8649">
        <text:p text:style-name="Text_20_body"><text:soft-page-break/>Answer: a<text:line-break/>Explanation: The primary programming interface to MySQL is the C API. It is used to implement some of the standard clients in the MySQL distribution including mysql, mysqladmin and mysqldump.</text:p>
      </text:section>
      <text:p text:style-name="Text_20_body">6. The DBI API for Perl is _____________<text:line-break/>a) database interface<text:line-break/>b) database id<text:line-break/>c) database identity<text:line-break/>d) database integrity<text:line-break/><text:bookmark text:name="id5412"/>View Answer</text:p>
      <text:section text:style-name="Sect1" text:name="target-id5412">
        <text:p text:style-name="Text_20_body">Answer: a<text:line-break/>Explanation: In MySQL, DBI is implemented as a Perl module. It interfaces with other modules at the DBD (Database Driver) level. Each of it provides access to a specific database engine.</text:p>
      </text:section>
      <text:p text:style-name="Text_20_body">7. For which language is the engine specific interface PDO defined?<text:line-break/>a) Python<text:line-break/>b) Perl<text:line-break/>c) PHP<text:line-break/>d) C<text:line-break/><text:bookmark text:name="id8600"/>View Answer</text:p>
      <text:section text:style-name="Sect1" text:name="target-id8600">
        <text:p text:style-name="Text_20_body">Answer: c<text:line-break/>Explanation: Like DBI, PHP includes support for accessing several database engines in addition to MySQL. It has engine specific interfaces, and interfaces that are more engine independent.</text:p>
      </text:section>
      <text:p text:style-name="Text_20_body">8. For which language is the PEAR module used?<text:line-break/>a) Python<text:line-break/>b) Perl<text:line-break/>c) PHP<text:line-break/>d) C<text:line-break/><text:bookmark text:name="id7765"/>View Answer</text:p>
      <text:section text:style-name="Sect1" text:name="target-id7765">
        <text:p text:style-name="Text_20_body">Answer: c<text:line-break/>Explanation: The PEAR database module is specified for the language PHP. PHP is a server side scripting language and it provides an appropriate method of embedding programs in the web pages.</text:p>
      </text:section>
      <text:p text:style-name="Text_20_body">9. The JDBI interface is available for _____________<text:line-break/>a) C<text:line-break/>b) C++<text:line-break/>c) Python<text:line-break/>d) Java<text:line-break/><text:bookmark text:name="id9311"/>View Answer</text:p>
      <text:section text:style-name="Sect1" text:name="target-id9311">
        <text:p text:style-name="Text_20_body">Answer: d<text:line-break/>Explanation: The JDBI interface is available for the programming language Java. Java is one of the most widely popular languages in the world. It is a powerful object oriented programming language.</text:p>
      </text:section>
      <text:p text:style-name="Text_20_body"><text:soft-page-break/>10. The MySQL APIs are libraries to connect applications to database servers.<text:line-break/>a) True<text:line-break/>b) False<text:line-break/><text:bookmark text:name="id4807"/>View Answer</text:p>
      <text:section text:style-name="Sect1" text:name="target-id4807">
        <text:p text:style-name="Text_20_body">Answer: a<text:line-break/>Explanation: The MySQL Connectors and APIs are some drivers and libraries. They are used to connect the applications in different programming languages to the database servers of MySQL.</text:p>
      </text:section>
      <text:h text:style-name="Heading_20_1" text:outline-level="1">MySQL Questions and Answers – MySQL Programs </text:h>
      <text:p text:style-name="Text_20_body">This set of MySQL Database Multiple Choice Questions &amp; Answers (MCQs) focuses on “MySQL Programs”.</text:p>
      <text:p text:style-name="Text_20_body">1. What exports table definitions and contents?<text:line-break/>a) mysqldump<text:line-break/>b) mysqladmin<text:line-break/>c) mysqlimport<text:line-break/>d) mysqlexport<text:line-break/><text:bookmark text:name="id2391"/>View Answer</text:p>
      <text:section text:style-name="Sect1" text:name="target-id2391">
        <text:p text:style-name="Text_20_body">Answer: a<text:line-break/>Explanation: In MySQL, some distributions include a set of some client programs. ‘mysqldump’ exports the table definitions and the contents. ‘mysqladmin’ performs adminisitrative tasks.</text:p>
      </text:section>
      <text:p text:style-name="Text_20_body">2. What loads data files into tables?<text:line-break/>a) mysqldump<text:line-break/>b) mysqladmin<text:line-break/>c) mysqlimport<text:line-break/>d) mysqlexport<text:line-break/><text:bookmark text:name="id618"/>View Answer</text:p>
      <text:section text:style-name="Sect1" text:name="target-id618">
        <text:p text:style-name="Text_20_body">Answer: c<text:line-break/>Explanation: ‘mysqlimport’ loads the data files into the tables. In MySQL, some distributions include a set of some client programs. ‘mysqldump’ exports the table definitions and the contents.</text:p>
      </text:section>
      <text:p text:style-name="Text_20_body">3. What performs administrative operations?<text:line-break/>a) mysqldump<text:line-break/>b) mysqladmin<text:line-break/>c) mysqlimport<text:line-break/>d) mysqlexport<text:line-break/><text:bookmark text:name="id1610"/>View Answer</text:p>
      <text:section text:style-name="Sect1" text:name="target-id1610">
        <text:p text:style-name="Text_20_body">Answer: b<text:line-break/>Explanation: In MySQL, some distributions include a set of some client programs. ‘mysqladmin’ performs the administrative operations. ‘mysqlimport’ loads the data files into the tables.</text:p>
      </text:section>
      <text:p text:style-name="Text_20_body"><text:soft-page-break/>4. With MySQL programs, input handling can be customized.<text:line-break/>a) True<text:line-break/>b) False<text:line-break/><text:bookmark text:name="id2890"/>View Answer</text:p>
      <text:section text:style-name="Sect1" text:name="target-id2890">
        <text:p text:style-name="Text_20_body">Answer: a<text:line-break/>Explanation: With mysql, raw SQL statements can be entered. With MySQL programs input methods can be provided for the user that are more intuitive and easier to be used. So input handling is customized.</text:p>
      </text:section>
      <text:p text:style-name="Text_20_body">5. Input can be validated in MySQL programs.<text:line-break/>a) True<text:line-break/>b) False<text:line-break/><text:bookmark text:name="id360"/>View Answer</text:p>
      <text:section text:style-name="Sect1" text:name="target-id360">
        <text:p text:style-name="Text_20_body">Answer: a<text:line-break/>Explanation: Input provided by the user can be validated. For instance, dates can be checked to make sure they conform to the format that MySQL expects, or certain fields can be filled in to check.</text:p>
      </text:section>
      <text:p text:style-name="Text_20_body">6. Which option executes all SQL statements in a SQL script irrespective of the number of errors?<text:line-break/>a) –ensure<text:line-break/>b) –violent<text:line-break/>c) –force<text:line-break/>d) –run<text:line-break/><text:bookmark text:name="id9117"/>View Answer</text:p>
      <text:section text:style-name="Sect1" text:name="target-id9117">
        <text:p text:style-name="Text_20_body">Answer: c<text:line-break/>Explanation: If SQL queries in a file are run using mysql in batch mode, mysql either quits after the first error. If the –force option is specified all the queries are executed indiscriminately.</text:p>
      </text:section>
      <text:p text:style-name="Text_20_body">7. Which of these is used during MySQL setup?<text:line-break/>a) mysqld_multi<text:line-break/>b) mysql.server<text:line-break/>c) mysqld_safe<text:line-break/>d) comp_err<text:line-break/><text:bookmark text:name="id3900"/>View Answer</text:p>
      <text:section text:style-name="Sect1" text:name="target-id3900">
        <text:p text:style-name="Text_20_body">Answer: d<text:line-break/>Explanation: The program ‘comp_err’ is used during the MySQL build or the MySQL installation process. This program compiles the error message files from the error source files. The others are not run during startup.</text:p>
      </text:section>
      <text:p text:style-name="Text_20_body">8. Which of these is not used to connect to the MySQL server?<text:line-break/>a) mysql<text:line-break/>b) mysqladmin<text:line-break/>c) mysqlcheck<text:line-break/><text:soft-page-break/>d) mysql_upgrade<text:line-break/><text:bookmark text:name="id6207"/>View Answer</text:p>
      <text:section text:style-name="Sect1" text:name="target-id6207">
        <text:p text:style-name="Text_20_body">Answer: d<text:line-break/>Explanation: mysql_upgrade is used after a MySQL upgrade operation. It checks tables for incompatibilities and repairs them if necessary. It updates the grant tables with any changes that have been made in newer versions of MySQL.</text:p>
      </text:section>
      <text:p text:style-name="Text_20_body">9. Which program emulates the client load for a MySQL server?<text:line-break/>a) mysqlslap<text:line-break/>b) mysqldump<text:line-break/>c) mysqladmin<text:line-break/>d) mysqlimport<text:line-break/><text:bookmark text:name="id3316"/>View Answer</text:p>
      <text:section text:style-name="Sect1" text:name="target-id3316">
        <text:p text:style-name="Text_20_body">Answer: a<text:line-break/>Explanation: mysqlslap is a client program designed to emulate client load for a MySQL server. It reports the timing of each stage. It works as if multiple clients are accessing the server.</text:p>
      </text:section>
      <text:p text:style-name="Text_20_body">10. Which program reads statement from a binary log?<text:line-break/>a) mysql_config<text:line-break/>b) mysqlbinlog<text:line-break/>c) mysqldump<text:line-break/>d) mysqlimport<text:line-break/><text:bookmark text:name="id7427"/>View Answer</text:p>
      <text:section text:style-name="Sect1" text:name="target-id7427">
        <text:p text:style-name="Text_20_body">Answer: b<text:line-break/>Explanation: ‘mysqlbinlog’ is a utility program for reading statements from a binary log. The log of executed statements contained in the binary log files can be used to help recover from a crash.</text:p>
      </text:section>
      <text:h text:style-name="Heading_20_1" text:outline-level="1">MySQL Questions and Answers – General MySQL Administration </text:h>
      <text:p text:style-name="Text_20_body">This set of MySQL Database Multiple Choice Questions &amp; Answers (MCQs) focuses on “General MySQL Administration”.</text:p>
      <text:p text:style-name="Text_20_body">1. The MySQL server is highly configurable.<text:line-break/>a) True<text:line-break/>b) False<text:line-break/><text:bookmark text:name="id8550"/>View Answer</text:p>
      <text:section text:style-name="Sect1" text:name="target-id8550">
        <text:p text:style-name="Text_20_body">Answer: a<text:line-break/>Explanation: The MySQL server is highly configurable. Some of the operational characteristics that you can control include which storage engines the server supports, the default character set, and its default time zone.</text:p>
      </text:section>
      <text:p text:style-name="Text_20_body"><text:soft-page-break/>2. Multiple MySQL servers cannot be run on the same machine.<text:line-break/>a) True<text:line-break/>b) False<text:line-break/><text:bookmark text:name="id9608"/>View Answer</text:p>
      <text:section text:style-name="Sect1" text:name="target-id9608">
        <text:p text:style-name="Text_20_body">Answer: a<text:line-break/>Explanation: It is useful to run multiple servers on the same machine under certain circumstances. A new MySQL release can also be tested while leaving the current production server in place.</text:p>
      </text:section>
      <text:p text:style-name="Text_20_body">3. The log in which data changes received from a replication master server are written are ______________<text:line-break/>a) error log<text:line-break/>b) general query log<text:line-break/>c) binary log<text:line-break/>d) relay log<text:line-break/><text:bookmark text:name="id9678"/>View Answer</text:p>
      <text:section text:style-name="Sect1" text:name="target-id9678">
        <text:p text:style-name="Text_20_body">Answer: d<text:line-break/>Explanation: The Relay Log has the data changes received from a replication master server written in it. The problems encountered during the starting, running or stopping of ‘mysqld’ is written in error log.</text:p>
      </text:section>
      <text:p text:style-name="Text_20_body">4. Which of these is the metadata log?<text:line-break/>a) error log<text:line-break/>b) ddl log<text:line-break/>c) binary log<text:line-break/>d) relay log<text:line-break/><text:bookmark text:name="id5766"/>View Answer</text:p>
      <text:section text:style-name="Sect1" text:name="target-id5766">
        <text:p text:style-name="Text_20_body">Answer: b<text:line-break/>Explanation: The DDL log is also known as the metadata log. The metadata operations performed by the DDL statements. The Relay Log has the data changes received from a replication master server written in it.</text:p>
      </text:section>
      <text:p text:style-name="Text_20_body">5. The max_binlog_cache_size system variable has default size ______________<text:line-break/>a) 1 GB<text:line-break/>b) 2 GB<text:line-break/>c) 4 GB<text:line-break/>d) 8 GB<text:line-break/><text:bookmark text:name="id7395"/>View Answer</text:p>
      <text:section text:style-name="Sect1" text:name="target-id7395">
        <text:p text:style-name="Text_20_body">Answer: c<text:line-break/>Explanation: The max_binlog_cache_size system variable can be used to restrict the total size used to cache a multiple-statement transaction. If transaction is larger than this it fails and rolls back.</text:p>
      </text:section>
      <text:p text:style-name="Text_20_body">6. What has higher priority?<text:line-break/>writes, reads<text:line-break/>a) writes<text:line-break/><text:soft-page-break/>b) reads<text:line-break/>c) same priority<text:line-break/>d) machine dependent<text:line-break/><text:bookmark text:name="id4951"/>View Answer</text:p>
      <text:section text:style-name="Sect1" text:name="target-id4951">
        <text:p text:style-name="Text_20_body">Answer: a<text:line-break/>Explanation: A client performing an operation that modifies a table is a writer and the client that performs a retrieval from the table is a reader. The writes have higher priority than reads.</text:p>
      </text:section>
      <text:p text:style-name="Text_20_body">7. The default scheduling property of MySQL is implemented by how many of these?<text:line-break/>MyISAM, MERGE, MEMORY<text:line-break/>a) 0<text:line-break/>b) 1<text:line-break/>c) 2<text:line-break/>d) 3<text:line-break/><text:bookmark text:name="id19911"/>View Answer</text:p>
      <text:p text:style-name="Text_20_body">8. Which of these is faster when accessing data?<text:line-break/>memory, disk<text:line-break/>a) memory<text:line-break/>b) disk<text:line-break/>c) same speed<text:line-break/>d) machine dependent<text:line-break/><text:bookmark text:name="id2743"/>View Answer</text:p>
      <text:section text:style-name="Sect1" text:name="target-id2743">
        <text:p text:style-name="Text_20_body">Answer: a<text:line-break/>Explanation: In MySQL, the administrators have more privileges since they have more control of the MySQL server or the machine on which it runs. Accessing data in memory is faster than from disk.</text:p>
      </text:section>
      <text:p text:style-name="Text_20_body">9. The system variable controls the size of the table cache _________________<text:line-break/>a) table_cache<text:line-break/>b) cache_table<text:line-break/>c) open_cache<text:line-break/>d) cache_open<text:line-break/><text:bookmark text:name="id3979"/>View Answer</text:p>
      <text:section text:style-name="Sect1" text:name="target-id3979">
        <text:p text:style-name="Text_20_body">Answer: a<text:line-break/>Explanation: In MySQL, when the server opens table files it keeps them open to minimize the number of file-opening operations. It maintains information about open files in the table cache.</text:p>
      </text:section>
      <text:p text:style-name="Text_20_body">10. Which of these exports table definitions and contents?<text:line-break/>a) mysqldump<text:line-break/>b) mysqladmin<text:line-break/>c) mysqlimport<text:line-break/>d) mysqlexport<text:line-break/><text:bookmark text:name="id8977"/>View Answer</text:p>
      <text:section text:style-name="Sect1" text:name="target-id8977">
        <text:p text:style-name="Text_20_body"><text:soft-page-break/>Answer: a<text:line-break/>Explanation: In MySQL, some distributions include a set of some client programs. ‘mysqldump’ exports the table definitions and the contents. ‘mysqladmin’ performs adminisitrative tasks.</text:p>
      </text:section>
      <text:h text:style-name="Heading_20_1" text:outline-level="1">MySQL Questions and Answers – Access Control and Security </text:h>
      <text:p text:style-name="Text_20_body">This set of MySQL Database Multiple Choice Questions &amp; Answers (MCQs) focuses on “Access Control and Security”.</text:p>
      <text:p text:style-name="Text_20_body">1. MySQL uses security based on ACL which stands for ______________<text:line-break/>a) Access Control Language<text:line-break/>b) Access Control Lists<text:line-break/>c) Automatic Control Lists<text:line-break/>d) Automatic Control Language<text:line-break/><text:bookmark text:name="id3639"/>View Answer</text:p>
      <text:section text:style-name="Sect1" text:name="target-id3639">
        <text:p text:style-name="Text_20_body">Answer: b<text:line-break/>Explanation: MySQL uses security based on Access Control Lists (ACLs) for all connections, queries and other operations that users can attempt to perform. There is support for SSL encrypted connections.</text:p>
      </text:section>
      <text:p text:style-name="Text_20_body">2. The mysql client writes a record of executed statements to a history file on Unix.<text:line-break/>a) True<text:line-break/>b) False<text:line-break/><text:bookmark text:name="id4618"/>View Answer</text:p>
      <text:section text:style-name="Sect1" text:name="target-id4618">
        <text:p text:style-name="Text_20_body">Answer: a<text:line-break/>Explanation: On Unix the mysql client writes a record of the executed statements to a history file. By default this file is named as ‘.mysql_history’. It is created in the home directory.</text:p>
      </text:section>
      <text:p text:style-name="Text_20_body">3. A password applies globally to an account.<text:line-break/>a) True<text:line-break/>b) False<text:line-break/><text:bookmark text:name="id8162"/>View Answer</text:p>
      <text:section text:style-name="Sect1" text:name="target-id8162">
        <text:p text:style-name="Text_20_body">Answer: a<text:line-break/>Explanation: In the MySQL privilege system, a password applies globally to an account. A password cannot be explicitly associated with a specific object such as a database, table, or routine.</text:p>
      </text:section>
      <text:p text:style-name="Text_20_body">4. The context in which the privilege ‘CREATE TABLESPACE’ applies is ______________<text:line-break/>a) Server administration<text:line-break/>b) Tables<text:line-break/>c) Stored routines<text:line-break/>d) Views<text:line-break/><text:bookmark text:name="id9478"/>View Answer</text:p>
      <text:section text:style-name="Sect1" text:name="target-id9478">
        <text:p text:style-name="Text_20_body"><text:soft-page-break/>Answer: a<text:line-break/>Explanation: The column name associated with the privilege ‘CREATE TABLESPACE’ is ‘Create_tablespace_priv’. The context in which this privilege is being used is the server administration.</text:p>
      </text:section>
      <text:p text:style-name="Text_20_body">5. The number of languages that have interfaces to bind to the C API of MySQL among these is ______________<text:line-break/>Perl, PHP, Python<text:line-break/>a) 0<text:line-break/>b) 1<text:line-break/>c) 2<text:line-break/>d) 3<text:line-break/><text:bookmark text:name="id3873"/>View Answer</text:p>
      <text:section text:style-name="Sect1" text:name="target-id3873">
        <text:p text:style-name="Text_20_body">Answer: d<text:line-break/>Explanation: The client library provides the means through which the MySQL bindings for other languages can be built on top of the C API. This type of interface exists for Perl, PHP, Python and others.</text:p>
      </text:section>
      <text:p text:style-name="Text_20_body">6. The language that is the core for APIs and communication in MySQL is ______________<text:line-break/>a) C<text:line-break/>b) C++<text:line-break/>c) Python<text:line-break/>d) Ruby<text:line-break/><text:bookmark text:name="id4628"/>View Answer</text:p>
      <text:section text:style-name="Sect1" text:name="target-id4628">
        <text:p text:style-name="Text_20_body">Answer: a<text:line-break/>Explanation: In order to provide application development, MySQL provides a client library written in the C programming language. It enables the access of MySQL databases from a C program.</text:p>
      </text:section>
      <text:p text:style-name="Text_20_body">7. The most general purpose language is ______________<text:line-break/>a) C<text:line-break/>b) Perl<text:line-break/>c) Python<text:line-break/>d) PHP<text:line-break/><text:bookmark text:name="id4020"/>View Answer</text:p>
      <text:section text:style-name="Sect1" text:name="target-id4020">
        <text:p text:style-name="Text_20_body">Answer: a<text:line-break/>Explanation: C is a general purpose language, so in principle it can be used for anything. C tends to be used more often for standalone programs rather than for Web programming in practice.</text:p>
      </text:section>
      <text:p text:style-name="Text_20_body">8. The language in which image processing is least simple is ______________<text:line-break/>a) PHP<text:line-break/>b) Perl<text:line-break/>c) Python<text:line-break/>d) C<text:line-break/><text:bookmark text:name="id1538"/>View Answer</text:p>
      <text:section text:style-name="Sect1" text:name="target-id1538">
        <text:p text:style-name="Text_20_body"><text:soft-page-break/>Answer: d<text:line-break/>Explanation: It is not as easy to perform text processing and memory management in C than it is in languages like Perl and PHP. These capabilities tend to be heavily used in the web applications.</text:p>
      </text:section>
      <text:p text:style-name="Text_20_body">9. The option necessary to compile a C program havin math functions is ______________<text:line-break/>a) -lm<text:line-break/>b) -ln<text:line-break/>c) -lp<text:line-break/>d) -lq<text:line-break/><text:bookmark text:name="id4299"/>View Answer</text:p>
      <text:section text:style-name="Sect1" text:name="target-id4299">
        <text:p text:style-name="Text_20_body">Answer: a<text:line-break/>Explanation: To compile a program written in the C language, it is compiled by issuing the option ‘-lm’. The examples of some math functions found in ‘math.h’ are floor(), sqrt(), pow(), log().</text:p>
      </text:section>
      <text:p text:style-name="Text_20_body">10. What is the option for specifying the executable name while compiling with gcc?<text:line-break/>a) -e<text:line-break/>b) -o<text:line-break/>c) -a<text:line-break/>d) -b<text:line-break/><text:bookmark text:name="id2294"/>View Answer</text:p>
      <text:section text:style-name="Sect1" text:name="target-id2294">
        <text:p text:style-name="Text_20_body">Answer: b<text:line-break/>Explanation: When a C program is compiled with gcc, the option -o is issued in order to specify the name of the executable that is created after compilation. The default name given is ‘a.ou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13:27:02.355122752</meta:creation-date>
    <dc:date>2018-05-31T14:35:19.364975242</dc:date>
    <meta:editing-duration>PT27M30S</meta:editing-duration>
    <meta:editing-cycles>8</meta:editing-cycles>
    <meta:generator>LibreOffice/5.1.6.2$Linux_X86_64 LibreOffice_project/10m0$Build-2</meta:generator>
    <meta:document-statistic meta:table-count="0" meta:image-count="0" meta:object-count="0" meta:page-count="107" meta:paragraph-count="1025" meta:word-count="22739" meta:character-count="135085" meta:non-whitespace-character-count="112922"/>
  </office:meta>
</office:document-meta>
</file>